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18mm"/>
    </style:style>
    <style:style style:name="co2" style:family="table-column">
      <style:table-column-properties fo:break-before="auto" style:column-width="25.17mm"/>
    </style:style>
    <style:style style:name="co3" style:family="table-column">
      <style:table-column-properties fo:break-before="auto" style:column-width="17.74mm"/>
    </style:style>
    <style:style style:name="ro1" style:family="table-row">
      <style:table-row-properties style:row-height="7.07mm" fo:break-before="auto" style:use-optimal-row-height="false"/>
    </style:style>
    <style:style style:name="ro2" style:family="table-row">
      <style:table-row-properties style:row-height="5.84mm" fo:break-before="auto" style:use-optimal-row-height="false"/>
    </style:style>
    <style:style style:name="ro3" style:family="table-row">
      <style:table-row-properties style:row-height="5.77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臺北縣">
      <style:table-properties table:display="true" style:writing-mode="lr-tb"/>
    </style:style>
    <style:style style:name="ta3" style:family="table" style:master-page-name="PageStyle_5f_宜蘭縣">
      <style:table-properties table:display="true" style:writing-mode="lr-tb"/>
    </style:style>
    <style:style style:name="ta4" style:family="table" style:master-page-name="PageStyle_5f_桃園縣">
      <style:table-properties table:display="true" style:writing-mode="lr-tb"/>
    </style:style>
    <style:style style:name="ta5" style:family="table" style:master-page-name="PageStyle_5f_新竹縣">
      <style:table-properties table:display="true" style:writing-mode="lr-tb"/>
    </style:style>
    <style:style style:name="ta6" style:family="table" style:master-page-name="PageStyle_5f_苗栗縣">
      <style:table-properties table:display="true" style:writing-mode="lr-tb"/>
    </style:style>
    <style:style style:name="ta7" style:family="table" style:master-page-name="PageStyle_5f_臺中縣">
      <style:table-properties table:display="true" style:writing-mode="lr-tb"/>
    </style:style>
    <style:style style:name="ta8" style:family="table" style:master-page-name="PageStyle_5f_彰化縣">
      <style:table-properties table:display="true" style:writing-mode="lr-tb"/>
    </style:style>
    <style:style style:name="ta9" style:family="table" style:master-page-name="PageStyle_5f_南投縣">
      <style:table-properties table:display="true" style:writing-mode="lr-tb"/>
    </style:style>
    <style:style style:name="ta10" style:family="table" style:master-page-name="PageStyle_5f_雲林縣">
      <style:table-properties table:display="true" style:writing-mode="lr-tb"/>
    </style:style>
    <style:style style:name="ta11" style:family="table" style:master-page-name="PageStyle_5f_嘉義縣">
      <style:table-properties table:display="true" style:writing-mode="lr-tb"/>
    </style:style>
    <style:style style:name="ta12" style:family="table" style:master-page-name="PageStyle_5f_臺南縣">
      <style:table-properties table:display="true" style:writing-mode="lr-tb"/>
    </style:style>
    <style:style style:name="ta13" style:family="table" style:master-page-name="PageStyle_5f_高雄縣">
      <style:table-properties table:display="true" style:writing-mode="lr-tb"/>
    </style:style>
    <style:style style:name="ta14" style:family="table" style:master-page-name="PageStyle_5f_屏東縣">
      <style:table-properties table:display="true" style:writing-mode="lr-tb"/>
    </style:style>
    <style:style style:name="ta15" style:family="table" style:master-page-name="PageStyle_5f_臺東縣">
      <style:table-properties table:display="true" style:writing-mode="lr-tb"/>
    </style:style>
    <style:style style:name="ta16" style:family="table" style:master-page-name="PageStyle_5f_花蓮縣">
      <style:table-properties table:display="true" style:writing-mode="lr-tb"/>
    </style:style>
    <style:style style:name="ta17" style:family="table" style:master-page-name="PageStyle_5f_澎湖縣">
      <style:table-properties table:display="true" style:writing-mode="lr-tb"/>
    </style:style>
    <style:style style:name="ta18" style:family="table" style:master-page-name="PageStyle_5f_基隆市">
      <style:table-properties table:display="true" style:writing-mode="lr-tb"/>
    </style:style>
    <style:style style:name="ta19" style:family="table" style:master-page-name="PageStyle_5f_新竹市">
      <style:table-properties table:display="true" style:writing-mode="lr-tb"/>
    </style:style>
    <style:style style:name="ta20" style:family="table" style:master-page-name="PageStyle_5f_臺中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臺南市">
      <style:table-properties table:display="true" style:writing-mode="lr-tb"/>
    </style:style>
    <style:style style:name="ta23" style:family="table" style:master-page-name="PageStyle_5f_臺北市">
      <style:table-properties table:display="true" style:writing-mode="lr-tb"/>
    </style:style>
    <style:style style:name="ta24" style:family="table" style:master-page-name="PageStyle_5f_高雄市">
      <style:table-properties table:display="true" style:writing-mode="lr-tb"/>
    </style:style>
    <style:style style:name="ta25" style:family="table" style:master-page-name="PageStyle_5f_金門縣">
      <style:table-properties table:display="true" style:writing-mode="lr-tb"/>
    </style:style>
    <style:style style:name="ta26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padding="0.71mm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0" style:family="table-cell" style:parent-style-name="Default" style:data-style-name="N157">
      <style:table-cell-properties fo:padding="0.71m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14" style:family="table-cell" style:parent-style-name="Default" style:data-style-name="N157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15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18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19" style:family="table-cell" style:parent-style-name="Default" style:data-style-name="N157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1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2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4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</style:style>
    <style:style style:name="ce32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33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34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Default" style:data-style-name="N3">
      <style:table-cell-properties style:diagonal-bl-tr="none" style:diagonal-tl-br="none" fo:border="none" fo:padding="0.71mm" style:rotation-align="none"/>
    </style:style>
    <style:style style:name="ce38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39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1" style:family="table-cell" style:parent-style-name="Default" style:data-style-name="N3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</style:style>
    <style:style style:name="ce42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none"/>
    </style:style>
    <style:style style:name="ce43" style:family="table-cell" style:parent-style-name="Default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4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45" style:family="table-cell" style:parent-style-name="Default" style:data-style-name="N3">
      <style:table-cell-properties fo:padding="0.71mm"/>
    </style:style>
    <style:style style:name="ce46" style:family="table-cell" style:parent-style-name="Default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47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48" style:family="table-cell" style:parent-style-name="Default">
      <style:table-cell-properties style:diagonal-bl-tr="none" style:diagonal-tl-br="none" fo:border="none" fo:padding="0.71mm" style:rotation-align="none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1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</style:style>
    <style:style style:name="ce52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</style:style>
    <style:style style:name="ce5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 style:data-style-name="N3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7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78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79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0.74pt solid #000000" style:rotation-align="none" fo:border-top="none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8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8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8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7年7月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5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2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16" office:value-type="string" calcext:value-type="string">
            <text:p>計</text:p>
          </table:table-cell>
          <table:table-cell table:style-name="ce22" office:value-type="string" calcext:value-type="string">
            <text:p>男</text:p>
          </table:table-cell>
          <table:table-cell table:style-name="ce24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總　　計</text:p>
          </table:table-cell>
          <table:table-cell table:style-name="ce13" table:formula="of:=[.B5]+[.B30]" office:value-type="float" office:value="7591500" calcext:value-type="float">
            <text:p>7,591,500</text:p>
          </table:table-cell>
          <table:table-cell table:style-name="ce17" table:formula="of:=[.C5]+[.C30]" office:value-type="float" office:value="23000827" calcext:value-type="float">
            <text:p>23,000,827</text:p>
          </table:table-cell>
          <table:table-cell table:style-name="ce17" table:formula="of:=[.D5]+[.D30]" office:value-type="float" office:value="11617437" calcext:value-type="float">
            <text:p>11,617,437</text:p>
          </table:table-cell>
          <table:table-cell table:style-name="ce17" table:formula="of:=[.E5]+[.E30]" office:value-type="float" office:value="11383390" calcext:value-type="float">
            <text:p>11,383,39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臺灣地區</text:p>
          </table:table-cell>
          <table:table-cell table:style-name="ce13" table:formula="of:=[.B6]+[.B28]+[.B29]" office:value-type="float" office:value="7559855" calcext:value-type="float">
            <text:p>7,559,855</text:p>
          </table:table-cell>
          <table:table-cell table:style-name="ce17" table:formula="of:=[.C6]+[.C28]+[.C29]" office:value-type="float" office:value="22907614" calcext:value-type="float">
            <text:p>22,907,614</text:p>
          </table:table-cell>
          <table:table-cell table:style-name="ce17" table:formula="of:=[.D6]+[.D28]+[.D29]" office:value-type="float" office:value="11567417" calcext:value-type="float">
            <text:p>11,567,417</text:p>
          </table:table-cell>
          <table:table-cell table:style-name="ce17" table:formula="of:=[.E6]+[.E28]+[.E29]" office:value-type="float" office:value="11340197" calcext:value-type="float">
            <text:p>11,340,19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臺 <text:s/>灣 <text:s/>省</text:p>
          </table:table-cell>
          <table:table-cell table:style-name="ce13" table:formula="of:=SUM([.B7:.B27])" office:value-type="float" office:value="6039539" calcext:value-type="float">
            <text:p>6,039,539</text:p>
          </table:table-cell>
          <table:table-cell table:style-name="ce17" table:formula="of:=SUM([.C7:.C27])" office:value-type="float" office:value="18755266" calcext:value-type="float">
            <text:p>18,755,266</text:p>
          </table:table-cell>
          <table:table-cell table:style-name="ce17" table:formula="of:=SUM([.D7:.D27])" office:value-type="float" office:value="9535128" calcext:value-type="float">
            <text:p>9,535,128</text:p>
          </table:table-cell>
          <table:table-cell table:style-name="ce17" table:formula="of:=SUM([.E7:.E27])" office:value-type="float" office:value="9220138" calcext:value-type="float">
            <text:p>9,220,138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北縣</text:p>
          </table:table-cell>
          <table:table-cell table:style-name="ce13" table:formula="of:=[$臺北縣.B4]" office:value-type="float" office:value="1325925" calcext:value-type="float">
            <text:p>1,325,925</text:p>
          </table:table-cell>
          <table:table-cell table:style-name="ce17" table:formula="of:=[$臺北縣.C4]" office:value-type="float" office:value="3814784" calcext:value-type="float">
            <text:p>3,814,784</text:p>
          </table:table-cell>
          <table:table-cell table:style-name="ce17" table:formula="of:=[$臺北縣.D4]" office:value-type="float" office:value="1905382" calcext:value-type="float">
            <text:p>1,905,382</text:p>
          </table:table-cell>
          <table:table-cell table:style-name="ce17" table:formula="of:=[$臺北縣.E4]" office:value-type="float" office:value="1909402" calcext:value-type="float">
            <text:p>1,909,402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宜蘭縣</text:p>
          </table:table-cell>
          <table:table-cell table:style-name="ce13" table:formula="of:=[$宜蘭縣.B4]" office:value-type="float" office:value="148570" calcext:value-type="float">
            <text:p>148,570</text:p>
          </table:table-cell>
          <table:table-cell table:style-name="ce17" table:formula="of:=[$宜蘭縣.C4]" office:value-type="float" office:value="461126" calcext:value-type="float">
            <text:p>461,126</text:p>
          </table:table-cell>
          <table:table-cell table:style-name="ce17" table:formula="of:=[$宜蘭縣.D4]" office:value-type="float" office:value="235927" calcext:value-type="float">
            <text:p>235,927</text:p>
          </table:table-cell>
          <table:table-cell table:style-name="ce17" table:formula="of:=[$宜蘭縣.E4]" office:value-type="float" office:value="225199" calcext:value-type="float">
            <text:p>225,199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桃園縣</text:p>
          </table:table-cell>
          <table:table-cell table:style-name="ce13" table:formula="of:=[$桃園縣.B4]" office:value-type="float" office:value="629223" calcext:value-type="float">
            <text:p>629,223</text:p>
          </table:table-cell>
          <table:table-cell table:style-name="ce17" table:formula="of:=[$桃園縣.C4]" office:value-type="float" office:value="1948004" calcext:value-type="float">
            <text:p>1,948,004</text:p>
          </table:table-cell>
          <table:table-cell table:style-name="ce17" table:formula="of:=[$桃園縣.D4]" office:value-type="float" office:value="986996" calcext:value-type="float">
            <text:p>986,996</text:p>
          </table:table-cell>
          <table:table-cell table:style-name="ce17" table:formula="of:=[$桃園縣.E4]" office:value-type="float" office:value="961008" calcext:value-type="float">
            <text:p>961,008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新竹縣</text:p>
          </table:table-cell>
          <table:table-cell table:style-name="ce13" table:formula="of:=[$新竹縣.B4]" office:value-type="float" office:value="150478" calcext:value-type="float">
            <text:p>150,478</text:p>
          </table:table-cell>
          <table:table-cell table:style-name="ce17" table:formula="of:=[$新竹縣.C4]" office:value-type="float" office:value="500025" calcext:value-type="float">
            <text:p>500,025</text:p>
          </table:table-cell>
          <table:table-cell table:style-name="ce17" table:formula="of:=[$新竹縣.D4]" office:value-type="float" office:value="258533" calcext:value-type="float">
            <text:p>258,533</text:p>
          </table:table-cell>
          <table:table-cell table:style-name="ce17" table:formula="of:=[$新竹縣.E4]" office:value-type="float" office:value="241492" calcext:value-type="float">
            <text:p>241,492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苗栗縣</text:p>
          </table:table-cell>
          <table:table-cell table:style-name="ce13" table:formula="of:=[$苗栗縣.B4]" office:value-type="float" office:value="165094" calcext:value-type="float">
            <text:p>165,094</text:p>
          </table:table-cell>
          <table:table-cell table:style-name="ce17" table:formula="of:=[$苗栗縣.C4]" office:value-type="float" office:value="559914" calcext:value-type="float">
            <text:p>559,914</text:p>
          </table:table-cell>
          <table:table-cell table:style-name="ce17" table:formula="of:=[$苗栗縣.D4]" office:value-type="float" office:value="292250" calcext:value-type="float">
            <text:p>292,250</text:p>
          </table:table-cell>
          <table:table-cell table:style-name="ce17" table:formula="of:=[$苗栗縣.E4]" office:value-type="float" office:value="267664" calcext:value-type="float">
            <text:p>267,664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中縣</text:p>
          </table:table-cell>
          <table:table-cell table:style-name="ce13" table:formula="of:=[$臺中縣.B4]" office:value-type="float" office:value="447298" calcext:value-type="float">
            <text:p>447,298</text:p>
          </table:table-cell>
          <table:table-cell table:style-name="ce17" table:formula="of:=[$臺中縣.C4]" office:value-type="float" office:value="1554266" calcext:value-type="float">
            <text:p>1,554,266</text:p>
          </table:table-cell>
          <table:table-cell table:style-name="ce17" table:formula="of:=[$臺中縣.D4]" office:value-type="float" office:value="790331" calcext:value-type="float">
            <text:p>790,331</text:p>
          </table:table-cell>
          <table:table-cell table:style-name="ce17" table:formula="of:=[$臺中縣.E4]" office:value-type="float" office:value="763935" calcext:value-type="float">
            <text:p>763,935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彰化縣</text:p>
          </table:table-cell>
          <table:table-cell table:style-name="ce13" table:formula="of:=[$彰化縣.B4]" office:value-type="float" office:value="350933" calcext:value-type="float">
            <text:p>350,933</text:p>
          </table:table-cell>
          <table:table-cell table:style-name="ce17" table:formula="of:=[$彰化縣.C4]" office:value-type="float" office:value="1312737" calcext:value-type="float">
            <text:p>1,312,737</text:p>
          </table:table-cell>
          <table:table-cell table:style-name="ce17" table:formula="of:=[$彰化縣.D4]" office:value-type="float" office:value="676555" calcext:value-type="float">
            <text:p>676,555</text:p>
          </table:table-cell>
          <table:table-cell table:style-name="ce17" table:formula="of:=[$彰化縣.E4]" office:value-type="float" office:value="636182" calcext:value-type="float">
            <text:p>636,182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南投縣</text:p>
          </table:table-cell>
          <table:table-cell table:style-name="ce13" table:formula="of:=[$南投縣.B4]" office:value-type="float" office:value="165701" calcext:value-type="float">
            <text:p>165,701</text:p>
          </table:table-cell>
          <table:table-cell table:style-name="ce17" table:formula="of:=[$南投縣.C4]" office:value-type="float" office:value="532615" calcext:value-type="float">
            <text:p>532,615</text:p>
          </table:table-cell>
          <table:table-cell table:style-name="ce17" table:formula="of:=[$南投縣.D4]" office:value-type="float" office:value="275465" calcext:value-type="float">
            <text:p>275,465</text:p>
          </table:table-cell>
          <table:table-cell table:style-name="ce17" table:formula="of:=[$南投縣.E4]" office:value-type="float" office:value="257150" calcext:value-type="float">
            <text:p>257,150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雲林縣</text:p>
          </table:table-cell>
          <table:table-cell table:style-name="ce13" table:formula="of:=[$雲林縣.B4]" office:value-type="float" office:value="221485" calcext:value-type="float">
            <text:p>221,485</text:p>
          </table:table-cell>
          <table:table-cell table:style-name="ce17" table:formula="of:=[$雲林縣.C4]" office:value-type="float" office:value="724994" calcext:value-type="float">
            <text:p>724,994</text:p>
          </table:table-cell>
          <table:table-cell table:style-name="ce17" table:formula="of:=[$雲林縣.D4]" office:value-type="float" office:value="380439" calcext:value-type="float">
            <text:p>380,439</text:p>
          </table:table-cell>
          <table:table-cell table:style-name="ce17" table:formula="of:=[$雲林縣.E4]" office:value-type="float" office:value="344555" calcext:value-type="float">
            <text:p>344,555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嘉義縣</text:p>
          </table:table-cell>
          <table:table-cell table:style-name="ce13" table:formula="of:=[$嘉義縣.B4]" office:value-type="float" office:value="170433" calcext:value-type="float">
            <text:p>170,433</text:p>
          </table:table-cell>
          <table:table-cell table:style-name="ce17" table:formula="of:=[$嘉義縣.C4]" office:value-type="float" office:value="549002" calcext:value-type="float">
            <text:p>549,002</text:p>
          </table:table-cell>
          <table:table-cell table:style-name="ce17" table:formula="of:=[$嘉義縣.D4]" office:value-type="float" office:value="287728" calcext:value-type="float">
            <text:p>287,728</text:p>
          </table:table-cell>
          <table:table-cell table:style-name="ce17" table:formula="of:=[$嘉義縣.E4]" office:value-type="float" office:value="261274" calcext:value-type="float">
            <text:p>261,274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臺南縣</text:p>
          </table:table-cell>
          <table:table-cell table:style-name="ce13" table:formula="of:=[$臺南縣.B4]" office:value-type="float" office:value="356353" calcext:value-type="float">
            <text:p>356,353</text:p>
          </table:table-cell>
          <table:table-cell table:style-name="ce17" table:formula="of:=[$臺南縣.C4]" office:value-type="float" office:value="1104386" calcext:value-type="float">
            <text:p>1,104,386</text:p>
          </table:table-cell>
          <table:table-cell table:style-name="ce17" table:formula="of:=[$臺南縣.D4]" office:value-type="float" office:value="566291" calcext:value-type="float">
            <text:p>566,291</text:p>
          </table:table-cell>
          <table:table-cell table:style-name="ce17" table:formula="of:=[$臺南縣.E4]" office:value-type="float" office:value="538095" calcext:value-type="float">
            <text:p>538,095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高雄縣</text:p>
          </table:table-cell>
          <table:table-cell table:style-name="ce13" table:formula="of:=[$高雄縣.B4]" office:value-type="float" office:value="417905" calcext:value-type="float">
            <text:p>417,905</text:p>
          </table:table-cell>
          <table:table-cell table:style-name="ce17" table:formula="of:=[$高雄縣.C4]" office:value-type="float" office:value="1243000" calcext:value-type="float">
            <text:p>1,243,000</text:p>
          </table:table-cell>
          <table:table-cell table:style-name="ce17" table:formula="of:=[$高雄縣.D4]" office:value-type="float" office:value="639544" calcext:value-type="float">
            <text:p>639,544</text:p>
          </table:table-cell>
          <table:table-cell table:style-name="ce17" table:formula="of:=[$高雄縣.E4]" office:value-type="float" office:value="603456" calcext:value-type="float">
            <text:p>603,456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屏東縣</text:p>
          </table:table-cell>
          <table:table-cell table:style-name="ce13" table:formula="of:=[$屏東縣.B4]" office:value-type="float" office:value="268513" calcext:value-type="float">
            <text:p>268,513</text:p>
          </table:table-cell>
          <table:table-cell table:style-name="ce17" table:formula="of:=[$屏東縣.C4]" office:value-type="float" office:value="886514" calcext:value-type="float">
            <text:p>886,514</text:p>
          </table:table-cell>
          <table:table-cell table:style-name="ce17" table:formula="of:=[$屏東縣.D4]" office:value-type="float" office:value="457971" calcext:value-type="float">
            <text:p>457,971</text:p>
          </table:table-cell>
          <table:table-cell table:style-name="ce17" table:formula="of:=[$屏東縣.E4]" office:value-type="float" office:value="428543" calcext:value-type="float">
            <text:p>428,543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東縣</text:p>
          </table:table-cell>
          <table:table-cell table:style-name="ce13" table:formula="of:=[$臺東縣.B4]" office:value-type="float" office:value="78287" calcext:value-type="float">
            <text:p>78,287</text:p>
          </table:table-cell>
          <table:table-cell table:style-name="ce18" table:formula="of:=[$臺東縣.C4]" office:value-type="float" office:value="232452" calcext:value-type="float">
            <text:p>232,452</text:p>
          </table:table-cell>
          <table:table-cell table:style-name="ce17" table:formula="of:=[$臺東縣.D4]" office:value-type="float" office:value="122487" calcext:value-type="float">
            <text:p>122,487</text:p>
          </table:table-cell>
          <table:table-cell table:style-name="ce17" table:formula="of:=[$臺東縣.E4]" office:value-type="float" office:value="109965" calcext:value-type="float">
            <text:p>109,965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花蓮縣</text:p>
          </table:table-cell>
          <table:table-cell table:style-name="ce13" table:formula="of:=[$花蓮縣.B4]" office:value-type="float" office:value="117899" calcext:value-type="float">
            <text:p>117,899</text:p>
          </table:table-cell>
          <table:table-cell table:style-name="ce17" table:formula="of:=[$花蓮縣.C4]" office:value-type="float" office:value="342400" calcext:value-type="float">
            <text:p>342,400</text:p>
          </table:table-cell>
          <table:table-cell table:style-name="ce17" table:formula="of:=[$花蓮縣.D4]" office:value-type="float" office:value="177676" calcext:value-type="float">
            <text:p>177,676</text:p>
          </table:table-cell>
          <table:table-cell table:style-name="ce17" table:formula="of:=[$花蓮縣.E4]" office:value-type="float" office:value="164724" calcext:value-type="float">
            <text:p>164,724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澎湖縣</text:p>
          </table:table-cell>
          <table:table-cell table:style-name="ce13" table:formula="of:=[$澎湖縣.B4]" office:value-type="float" office:value="30937" calcext:value-type="float">
            <text:p>30,937</text:p>
          </table:table-cell>
          <table:table-cell table:style-name="ce17" table:formula="of:=[$澎湖縣.C4]" office:value-type="float" office:value="92769" calcext:value-type="float">
            <text:p>92,769</text:p>
          </table:table-cell>
          <table:table-cell table:style-name="ce17" table:formula="of:=[$澎湖縣.D4]" office:value-type="float" office:value="47875" calcext:value-type="float">
            <text:p>47,875</text:p>
          </table:table-cell>
          <table:table-cell table:style-name="ce17" table:formula="of:=[$澎湖縣.E4]" office:value-type="float" office:value="44894" calcext:value-type="float">
            <text:p>44,894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基隆市</text:p>
          </table:table-cell>
          <table:table-cell table:style-name="ce13" table:formula="of:=[$基隆市.B4]" office:value-type="float" office:value="143351" calcext:value-type="float">
            <text:p>143,351</text:p>
          </table:table-cell>
          <table:table-cell table:style-name="ce17" table:formula="of:=[$基隆市.C4]" office:value-type="float" office:value="389213" calcext:value-type="float">
            <text:p>389,213</text:p>
          </table:table-cell>
          <table:table-cell table:style-name="ce17" table:formula="of:=[$基隆市.D4]" office:value-type="float" office:value="197057" calcext:value-type="float">
            <text:p>197,057</text:p>
          </table:table-cell>
          <table:table-cell table:style-name="ce17" table:formula="of:=[$基隆市.E4]" office:value-type="float" office:value="192156" calcext:value-type="float">
            <text:p>192,156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新竹市</text:p>
          </table:table-cell>
          <table:table-cell table:style-name="ce13" table:formula="of:=[$新竹市.B4]" office:value-type="float" office:value="132260" calcext:value-type="float">
            <text:p>132,260</text:p>
          </table:table-cell>
          <table:table-cell table:style-name="ce17" table:formula="of:=[$新竹市.C4]" office:value-type="float" office:value="402695" calcext:value-type="float">
            <text:p>402,695</text:p>
          </table:table-cell>
          <table:table-cell table:style-name="ce17" table:formula="of:=[$新竹市.D4]" office:value-type="float" office:value="201157" calcext:value-type="float">
            <text:p>201,157</text:p>
          </table:table-cell>
          <table:table-cell table:style-name="ce17" table:formula="of:=[$新竹市.E4]" office:value-type="float" office:value="201538" calcext:value-type="float">
            <text:p>201,538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臺中市</text:p>
          </table:table-cell>
          <table:table-cell table:style-name="ce13" table:formula="of:=[$臺中市.B4]" office:value-type="float" office:value="366560" calcext:value-type="float">
            <text:p>366,560</text:p>
          </table:table-cell>
          <table:table-cell table:style-name="ce17" table:formula="of:=[$臺中市.C4]" office:value-type="float" office:value="1062937" calcext:value-type="float">
            <text:p>1,062,937</text:p>
          </table:table-cell>
          <table:table-cell table:style-name="ce17" table:formula="of:=[$臺中市.D4]" office:value-type="float" office:value="518826" calcext:value-type="float">
            <text:p>518,826</text:p>
          </table:table-cell>
          <table:table-cell table:style-name="ce17" table:formula="of:=[$臺中市.E4]" office:value-type="float" office:value="544111" calcext:value-type="float">
            <text:p>544,111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嘉義市</text:p>
          </table:table-cell>
          <table:table-cell table:style-name="ce13" table:formula="of:=[$嘉義市.B4]" office:value-type="float" office:value="92386" calcext:value-type="float">
            <text:p>92,386</text:p>
          </table:table-cell>
          <table:table-cell table:style-name="ce17" table:formula="of:=[$嘉義市.C4]" office:value-type="float" office:value="273967" calcext:value-type="float">
            <text:p>273,967</text:p>
          </table:table-cell>
          <table:table-cell table:style-name="ce17" table:formula="of:=[$嘉義市.D4]" office:value-type="float" office:value="135381" calcext:value-type="float">
            <text:p>135,381</text:p>
          </table:table-cell>
          <table:table-cell table:style-name="ce17" table:formula="of:=[$嘉義市.E4]" office:value-type="float" office:value="138586" calcext:value-type="float">
            <text:p>138,586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南市</text:p>
          </table:table-cell>
          <table:table-cell table:style-name="ce13" table:formula="of:=[$臺南市.B4]" office:value-type="float" office:value="259948" calcext:value-type="float">
            <text:p>259,948</text:p>
          </table:table-cell>
          <table:table-cell table:style-name="ce17" table:formula="of:=[$臺南市.C4]" office:value-type="float" office:value="767466" calcext:value-type="float">
            <text:p>767,466</text:p>
          </table:table-cell>
          <table:table-cell table:style-name="ce17" table:formula="of:=[$臺南市.D4]" office:value-type="float" office:value="381257" calcext:value-type="float">
            <text:p>381,257</text:p>
          </table:table-cell>
          <table:table-cell table:style-name="ce17" table:formula="of:=[$臺南市.E4]" office:value-type="float" office:value="386209" calcext:value-type="float">
            <text:p>386,209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 北 市</text:p>
          </table:table-cell>
          <table:table-cell table:style-name="ce13" table:formula="of:=[$臺北市.B4]" office:value-type="float" office:value="953188" calcext:value-type="float">
            <text:p>953,188</text:p>
          </table:table-cell>
          <table:table-cell table:style-name="ce17" table:formula="of:=[$臺北市.C4]" office:value-type="float" office:value="2628699" calcext:value-type="float">
            <text:p>2,628,699</text:p>
          </table:table-cell>
          <table:table-cell table:style-name="ce17" table:formula="of:=[$臺北市.D4]" office:value-type="float" office:value="1275162" calcext:value-type="float">
            <text:p>1,275,162</text:p>
          </table:table-cell>
          <table:table-cell table:style-name="ce17" table:formula="of:=[$臺北市.E4]" office:value-type="float" office:value="1353537" calcext:value-type="float">
            <text:p>1,353,537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高 雄 市</text:p>
          </table:table-cell>
          <table:table-cell table:style-name="ce13" table:formula="of:=[$高雄市.B4]" office:value-type="float" office:value="567128" calcext:value-type="float">
            <text:p>567,128</text:p>
          </table:table-cell>
          <table:table-cell table:style-name="ce17" table:formula="of:=[$高雄市.C4]" office:value-type="float" office:value="1523649" calcext:value-type="float">
            <text:p>1,523,649</text:p>
          </table:table-cell>
          <table:table-cell table:style-name="ce17" table:formula="of:=[$高雄市.D4]" office:value-type="float" office:value="757127" calcext:value-type="float">
            <text:p>757,127</text:p>
          </table:table-cell>
          <table:table-cell table:style-name="ce17" table:formula="of:=[$高雄市.E4]" office:value-type="float" office:value="766522" calcext:value-type="float">
            <text:p>766,522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福 建 省</text:p>
          </table:table-cell>
          <table:table-cell table:style-name="ce13" table:formula="of:=[.B31]+[.B32]" office:value-type="float" office:value="31645" calcext:value-type="float">
            <text:p>31,645</text:p>
          </table:table-cell>
          <table:table-cell table:style-name="ce17" table:formula="of:=[.C31]+[.C32]" office:value-type="float" office:value="93213" calcext:value-type="float">
            <text:p>93,213</text:p>
          </table:table-cell>
          <table:table-cell table:style-name="ce17" table:formula="of:=[.D31]+[.D32]" office:value-type="float" office:value="50020" calcext:value-type="float">
            <text:p>50,020</text:p>
          </table:table-cell>
          <table:table-cell table:style-name="ce17" table:formula="of:=[.E31]+[.E32]" office:value-type="float" office:value="43193" calcext:value-type="float">
            <text:p>43,193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金門縣</text:p>
          </table:table-cell>
          <table:table-cell table:style-name="ce13" table:formula="of:=[$金門縣.B4]" office:value-type="float" office:value="29710" calcext:value-type="float">
            <text:p>29,710</text:p>
          </table:table-cell>
          <table:table-cell table:style-name="ce17" table:formula="of:=[$金門縣.C4]" office:value-type="float" office:value="83329" calcext:value-type="float">
            <text:p>83,329</text:p>
          </table:table-cell>
          <table:table-cell table:style-name="ce17" table:formula="of:=[$金門縣.D4]" office:value-type="float" office:value="44249" calcext:value-type="float">
            <text:p>44,249</text:p>
          </table:table-cell>
          <table:table-cell table:style-name="ce17" table:formula="of:=[$金門縣.E4]" office:value-type="float" office:value="39080" calcext:value-type="float">
            <text:p>39,080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連江縣</text:p>
          </table:table-cell>
          <table:table-cell table:style-name="ce14" table:formula="of:=[$連江縣.B4]" office:value-type="float" office:value="1935" calcext:value-type="float">
            <text:p>1,935</text:p>
          </table:table-cell>
          <table:table-cell table:style-name="ce19" table:formula="of:=[$連江縣.C4]" office:value-type="float" office:value="9884" calcext:value-type="float">
            <text:p>9,884</text:p>
          </table:table-cell>
          <table:table-cell table:style-name="ce19" table:formula="of:=[$連江縣.D4]" office:value-type="float" office:value="5771" calcext:value-type="float">
            <text:p>5,771</text:p>
          </table:table-cell>
          <table:table-cell table:style-name="ce19" table:formula="of:=[$連江縣.E4]" office:value-type="float" office:value="4113" calcext:value-type="float">
            <text:p>4,113</text:p>
          </table:table-cell>
          <table:table-cell table:number-columns-repeated="1019"/>
        </table:table-row>
        <table:table-row table:style-name="ro2">
          <table:table-cell table:style-name="ce5"/>
          <table:table-cell/>
          <table:table-cell table:style-name="ce20" office:value-type="string" calcext:value-type="string" table:number-columns-spanned="4" table:number-rows-spanned="1">
            <text:p>           內<text:span text:style-name="T4">政部戶政司 民國97年8月6日編製</text:span></text:p>
          </table:table-cell>
          <table:covered-table-cell table:number-columns-repeated="3" table:style-name="ce23"/>
          <table:table-cell table:number-columns-repeated="1018"/>
        </table:table-row>
        <table:table-row table:style-name="ro2" table:number-rows-repeated="2">
          <table:table-cell table:style-name="ce5"/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北縣" table:style-name="ta2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7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35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36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臺北縣</text:p>
          </table:table-cell>
          <table:table-cell table:style-name="ce31" table:formula="of:=SUM([.B5:.B33])" office:value-type="float" office:value="1325925" calcext:value-type="float">
            <text:p>1,325,925</text:p>
          </table:table-cell>
          <table:table-cell table:style-name="ce37" table:formula="of:=SUM([.C5:.C33])" office:value-type="float" office:value="3814784" calcext:value-type="float">
            <text:p>3,814,784</text:p>
          </table:table-cell>
          <table:table-cell table:style-name="ce38" table:formula="of:=SUM([.D5:.D33])" office:value-type="float" office:value="1905382" calcext:value-type="float">
            <text:p>1,905,382</text:p>
          </table:table-cell>
          <table:table-cell table:style-name="ce44" table:formula="of:=SUM([.E5:.E33])" office:value-type="float" office:value="1909402" calcext:value-type="float">
            <text:p>1,909,40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板橋市</text:p>
          </table:table-cell>
          <table:table-cell table:style-name="ce32" office:value-type="float" office:value="185435" calcext:value-type="float">
            <text:p>185,435</text:p>
          </table:table-cell>
          <table:table-cell table:style-name="ce37" table:formula="of:=SUM([.D5:.E5])" office:value-type="float" office:value="550016" calcext:value-type="float">
            <text:p>550,016</text:p>
          </table:table-cell>
          <table:table-cell table:style-name="ce38" office:value-type="float" office:value="273712" calcext:value-type="float">
            <text:p>273,712</text:p>
          </table:table-cell>
          <table:table-cell table:style-name="ce45" office:value-type="float" office:value="276304" calcext:value-type="float">
            <text:p>276,30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重市</text:p>
          </table:table-cell>
          <table:table-cell table:style-name="ce32" office:value-type="float" office:value="132089" calcext:value-type="float">
            <text:p>132,089</text:p>
          </table:table-cell>
          <table:table-cell table:style-name="ce37" table:formula="of:=SUM([.D6:.E6])" office:value-type="float" office:value="383526" calcext:value-type="float">
            <text:p>383,526</text:p>
          </table:table-cell>
          <table:table-cell table:style-name="ce38" office:value-type="float" office:value="192306" calcext:value-type="float">
            <text:p>192,306</text:p>
          </table:table-cell>
          <table:table-cell table:style-name="ce45" office:value-type="float" office:value="191220" calcext:value-type="float">
            <text:p>191,22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永和市</text:p>
          </table:table-cell>
          <table:table-cell table:style-name="ce32" office:value-type="float" office:value="88289" calcext:value-type="float">
            <text:p>88,289</text:p>
          </table:table-cell>
          <table:table-cell table:style-name="ce37" table:formula="of:=SUM([.D7:.E7])" office:value-type="float" office:value="236987" calcext:value-type="float">
            <text:p>236,987</text:p>
          </table:table-cell>
          <table:table-cell table:style-name="ce38" office:value-type="float" office:value="114209" calcext:value-type="float">
            <text:p>114,209</text:p>
          </table:table-cell>
          <table:table-cell table:style-name="ce45" office:value-type="float" office:value="122778" calcext:value-type="float">
            <text:p>122,77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中和市</text:p>
          </table:table-cell>
          <table:table-cell table:style-name="ce32" office:value-type="float" office:value="147461" calcext:value-type="float">
            <text:p>147,461</text:p>
          </table:table-cell>
          <table:table-cell table:style-name="ce37" table:formula="of:=SUM([.D8:.E8])" office:value-type="float" office:value="409252" calcext:value-type="float">
            <text:p>409,252</text:p>
          </table:table-cell>
          <table:table-cell table:style-name="ce38" office:value-type="float" office:value="203499" calcext:value-type="float">
            <text:p>203,499</text:p>
          </table:table-cell>
          <table:table-cell table:style-name="ce45" office:value-type="float" office:value="205753" calcext:value-type="float">
            <text:p>205,75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莊市</text:p>
          </table:table-cell>
          <table:table-cell table:style-name="ce32" office:value-type="float" office:value="130542" calcext:value-type="float">
            <text:p>130,542</text:p>
          </table:table-cell>
          <table:table-cell table:style-name="ce37" table:formula="of:=SUM([.D9:.E9])" office:value-type="float" office:value="397299" calcext:value-type="float">
            <text:p>397,299</text:p>
          </table:table-cell>
          <table:table-cell table:style-name="ce38" office:value-type="float" office:value="197192" calcext:value-type="float">
            <text:p>197,192</text:p>
          </table:table-cell>
          <table:table-cell table:style-name="ce45" office:value-type="float" office:value="200107" calcext:value-type="float">
            <text:p>200,10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店市</text:p>
          </table:table-cell>
          <table:table-cell table:style-name="ce32" office:value-type="float" office:value="111324" calcext:value-type="float">
            <text:p>111,324</text:p>
          </table:table-cell>
          <table:table-cell table:style-name="ce37" table:formula="of:=SUM([.D10:.E10])" office:value-type="float" office:value="291125" calcext:value-type="float">
            <text:p>291,125</text:p>
          </table:table-cell>
          <table:table-cell table:style-name="ce38" office:value-type="float" office:value="143546" calcext:value-type="float">
            <text:p>143,546</text:p>
          </table:table-cell>
          <table:table-cell table:style-name="ce45" office:value-type="float" office:value="147579" calcext:value-type="float">
            <text:p>147,57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土城市</text:p>
          </table:table-cell>
          <table:table-cell table:style-name="ce32" office:value-type="float" office:value="78993" calcext:value-type="float">
            <text:p>78,993</text:p>
          </table:table-cell>
          <table:table-cell table:style-name="ce37" table:formula="of:=SUM([.D11:.E11])" office:value-type="float" office:value="237741" calcext:value-type="float">
            <text:p>237,741</text:p>
          </table:table-cell>
          <table:table-cell table:style-name="ce38" office:value-type="float" office:value="119343" calcext:value-type="float">
            <text:p>119,343</text:p>
          </table:table-cell>
          <table:table-cell table:style-name="ce45" office:value-type="float" office:value="118398" calcext:value-type="float">
            <text:p>118,39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蘆洲市</text:p>
          </table:table-cell>
          <table:table-cell table:style-name="ce32" office:value-type="float" office:value="62108" calcext:value-type="float">
            <text:p>62,108</text:p>
          </table:table-cell>
          <table:table-cell table:style-name="ce37" table:formula="of:=SUM([.D12:.E12])" office:value-type="float" office:value="193411" calcext:value-type="float">
            <text:p>193,411</text:p>
          </table:table-cell>
          <table:table-cell table:style-name="ce38" office:value-type="float" office:value="96182" calcext:value-type="float">
            <text:p>96,182</text:p>
          </table:table-cell>
          <table:table-cell table:style-name="ce45" office:value-type="float" office:value="97229" calcext:value-type="float">
            <text:p>97,22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汐止市</text:p>
          </table:table-cell>
          <table:table-cell table:style-name="ce32" office:value-type="float" office:value="74537" calcext:value-type="float">
            <text:p>74,537</text:p>
          </table:table-cell>
          <table:table-cell table:style-name="ce37" table:formula="of:=SUM([.D13:.E13])" office:value-type="float" office:value="181816" calcext:value-type="float">
            <text:p>181,816</text:p>
          </table:table-cell>
          <table:table-cell table:style-name="ce41" office:value-type="float" office:value="90919" calcext:value-type="float">
            <text:p>90,919</text:p>
          </table:table-cell>
          <table:table-cell table:style-name="ce45" office:value-type="float" office:value="90897" calcext:value-type="float">
            <text:p>90,89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樹林市</text:p>
          </table:table-cell>
          <table:table-cell table:style-name="ce32" office:value-type="float" office:value="53718" calcext:value-type="float">
            <text:p>53,718</text:p>
          </table:table-cell>
          <table:table-cell table:style-name="ce37" table:formula="of:=SUM([.D14:.E14])" office:value-type="float" office:value="167079" calcext:value-type="float">
            <text:p>167,079</text:p>
          </table:table-cell>
          <table:table-cell table:style-name="ce38" office:value-type="float" office:value="84578" calcext:value-type="float">
            <text:p>84,578</text:p>
          </table:table-cell>
          <table:table-cell table:style-name="ce45" office:value-type="float" office:value="82501" calcext:value-type="float">
            <text:p>82,50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鶯歌鎮</text:p>
          </table:table-cell>
          <table:table-cell table:style-name="ce32" office:value-type="float" office:value="26076" calcext:value-type="float">
            <text:p>26,076</text:p>
          </table:table-cell>
          <table:table-cell table:style-name="ce37" table:formula="of:=SUM([.D15:.E15])" office:value-type="float" office:value="86134" calcext:value-type="float">
            <text:p>86,134</text:p>
          </table:table-cell>
          <table:table-cell table:style-name="ce38" office:value-type="float" office:value="43867" calcext:value-type="float">
            <text:p>43,867</text:p>
          </table:table-cell>
          <table:table-cell table:style-name="ce37" office:value-type="float" office:value="42267" calcext:value-type="float">
            <text:p>42,26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峽鎮</text:p>
          </table:table-cell>
          <table:table-cell table:style-name="ce32" office:value-type="float" office:value="31620" calcext:value-type="float">
            <text:p>31,620</text:p>
          </table:table-cell>
          <table:table-cell table:style-name="ce37" table:formula="of:=SUM([.D16:.E16])" office:value-type="float" office:value="96785" calcext:value-type="float">
            <text:p>96,785</text:p>
          </table:table-cell>
          <table:table-cell table:style-name="ce38" office:value-type="float" office:value="49866" calcext:value-type="float">
            <text:p>49,866</text:p>
          </table:table-cell>
          <table:table-cell table:style-name="ce45" office:value-type="float" office:value="46919" calcext:value-type="float">
            <text:p>46,91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淡水鎮</text:p>
          </table:table-cell>
          <table:table-cell table:style-name="ce32" office:value-type="float" office:value="50687" calcext:value-type="float">
            <text:p>50,687</text:p>
          </table:table-cell>
          <table:table-cell table:style-name="ce37" table:formula="of:=SUM([.D17:.E17])" office:value-type="float" office:value="133793" calcext:value-type="float">
            <text:p>133,793</text:p>
          </table:table-cell>
          <table:table-cell table:style-name="ce38" office:value-type="float" office:value="65697" calcext:value-type="float">
            <text:p>65,697</text:p>
          </table:table-cell>
          <table:table-cell table:style-name="ce45" office:value-type="float" office:value="68096" calcext:value-type="float">
            <text:p>68,09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瑞芳鎮</text:p>
          </table:table-cell>
          <table:table-cell table:style-name="ce32" office:value-type="float" office:value="15525" calcext:value-type="float">
            <text:p>15,525</text:p>
          </table:table-cell>
          <table:table-cell table:style-name="ce37" table:formula="of:=SUM([.D18:.E18])" office:value-type="float" office:value="43165" calcext:value-type="float">
            <text:p>43,165</text:p>
          </table:table-cell>
          <table:table-cell table:style-name="ce38" office:value-type="float" office:value="22117" calcext:value-type="float">
            <text:p>22,117</text:p>
          </table:table-cell>
          <table:table-cell table:style-name="ce45" office:value-type="float" office:value="21048" calcext:value-type="float">
            <text:p>21,04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五股鄉</text:p>
          </table:table-cell>
          <table:table-cell table:style-name="ce32" office:value-type="float" office:value="25761" calcext:value-type="float">
            <text:p>25,761</text:p>
          </table:table-cell>
          <table:table-cell table:style-name="ce37" table:formula="of:=SUM([.D19:.E19])" office:value-type="float" office:value="77562" calcext:value-type="float">
            <text:p>77,562</text:p>
          </table:table-cell>
          <table:table-cell table:style-name="ce38" office:value-type="float" office:value="39501" calcext:value-type="float">
            <text:p>39,501</text:p>
          </table:table-cell>
          <table:table-cell table:style-name="ce45" office:value-type="float" office:value="38061" calcext:value-type="float">
            <text:p>38,06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泰山鄉</text:p>
          </table:table-cell>
          <table:table-cell table:style-name="ce33" office:value-type="float" office:value="25022" calcext:value-type="float">
            <text:p>25,022</text:p>
          </table:table-cell>
          <table:table-cell table:style-name="ce38" table:formula="of:=SUM([.D20:.E20])" office:value-type="float" office:value="75221" calcext:value-type="float">
            <text:p>75,221</text:p>
          </table:table-cell>
          <table:table-cell table:style-name="ce42" office:value-type="float" office:value="38048" calcext:value-type="float">
            <text:p>38,048</text:p>
          </table:table-cell>
          <table:table-cell table:style-name="ce45" office:value-type="float" office:value="37173" calcext:value-type="float">
            <text:p>37,17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林口鄉</text:p>
          </table:table-cell>
          <table:table-cell table:style-name="ce32" office:value-type="float" office:value="24095" calcext:value-type="float">
            <text:p>24,095</text:p>
          </table:table-cell>
          <table:table-cell table:style-name="ce37" table:formula="of:=SUM([.D21:.E21])" office:value-type="float" office:value="70603" calcext:value-type="float">
            <text:p>70,603</text:p>
          </table:table-cell>
          <table:table-cell table:style-name="ce38" office:value-type="float" office:value="35190" calcext:value-type="float">
            <text:p>35,190</text:p>
          </table:table-cell>
          <table:table-cell table:style-name="ce45" office:value-type="float" office:value="35413" calcext:value-type="float">
            <text:p>35,41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深坑鄉</text:p>
          </table:table-cell>
          <table:table-cell table:style-name="ce32" office:value-type="float" office:value="8321" calcext:value-type="float">
            <text:p>8,321</text:p>
          </table:table-cell>
          <table:table-cell table:style-name="ce37" table:formula="of:=SUM([.D22:.E22])" office:value-type="float" office:value="22690" calcext:value-type="float">
            <text:p>22,690</text:p>
          </table:table-cell>
          <table:table-cell table:style-name="ce38" office:value-type="float" office:value="11541" calcext:value-type="float">
            <text:p>11,541</text:p>
          </table:table-cell>
          <table:table-cell table:style-name="ce45" office:value-type="float" office:value="11149" calcext:value-type="float">
            <text:p>11,14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石碇鄉</text:p>
          </table:table-cell>
          <table:table-cell table:style-name="ce32" office:value-type="float" office:value="3176" calcext:value-type="float">
            <text:p>3,176</text:p>
          </table:table-cell>
          <table:table-cell table:style-name="ce37" table:formula="of:=SUM([.D23:.E23])" office:value-type="float" office:value="7863" calcext:value-type="float">
            <text:p>7,863</text:p>
          </table:table-cell>
          <table:table-cell table:style-name="ce38" office:value-type="float" office:value="4368" calcext:value-type="float">
            <text:p>4,368</text:p>
          </table:table-cell>
          <table:table-cell table:style-name="ce45" office:value-type="float" office:value="3495" calcext:value-type="float">
            <text:p>3,49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坪林鄉</text:p>
          </table:table-cell>
          <table:table-cell table:style-name="ce32" office:value-type="float" office:value="2375" calcext:value-type="float">
            <text:p>2,375</text:p>
          </table:table-cell>
          <table:table-cell table:style-name="ce37" table:formula="of:=SUM([.D24:.E24])" office:value-type="float" office:value="6530" calcext:value-type="float">
            <text:p>6,530</text:p>
          </table:table-cell>
          <table:table-cell table:style-name="ce38" office:value-type="float" office:value="3668" calcext:value-type="float">
            <text:p>3,668</text:p>
          </table:table-cell>
          <table:table-cell table:style-name="ce45" office:value-type="float" office:value="2862" calcext:value-type="float">
            <text:p>2,86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芝鄉</text:p>
          </table:table-cell>
          <table:table-cell table:style-name="ce32" office:value-type="float" office:value="8611" calcext:value-type="float">
            <text:p>8,611</text:p>
          </table:table-cell>
          <table:table-cell table:style-name="ce37" table:formula="of:=SUM([.D25:.E25])" office:value-type="float" office:value="23566" calcext:value-type="float">
            <text:p>23,566</text:p>
          </table:table-cell>
          <table:table-cell table:style-name="ce38" office:value-type="float" office:value="12259" calcext:value-type="float">
            <text:p>12,259</text:p>
          </table:table-cell>
          <table:table-cell table:style-name="ce45" office:value-type="float" office:value="11307" calcext:value-type="float">
            <text:p>11,30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石門鄉</text:p>
          </table:table-cell>
          <table:table-cell table:style-name="ce32" office:value-type="float" office:value="3697" calcext:value-type="float">
            <text:p>3,697</text:p>
          </table:table-cell>
          <table:table-cell table:style-name="ce37" table:formula="of:=SUM([.D26:.E26])" office:value-type="float" office:value="11833" calcext:value-type="float">
            <text:p>11,833</text:p>
          </table:table-cell>
          <table:table-cell table:style-name="ce38" office:value-type="float" office:value="6304" calcext:value-type="float">
            <text:p>6,304</text:p>
          </table:table-cell>
          <table:table-cell table:style-name="ce45" office:value-type="float" office:value="5529" calcext:value-type="float">
            <text:p>5,52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八里鄉</text:p>
          </table:table-cell>
          <table:table-cell table:style-name="ce32" office:value-type="float" office:value="11229" calcext:value-type="float">
            <text:p>11,229</text:p>
          </table:table-cell>
          <table:table-cell table:style-name="ce37" table:formula="of:=SUM([.D27:.E27])" office:value-type="float" office:value="32912" calcext:value-type="float">
            <text:p>32,912</text:p>
          </table:table-cell>
          <table:table-cell table:style-name="ce38" office:value-type="float" office:value="16886" calcext:value-type="float">
            <text:p>16,886</text:p>
          </table:table-cell>
          <table:table-cell table:style-name="ce45" office:value-type="float" office:value="16026" calcext:value-type="float">
            <text:p>16,02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平溪鄉</text:p>
          </table:table-cell>
          <table:table-cell table:style-name="ce32" office:value-type="float" office:value="2329" calcext:value-type="float">
            <text:p>2,329</text:p>
          </table:table-cell>
          <table:table-cell table:style-name="ce37" table:formula="of:=SUM([.D28:.E28])" office:value-type="float" office:value="5544" calcext:value-type="float">
            <text:p>5,544</text:p>
          </table:table-cell>
          <table:table-cell table:style-name="ce38" office:value-type="float" office:value="3107" calcext:value-type="float">
            <text:p>3,107</text:p>
          </table:table-cell>
          <table:table-cell table:style-name="ce45" office:value-type="float" office:value="2437" calcext:value-type="float">
            <text:p>2,43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雙溪鄉</text:p>
          </table:table-cell>
          <table:table-cell table:style-name="ce32" office:value-type="float" office:value="3806" calcext:value-type="float">
            <text:p>3,806</text:p>
          </table:table-cell>
          <table:table-cell table:style-name="ce37" table:formula="of:=SUM([.D29:.E29])" office:value-type="float" office:value="9916" calcext:value-type="float">
            <text:p>9,916</text:p>
          </table:table-cell>
          <table:table-cell table:style-name="ce38" office:value-type="float" office:value="5360" calcext:value-type="float">
            <text:p>5,360</text:p>
          </table:table-cell>
          <table:table-cell table:style-name="ce45" office:value-type="float" office:value="4556" calcext:value-type="float">
            <text:p>4,55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貢寮鄉</text:p>
          </table:table-cell>
          <table:table-cell table:style-name="ce32" office:value-type="float" office:value="4314" calcext:value-type="float">
            <text:p>4,314</text:p>
          </table:table-cell>
          <table:table-cell table:style-name="ce37" table:formula="of:=SUM([.D30:.E30])" office:value-type="float" office:value="13893" calcext:value-type="float">
            <text:p>13,893</text:p>
          </table:table-cell>
          <table:table-cell table:style-name="ce38" office:value-type="float" office:value="7235" calcext:value-type="float">
            <text:p>7,235</text:p>
          </table:table-cell>
          <table:table-cell table:style-name="ce45" office:value-type="float" office:value="6658" calcext:value-type="float">
            <text:p>6,65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金山鄉</text:p>
          </table:table-cell>
          <table:table-cell table:style-name="ce32" office:value-type="float" office:value="6491" calcext:value-type="float">
            <text:p>6,491</text:p>
          </table:table-cell>
          <table:table-cell table:style-name="ce37" table:formula="of:=SUM([.D31:.E31])" office:value-type="float" office:value="22223" calcext:value-type="float">
            <text:p>22,223</text:p>
          </table:table-cell>
          <table:table-cell table:style-name="ce38" office:value-type="float" office:value="11326" calcext:value-type="float">
            <text:p>11,326</text:p>
          </table:table-cell>
          <table:table-cell table:style-name="ce45" office:value-type="float" office:value="10897" calcext:value-type="float">
            <text:p>10,89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萬里鄉</text:p>
          </table:table-cell>
          <table:table-cell table:style-name="ce32" office:value-type="float" office:value="6642" calcext:value-type="float">
            <text:p>6,642</text:p>
          </table:table-cell>
          <table:table-cell table:style-name="ce37" table:formula="of:=SUM([.D32:.E32])" office:value-type="float" office:value="20837" calcext:value-type="float">
            <text:p>20,837</text:p>
          </table:table-cell>
          <table:table-cell table:style-name="ce38" office:value-type="float" office:value="10752" calcext:value-type="float">
            <text:p>10,752</text:p>
          </table:table-cell>
          <table:table-cell table:style-name="ce37" office:value-type="float" office:value="10085" calcext:value-type="float">
            <text:p>10,085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烏來鄉</text:p>
          </table:table-cell>
          <table:table-cell table:style-name="ce34" office:value-type="float" office:value="1652" calcext:value-type="float">
            <text:p>1,652</text:p>
          </table:table-cell>
          <table:table-cell table:style-name="ce39" table:formula="of:=SUM([.D33:.E33])" office:value-type="float" office:value="5462" calcext:value-type="float">
            <text:p>5,462</text:p>
          </table:table-cell>
          <table:table-cell table:style-name="ce43" office:value-type="float" office:value="2804" calcext:value-type="float">
            <text:p>2804</text:p>
          </table:table-cell>
          <table:table-cell table:style-name="ce46" office:value-type="float" office:value="2658" calcext:value-type="float">
            <text:p>2658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宜蘭縣" table:style-name="ta3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7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style-name="ce5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style-name="ce53" table:number-columns-repeated="1019"/>
        </table:table-row>
        <table:table-row table:style-name="ro2">
          <table:table-cell table:style-name="ce8" office:value-type="string" calcext:value-type="string">
            <text:p>宜蘭縣</text:p>
          </table:table-cell>
          <table:table-cell table:style-name="ce33" table:formula="of:=SUM([.B5:.B16])" office:value-type="float" office:value="148570" calcext:value-type="float">
            <text:p>148,570</text:p>
          </table:table-cell>
          <table:table-cell table:style-name="ce51" table:formula="of:=SUM([.C5:.C16])" office:value-type="float" office:value="461126" calcext:value-type="float">
            <text:p>461,126</text:p>
          </table:table-cell>
          <table:table-cell table:style-name="ce38" table:formula="of:=SUM([.D5:.D16])" office:value-type="float" office:value="235927" calcext:value-type="float">
            <text:p>235,927</text:p>
          </table:table-cell>
          <table:table-cell table:style-name="ce45" table:formula="of:=SUM([.E5:.E16])" office:value-type="float" office:value="225199" calcext:value-type="float">
            <text:p>225,19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宜蘭市</text:p>
          </table:table-cell>
          <table:table-cell table:style-name="ce33" office:value-type="float" office:value="32195" calcext:value-type="float">
            <text:p>32,195</text:p>
          </table:table-cell>
          <table:table-cell table:style-name="ce38" table:formula="of:=SUM([.D5:.E5])" office:value-type="float" office:value="96084" calcext:value-type="float">
            <text:p>96,084</text:p>
          </table:table-cell>
          <table:table-cell table:style-name="ce38" office:value-type="float" office:value="47527" calcext:value-type="float">
            <text:p>47,527</text:p>
          </table:table-cell>
          <table:table-cell table:style-name="ce45" office:value-type="float" office:value="48557" calcext:value-type="float">
            <text:p>48,55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羅東鎮</text:p>
          </table:table-cell>
          <table:table-cell table:style-name="ce33" office:value-type="float" office:value="24307" calcext:value-type="float">
            <text:p>24,307</text:p>
          </table:table-cell>
          <table:table-cell table:style-name="ce38" table:formula="of:=SUM([.D6:.E6])" office:value-type="float" office:value="74087" calcext:value-type="float">
            <text:p>74,087</text:p>
          </table:table-cell>
          <table:table-cell table:style-name="ce38" office:value-type="float" office:value="35650" calcext:value-type="float">
            <text:p>35,650</text:p>
          </table:table-cell>
          <table:table-cell table:style-name="ce45" office:value-type="float" office:value="38437" calcext:value-type="float">
            <text:p>38,43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蘇澳鎮</text:p>
          </table:table-cell>
          <table:table-cell table:style-name="ce33" office:value-type="float" office:value="13272" calcext:value-type="float">
            <text:p>13,272</text:p>
          </table:table-cell>
          <table:table-cell table:style-name="ce38" table:formula="of:=SUM([.D7:.E7])" office:value-type="float" office:value="43724" calcext:value-type="float">
            <text:p>43,724</text:p>
          </table:table-cell>
          <table:table-cell table:style-name="ce38" office:value-type="float" office:value="22553" calcext:value-type="float">
            <text:p>22,553</text:p>
          </table:table-cell>
          <table:table-cell table:style-name="ce45" office:value-type="float" office:value="21171" calcext:value-type="float">
            <text:p>21,17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頭城鎮</text:p>
          </table:table-cell>
          <table:table-cell table:style-name="ce33" office:value-type="float" office:value="9371" calcext:value-type="float">
            <text:p>9,371</text:p>
          </table:table-cell>
          <table:table-cell table:style-name="ce38" table:formula="of:=SUM([.D8:.E8])" office:value-type="float" office:value="31444" calcext:value-type="float">
            <text:p>31,444</text:p>
          </table:table-cell>
          <table:table-cell table:style-name="ce38" office:value-type="float" office:value="16323" calcext:value-type="float">
            <text:p>16,323</text:p>
          </table:table-cell>
          <table:table-cell table:style-name="ce45" office:value-type="float" office:value="15121" calcext:value-type="float">
            <text:p>15,12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礁溪鄉</text:p>
          </table:table-cell>
          <table:table-cell table:style-name="ce33" office:value-type="float" office:value="11883" calcext:value-type="float">
            <text:p>11,883</text:p>
          </table:table-cell>
          <table:table-cell table:style-name="ce38" table:formula="of:=SUM([.D9:.E9])" office:value-type="float" office:value="35919" calcext:value-type="float">
            <text:p>35,919</text:p>
          </table:table-cell>
          <table:table-cell table:style-name="ce38" office:value-type="float" office:value="18900" calcext:value-type="float">
            <text:p>18,900</text:p>
          </table:table-cell>
          <table:table-cell table:style-name="ce45" office:value-type="float" office:value="17019" calcext:value-type="float">
            <text:p>17,01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壯圍鄉</text:p>
          </table:table-cell>
          <table:table-cell table:style-name="ce33" office:value-type="float" office:value="7818" calcext:value-type="float">
            <text:p>7,818</text:p>
          </table:table-cell>
          <table:table-cell table:style-name="ce38" table:formula="of:=SUM([.D10:.E10])" office:value-type="float" office:value="25069" calcext:value-type="float">
            <text:p>25,069</text:p>
          </table:table-cell>
          <table:table-cell table:style-name="ce38" office:value-type="float" office:value="13258" calcext:value-type="float">
            <text:p>13,258</text:p>
          </table:table-cell>
          <table:table-cell table:style-name="ce45" office:value-type="float" office:value="11811" calcext:value-type="float">
            <text:p>11,81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員山鄉</text:p>
          </table:table-cell>
          <table:table-cell table:style-name="ce33" office:value-type="float" office:value="10370" calcext:value-type="float">
            <text:p>10,370</text:p>
          </table:table-cell>
          <table:table-cell table:style-name="ce38" table:formula="of:=SUM([.D11:.E11])" office:value-type="float" office:value="32285" calcext:value-type="float">
            <text:p>32,285</text:p>
          </table:table-cell>
          <table:table-cell table:style-name="ce38" office:value-type="float" office:value="17356" calcext:value-type="float">
            <text:p>17,356</text:p>
          </table:table-cell>
          <table:table-cell table:style-name="ce45" office:value-type="float" office:value="14929" calcext:value-type="float">
            <text:p>14,92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冬山鄉</text:p>
          </table:table-cell>
          <table:table-cell table:style-name="ce33" office:value-type="float" office:value="16455" calcext:value-type="float">
            <text:p>16,455</text:p>
          </table:table-cell>
          <table:table-cell table:style-name="ce38" table:formula="of:=SUM([.D12:.E12])" office:value-type="float" office:value="51513" calcext:value-type="float">
            <text:p>51,513</text:p>
          </table:table-cell>
          <table:table-cell table:style-name="ce38" office:value-type="float" office:value="26656" calcext:value-type="float">
            <text:p>26,656</text:p>
          </table:table-cell>
          <table:table-cell table:style-name="ce45" office:value-type="float" office:value="24857" calcext:value-type="float">
            <text:p>24,85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五結鄉</text:p>
          </table:table-cell>
          <table:table-cell table:style-name="ce33" office:value-type="float" office:value="12319" calcext:value-type="float">
            <text:p>12,319</text:p>
          </table:table-cell>
          <table:table-cell table:style-name="ce38" table:formula="of:=SUM([.D13:.E13])" office:value-type="float" office:value="38176" calcext:value-type="float">
            <text:p>38,176</text:p>
          </table:table-cell>
          <table:table-cell table:style-name="ce38" office:value-type="float" office:value="19895" calcext:value-type="float">
            <text:p>19,895</text:p>
          </table:table-cell>
          <table:table-cell table:style-name="ce45" office:value-type="float" office:value="18281" calcext:value-type="float">
            <text:p>18,28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星鄉</text:p>
          </table:table-cell>
          <table:table-cell table:style-name="ce33" office:value-type="float" office:value="7079" calcext:value-type="float">
            <text:p>7,079</text:p>
          </table:table-cell>
          <table:table-cell table:style-name="ce38" table:formula="of:=SUM([.D14:.E14])" office:value-type="float" office:value="21209" calcext:value-type="float">
            <text:p>21,209</text:p>
          </table:table-cell>
          <table:table-cell table:style-name="ce38" office:value-type="float" office:value="11503" calcext:value-type="float">
            <text:p>11,503</text:p>
          </table:table-cell>
          <table:table-cell table:style-name="ce45" office:value-type="float" office:value="9706" calcext:value-type="float">
            <text:p>9,70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大同鄉</text:p>
          </table:table-cell>
          <table:table-cell table:style-name="ce33" office:value-type="float" office:value="1787" calcext:value-type="float">
            <text:p>1,787</text:p>
          </table:table-cell>
          <table:table-cell table:style-name="ce38" table:formula="of:=SUM([.D15:.E15])" office:value-type="float" office:value="5804" calcext:value-type="float">
            <text:p>5,804</text:p>
          </table:table-cell>
          <table:table-cell table:style-name="ce38" office:value-type="float" office:value="3209" calcext:value-type="float">
            <text:p>3,209</text:p>
          </table:table-cell>
          <table:table-cell table:style-name="ce45" office:value-type="float" office:value="2595" calcext:value-type="float">
            <text:p>2,595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南澳鄉</text:p>
          </table:table-cell>
          <table:table-cell table:style-name="ce47" office:value-type="float" office:value="1714" calcext:value-type="float">
            <text:p>1,714</text:p>
          </table:table-cell>
          <table:table-cell table:style-name="ce39" table:formula="of:=SUM([.D16:.E16])" office:value-type="float" office:value="5812" calcext:value-type="float">
            <text:p>5,812</text:p>
          </table:table-cell>
          <table:table-cell table:style-name="ce39" office:value-type="float" office:value="3097" calcext:value-type="float">
            <text:p>3,097</text:p>
          </table:table-cell>
          <table:table-cell table:style-name="ce52" office:value-type="float" office:value="2715" calcext:value-type="float">
            <text:p>2,715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2">
          <table:table-cell/>
          <table:table-cell table:style-name="ce48" table:number-columns-repeated="3"/>
          <table:table-cell table:number-columns-repeated="1020"/>
        </table:table-row>
        <table:table-row table:style-name="ro2" table:number-rows-repeated="16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桃園縣" table:style-name="ta4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7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桃園縣</text:p>
          </table:table-cell>
          <table:table-cell table:style-name="ce33" table:formula="of:=SUM([.B5:.B17])" office:value-type="float" office:value="629223" calcext:value-type="float">
            <text:p>629,223</text:p>
          </table:table-cell>
          <table:table-cell table:style-name="ce44" table:formula="of:=SUM([.C5:.C17])" office:value-type="float" office:value="1948004" calcext:value-type="float">
            <text:p>1,948,004</text:p>
          </table:table-cell>
          <table:table-cell table:style-name="ce38" table:formula="of:=SUM([.D5:.D17])" office:value-type="float" office:value="986996" calcext:value-type="float">
            <text:p>986,996</text:p>
          </table:table-cell>
          <table:table-cell table:style-name="ce45" table:formula="of:=SUM([.E5:.E17])" office:value-type="float" office:value="961008" calcext:value-type="float">
            <text:p>961,00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桃園市</text:p>
          </table:table-cell>
          <table:table-cell table:style-name="ce33" office:value-type="float" office:value="135027" calcext:value-type="float">
            <text:p>135,027</text:p>
          </table:table-cell>
          <table:table-cell table:style-name="ce38" table:formula="of:=SUM([.D5:.E5])" office:value-type="float" office:value="395104" calcext:value-type="float">
            <text:p>395,104</text:p>
          </table:table-cell>
          <table:table-cell table:style-name="ce38" office:value-type="float" office:value="194193" calcext:value-type="float">
            <text:p>194,193</text:p>
          </table:table-cell>
          <table:table-cell table:style-name="ce45" office:value-type="float" office:value="200911" calcext:value-type="float">
            <text:p>200,91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中壢市</text:p>
          </table:table-cell>
          <table:table-cell table:style-name="ce33" office:value-type="float" office:value="118536" calcext:value-type="float">
            <text:p>118,536</text:p>
          </table:table-cell>
          <table:table-cell table:style-name="ce38" table:formula="of:=SUM([.D6:.E6])" office:value-type="float" office:value="360569" calcext:value-type="float">
            <text:p>360,569</text:p>
          </table:table-cell>
          <table:table-cell table:style-name="ce38" office:value-type="float" office:value="180993" calcext:value-type="float">
            <text:p>180,993</text:p>
          </table:table-cell>
          <table:table-cell table:style-name="ce45" office:value-type="float" office:value="179576" calcext:value-type="float">
            <text:p>179,57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平鎮市</text:p>
          </table:table-cell>
          <table:table-cell table:style-name="ce33" office:value-type="float" office:value="62628" calcext:value-type="float">
            <text:p>62,628</text:p>
          </table:table-cell>
          <table:table-cell table:style-name="ce38" table:formula="of:=SUM([.D7:.E7])" office:value-type="float" office:value="204440" calcext:value-type="float">
            <text:p>204,440</text:p>
          </table:table-cell>
          <table:table-cell table:style-name="ce38" office:value-type="float" office:value="103343" calcext:value-type="float">
            <text:p>103,343</text:p>
          </table:table-cell>
          <table:table-cell table:style-name="ce45" office:value-type="float" office:value="101097" calcext:value-type="float">
            <text:p>101,09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八德市</text:p>
          </table:table-cell>
          <table:table-cell table:style-name="ce33" office:value-type="float" office:value="53899" calcext:value-type="float">
            <text:p>53,899</text:p>
          </table:table-cell>
          <table:table-cell table:style-name="ce38" table:formula="of:=SUM([.D8:.E8])" office:value-type="float" office:value="172587" calcext:value-type="float">
            <text:p>172,587</text:p>
          </table:table-cell>
          <table:table-cell table:style-name="ce38" office:value-type="float" office:value="88491" calcext:value-type="float">
            <text:p>88,491</text:p>
          </table:table-cell>
          <table:table-cell table:style-name="ce45" office:value-type="float" office:value="84096" calcext:value-type="float">
            <text:p>84,09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溪鎮</text:p>
          </table:table-cell>
          <table:table-cell table:style-name="ce33" office:value-type="float" office:value="27885" calcext:value-type="float">
            <text:p>27,885</text:p>
          </table:table-cell>
          <table:table-cell table:style-name="ce38" table:formula="of:=SUM([.D9:.E9])" office:value-type="float" office:value="90747" calcext:value-type="float">
            <text:p>90,747</text:p>
          </table:table-cell>
          <table:table-cell table:style-name="ce38" office:value-type="float" office:value="46904" calcext:value-type="float">
            <text:p>46,904</text:p>
          </table:table-cell>
          <table:table-cell table:style-name="ce45" office:value-type="float" office:value="43843" calcext:value-type="float">
            <text:p>43,84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楊梅鎮</text:p>
          </table:table-cell>
          <table:table-cell table:style-name="ce33" office:value-type="float" office:value="44858" calcext:value-type="float">
            <text:p>44,858</text:p>
          </table:table-cell>
          <table:table-cell table:style-name="ce38" table:formula="of:=SUM([.D10:.E10])" office:value-type="float" office:value="144297" calcext:value-type="float">
            <text:p>144,297</text:p>
          </table:table-cell>
          <table:table-cell table:style-name="ce38" office:value-type="float" office:value="73825" calcext:value-type="float">
            <text:p>73,825</text:p>
          </table:table-cell>
          <table:table-cell table:style-name="ce45" office:value-type="float" office:value="70472" calcext:value-type="float">
            <text:p>70,47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蘆竹鄉</text:p>
          </table:table-cell>
          <table:table-cell table:style-name="ce33" office:value-type="float" office:value="44130" calcext:value-type="float">
            <text:p>44,130</text:p>
          </table:table-cell>
          <table:table-cell table:style-name="ce38" table:formula="of:=SUM([.D11:.E11])" office:value-type="float" office:value="134275" calcext:value-type="float">
            <text:p>134,275</text:p>
          </table:table-cell>
          <table:table-cell table:style-name="ce38" office:value-type="float" office:value="67723" calcext:value-type="float">
            <text:p>67,723</text:p>
          </table:table-cell>
          <table:table-cell table:style-name="ce45" office:value-type="float" office:value="66552" calcext:value-type="float">
            <text:p>66,55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園鄉</text:p>
          </table:table-cell>
          <table:table-cell table:style-name="ce33" office:value-type="float" office:value="24163" calcext:value-type="float">
            <text:p>24,163</text:p>
          </table:table-cell>
          <table:table-cell table:style-name="ce38" table:formula="of:=SUM([.D12:.E12])" office:value-type="float" office:value="79849" calcext:value-type="float">
            <text:p>79,849</text:p>
          </table:table-cell>
          <table:table-cell table:style-name="ce38" office:value-type="float" office:value="41647" calcext:value-type="float">
            <text:p>41,647</text:p>
          </table:table-cell>
          <table:table-cell table:style-name="ce45" office:value-type="float" office:value="38202" calcext:value-type="float">
            <text:p>38,20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龜山鄉</text:p>
          </table:table-cell>
          <table:table-cell table:style-name="ce33" office:value-type="float" office:value="46724" calcext:value-type="float">
            <text:p>46,724</text:p>
          </table:table-cell>
          <table:table-cell table:style-name="ce38" table:formula="of:=SUM([.D13:.E13])" office:value-type="float" office:value="132767" calcext:value-type="float">
            <text:p>132,767</text:p>
          </table:table-cell>
          <table:table-cell table:style-name="ce38" office:value-type="float" office:value="67812" calcext:value-type="float">
            <text:p>67,812</text:p>
          </table:table-cell>
          <table:table-cell table:style-name="ce45" office:value-type="float" office:value="64955" calcext:value-type="float">
            <text:p>64,95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龍潭鄉</text:p>
          </table:table-cell>
          <table:table-cell table:style-name="ce33" office:value-type="float" office:value="35039" calcext:value-type="float">
            <text:p>35,039</text:p>
          </table:table-cell>
          <table:table-cell table:style-name="ce38" table:formula="of:=SUM([.D14:.E14])" office:value-type="float" office:value="113264" calcext:value-type="float">
            <text:p>113,264</text:p>
          </table:table-cell>
          <table:table-cell table:style-name="ce38" office:value-type="float" office:value="57852" calcext:value-type="float">
            <text:p>57,852</text:p>
          </table:table-cell>
          <table:table-cell table:style-name="ce45" office:value-type="float" office:value="55412" calcext:value-type="float">
            <text:p>55,41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屋鄉</text:p>
          </table:table-cell>
          <table:table-cell table:style-name="ce33" office:value-type="float" office:value="14512" calcext:value-type="float">
            <text:p>14,512</text:p>
          </table:table-cell>
          <table:table-cell table:style-name="ce38" table:formula="of:=SUM([.D15:.E15])" office:value-type="float" office:value="49726" calcext:value-type="float">
            <text:p>49,726</text:p>
          </table:table-cell>
          <table:table-cell table:style-name="ce38" office:value-type="float" office:value="26571" calcext:value-type="float">
            <text:p>26,571</text:p>
          </table:table-cell>
          <table:table-cell table:style-name="ce45" office:value-type="float" office:value="23155" calcext:value-type="float">
            <text:p>23,15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觀音鄉</text:p>
          </table:table-cell>
          <table:table-cell table:style-name="ce33" office:value-type="float" office:value="18234" calcext:value-type="float">
            <text:p>18,234</text:p>
          </table:table-cell>
          <table:table-cell table:style-name="ce38" table:formula="of:=SUM([.D16:.E16])" office:value-type="float" office:value="59958" calcext:value-type="float">
            <text:p>59,958</text:p>
          </table:table-cell>
          <table:table-cell table:style-name="ce38" office:value-type="float" office:value="31774" calcext:value-type="float">
            <text:p>31,774</text:p>
          </table:table-cell>
          <table:table-cell table:style-name="ce45" office:value-type="float" office:value="28184" calcext:value-type="float">
            <text:p>28,184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復興鄉</text:p>
          </table:table-cell>
          <table:table-cell table:style-name="ce47" office:value-type="float" office:value="3588" calcext:value-type="float">
            <text:p>3,588</text:p>
          </table:table-cell>
          <table:table-cell table:style-name="ce39" table:formula="of:=SUM([.D17:.E17])" office:value-type="float" office:value="10421" calcext:value-type="float">
            <text:p>10,421</text:p>
          </table:table-cell>
          <table:table-cell table:style-name="ce39" office:value-type="float" office:value="5868" calcext:value-type="float">
            <text:p>5,868</text:p>
          </table:table-cell>
          <table:table-cell table:style-name="ce52" office:value-type="float" office:value="4553" calcext:value-type="float">
            <text:p>4,553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">
          <table:table-cell table:number-columns-repeated="2"/>
          <table:table-cell table:style-name="ce48" table:number-columns-repeated="2"/>
          <table:table-cell table:number-columns-repeated="1020"/>
        </table:table-row>
        <table:table-row table:style-name="ro2" table:number-rows-repeated="16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新竹縣" table:style-name="ta5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7月</text:p>
          </table:table-cell>
          <table:table-cell table:style-name="ce59" table:number-columns-repeated="4"/>
          <table:table-cell table:number-columns-repeated="1019"/>
        </table:table-row>
        <table:table-row table:style-name="ro1">
          <table:table-cell table:style-name="ce26" office:value-type="string" calcext:value-type="string" table:number-columns-spanned="1" table:number-rows-spanned="2">
            <text:p>區 <text:s/>域 <text:s/>別</text:p>
          </table:table-cell>
          <table:table-cell table:style-name="ce60" office:value-type="string" calcext:value-type="string" table:number-columns-spanned="1" table:number-rows-spanned="2">
            <text:p>戶 <text:s text:c="3"/>數</text:p>
          </table:table-cell>
          <table:table-cell table:style-name="ce6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9"/>
          <table:table-cell table:number-columns-repeated="1019"/>
        </table:table-row>
        <table:table-row table:style-name="ro1">
          <table:covered-table-cell table:style-name="ce56"/>
          <table:covered-table-cell table:style-name="ce61"/>
          <table:table-cell table:style-name="ce65" office:value-type="string" calcext:value-type="string">
            <text:p>計</text:p>
          </table:table-cell>
          <table:table-cell table:style-name="ce70" office:value-type="string" calcext:value-type="string">
            <text:p>男</text:p>
          </table:table-cell>
          <table:table-cell table:style-name="ce71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新竹縣</text:p>
          </table:table-cell>
          <table:table-cell table:style-name="ce62" table:formula="of:=SUM([.B5:.B17])" office:value-type="float" office:value="150478" calcext:value-type="float">
            <text:p>150,478</text:p>
          </table:table-cell>
          <table:table-cell table:style-name="ce66" table:formula="of:=SUM([.C5:.C17])" office:value-type="float" office:value="500025" calcext:value-type="float">
            <text:p>500,025</text:p>
          </table:table-cell>
          <table:table-cell table:style-name="ce67" table:formula="of:=SUM([.D5:.D17])" office:value-type="float" office:value="258533" calcext:value-type="float">
            <text:p>258,533</text:p>
          </table:table-cell>
          <table:table-cell table:style-name="ce72" table:formula="of:=SUM([.E5:.E17])" office:value-type="float" office:value="241492" calcext:value-type="float">
            <text:p>241,492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竹北市</text:p>
          </table:table-cell>
          <table:table-cell table:style-name="ce33" office:value-type="float" office:value="41244" calcext:value-type="float">
            <text:p>41,244</text:p>
          </table:table-cell>
          <table:table-cell table:style-name="ce38" table:formula="of:=SUM([.D5:.E5])" office:value-type="float" office:value="129609" calcext:value-type="float">
            <text:p>129,609</text:p>
          </table:table-cell>
          <table:table-cell table:style-name="ce38" office:value-type="float" office:value="65329" calcext:value-type="float">
            <text:p>65,329</text:p>
          </table:table-cell>
          <table:table-cell table:style-name="ce45" office:value-type="float" office:value="64280" calcext:value-type="float">
            <text:p>64,280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關西鎮</text:p>
          </table:table-cell>
          <table:table-cell table:style-name="ce62" office:value-type="float" office:value="8926" calcext:value-type="float">
            <text:p>8,926</text:p>
          </table:table-cell>
          <table:table-cell table:style-name="ce67" table:formula="of:=SUM([.D6:.E6])" office:value-type="float" office:value="32548" calcext:value-type="float">
            <text:p>32,548</text:p>
          </table:table-cell>
          <table:table-cell table:style-name="ce67" office:value-type="float" office:value="17383" calcext:value-type="float">
            <text:p>17,383</text:p>
          </table:table-cell>
          <table:table-cell table:style-name="ce72" office:value-type="float" office:value="15165" calcext:value-type="float">
            <text:p>15,165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新埔鎮</text:p>
          </table:table-cell>
          <table:table-cell table:style-name="ce62" office:value-type="float" office:value="10002" calcext:value-type="float">
            <text:p>10,002</text:p>
          </table:table-cell>
          <table:table-cell table:style-name="ce67" table:formula="of:=SUM([.D7:.E7])" office:value-type="float" office:value="36098" calcext:value-type="float">
            <text:p>36,098</text:p>
          </table:table-cell>
          <table:table-cell table:style-name="ce67" office:value-type="float" office:value="19162" calcext:value-type="float">
            <text:p>19,162</text:p>
          </table:table-cell>
          <table:table-cell table:style-name="ce72" office:value-type="float" office:value="16936" calcext:value-type="float">
            <text:p>16,936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竹東鎮</text:p>
          </table:table-cell>
          <table:table-cell table:style-name="ce62" office:value-type="float" office:value="29215" calcext:value-type="float">
            <text:p>29,215</text:p>
          </table:table-cell>
          <table:table-cell table:style-name="ce67" table:formula="of:=SUM([.D8:.E8])" office:value-type="float" office:value="96876" calcext:value-type="float">
            <text:p>96,876</text:p>
          </table:table-cell>
          <table:table-cell table:style-name="ce67" office:value-type="float" office:value="48985" calcext:value-type="float">
            <text:p>48,985</text:p>
          </table:table-cell>
          <table:table-cell table:style-name="ce72" office:value-type="float" office:value="47891" calcext:value-type="float">
            <text:p>47,891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湖口鄉</text:p>
          </table:table-cell>
          <table:table-cell table:style-name="ce62" office:value-type="float" office:value="22334" calcext:value-type="float">
            <text:p>22,334</text:p>
          </table:table-cell>
          <table:table-cell table:style-name="ce67" table:formula="of:=SUM([.D9:.E9])" office:value-type="float" office:value="74705" calcext:value-type="float">
            <text:p>74,705</text:p>
          </table:table-cell>
          <table:table-cell table:style-name="ce67" office:value-type="float" office:value="38291" calcext:value-type="float">
            <text:p>38,291</text:p>
          </table:table-cell>
          <table:table-cell table:style-name="ce72" office:value-type="float" office:value="36414" calcext:value-type="float">
            <text:p>36,414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橫山鄉</text:p>
          </table:table-cell>
          <table:table-cell table:style-name="ce62" office:value-type="float" office:value="4208" calcext:value-type="float">
            <text:p>4,208</text:p>
          </table:table-cell>
          <table:table-cell table:style-name="ce67" table:formula="of:=SUM([.D10:.E10])" office:value-type="float" office:value="14602" calcext:value-type="float">
            <text:p>14,602</text:p>
          </table:table-cell>
          <table:table-cell table:style-name="ce67" office:value-type="float" office:value="7949" calcext:value-type="float">
            <text:p>7,949</text:p>
          </table:table-cell>
          <table:table-cell table:style-name="ce72" office:value-type="float" office:value="6653" calcext:value-type="float">
            <text:p>6,653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新豐鄉</text:p>
          </table:table-cell>
          <table:table-cell table:style-name="ce62" office:value-type="float" office:value="14803" calcext:value-type="float">
            <text:p>14,803</text:p>
          </table:table-cell>
          <table:table-cell table:style-name="ce67" table:formula="of:=SUM([.D11:.E11])" office:value-type="float" office:value="52182" calcext:value-type="float">
            <text:p>52,182</text:p>
          </table:table-cell>
          <table:table-cell table:style-name="ce67" office:value-type="float" office:value="27103" calcext:value-type="float">
            <text:p>27,103</text:p>
          </table:table-cell>
          <table:table-cell table:style-name="ce72" office:value-type="float" office:value="25079" calcext:value-type="float">
            <text:p>25,079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芎林鄉</text:p>
          </table:table-cell>
          <table:table-cell table:style-name="ce62" office:value-type="float" office:value="6026" calcext:value-type="float">
            <text:p>6,026</text:p>
          </table:table-cell>
          <table:table-cell table:style-name="ce67" table:formula="of:=SUM([.D12:.E12])" office:value-type="float" office:value="20809" calcext:value-type="float">
            <text:p>20,809</text:p>
          </table:table-cell>
          <table:table-cell table:style-name="ce67" office:value-type="float" office:value="10961" calcext:value-type="float">
            <text:p>10,961</text:p>
          </table:table-cell>
          <table:table-cell table:style-name="ce72" office:value-type="float" office:value="9848" calcext:value-type="float">
            <text:p>9,848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寶山鄉</text:p>
          </table:table-cell>
          <table:table-cell table:style-name="ce62" office:value-type="float" office:value="4467" calcext:value-type="float">
            <text:p>4,467</text:p>
          </table:table-cell>
          <table:table-cell table:style-name="ce67" table:formula="of:=SUM([.D13:.E13])" office:value-type="float" office:value="13707" calcext:value-type="float">
            <text:p>13,707</text:p>
          </table:table-cell>
          <table:table-cell table:style-name="ce67" office:value-type="float" office:value="7399" calcext:value-type="float">
            <text:p>7,399</text:p>
          </table:table-cell>
          <table:table-cell table:style-name="ce72" office:value-type="float" office:value="6308" calcext:value-type="float">
            <text:p>6,308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北埔鄉</text:p>
          </table:table-cell>
          <table:table-cell table:style-name="ce62" office:value-type="float" office:value="2998" calcext:value-type="float">
            <text:p>2,998</text:p>
          </table:table-cell>
          <table:table-cell table:style-name="ce67" table:formula="of:=SUM([.D14:.E14])" office:value-type="float" office:value="10278" calcext:value-type="float">
            <text:p>10,278</text:p>
          </table:table-cell>
          <table:table-cell table:style-name="ce67" office:value-type="float" office:value="5568" calcext:value-type="float">
            <text:p>5,568</text:p>
          </table:table-cell>
          <table:table-cell table:style-name="ce72" office:value-type="float" office:value="4710" calcext:value-type="float">
            <text:p>4,710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峨眉鄉</text:p>
          </table:table-cell>
          <table:table-cell table:style-name="ce62" office:value-type="float" office:value="2011" calcext:value-type="float">
            <text:p>2,011</text:p>
          </table:table-cell>
          <table:table-cell table:style-name="ce67" table:formula="of:=SUM([.D15:.E15])" office:value-type="float" office:value="6099" calcext:value-type="float">
            <text:p>6,099</text:p>
          </table:table-cell>
          <table:table-cell table:style-name="ce67" office:value-type="float" office:value="3400" calcext:value-type="float">
            <text:p>3,400</text:p>
          </table:table-cell>
          <table:table-cell table:style-name="ce72" office:value-type="float" office:value="2699" calcext:value-type="float">
            <text:p>2,699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※尖石鄉</text:p>
          </table:table-cell>
          <table:table-cell table:style-name="ce62" office:value-type="float" office:value="2588" calcext:value-type="float">
            <text:p>2,588</text:p>
          </table:table-cell>
          <table:table-cell table:style-name="ce67" table:formula="of:=SUM([.D16:.E16])" office:value-type="float" office:value="8138" calcext:value-type="float">
            <text:p>8,138</text:p>
          </table:table-cell>
          <table:table-cell table:style-name="ce67" office:value-type="float" office:value="4501" calcext:value-type="float">
            <text:p>4,501</text:p>
          </table:table-cell>
          <table:table-cell table:style-name="ce72" office:value-type="float" office:value="3637" calcext:value-type="float">
            <text:p>3,637</text:p>
          </table:table-cell>
          <table:table-cell table:number-columns-repeated="1019"/>
        </table:table-row>
        <table:table-row table:style-name="ro2">
          <table:table-cell table:style-name="ce58" office:value-type="string" calcext:value-type="string">
            <text:p>※五峰鄉</text:p>
          </table:table-cell>
          <table:table-cell table:style-name="ce63" office:value-type="float" office:value="1656" calcext:value-type="float">
            <text:p>1,656</text:p>
          </table:table-cell>
          <table:table-cell table:style-name="ce68" table:formula="of:=SUM([.D17:.E17])" office:value-type="float" office:value="4374" calcext:value-type="float">
            <text:p>4,374</text:p>
          </table:table-cell>
          <table:table-cell table:style-name="ce68" office:value-type="float" office:value="2502" calcext:value-type="float">
            <text:p>2,502</text:p>
          </table:table-cell>
          <table:table-cell table:style-name="ce73" office:value-type="float" office:value="1872" calcext:value-type="float">
            <text:p>1,872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48" table:number-columns-repeated="3"/>
          <table:table-cell table:number-columns-repeated="1020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苗栗縣" table:style-name="ta6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7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苗栗縣</text:p>
          </table:table-cell>
          <table:table-cell table:style-name="ce33" table:formula="of:=SUM([.B5:.B22])" office:value-type="float" office:value="165094" calcext:value-type="float">
            <text:p>165,094</text:p>
          </table:table-cell>
          <table:table-cell table:style-name="ce44" table:formula="of:=SUM([.C5:.C22])" office:value-type="float" office:value="559914" calcext:value-type="float">
            <text:p>559,914</text:p>
          </table:table-cell>
          <table:table-cell table:style-name="ce38" table:formula="of:=SUM([.D5:.D22])" office:value-type="float" office:value="292250" calcext:value-type="float">
            <text:p>292,250</text:p>
          </table:table-cell>
          <table:table-cell table:style-name="ce45" table:formula="of:=SUM([.E5:.E22])" office:value-type="float" office:value="267664" calcext:value-type="float">
            <text:p>267,66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苗栗市</text:p>
          </table:table-cell>
          <table:table-cell table:style-name="ce33" office:value-type="float" office:value="28143" calcext:value-type="float">
            <text:p>28,143</text:p>
          </table:table-cell>
          <table:table-cell table:style-name="ce38" table:formula="of:=SUM([.D5:.E5])" office:value-type="float" office:value="91149" calcext:value-type="float">
            <text:p>91,149</text:p>
          </table:table-cell>
          <table:table-cell table:style-name="ce38" office:value-type="float" office:value="46176" calcext:value-type="float">
            <text:p>46,176</text:p>
          </table:table-cell>
          <table:table-cell table:style-name="ce45" office:value-type="float" office:value="44973" calcext:value-type="float">
            <text:p>44,97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苑裡鎮</text:p>
          </table:table-cell>
          <table:table-cell table:style-name="ce33" office:value-type="float" office:value="13346" calcext:value-type="float">
            <text:p>13,346</text:p>
          </table:table-cell>
          <table:table-cell table:style-name="ce38" table:formula="of:=SUM([.D6:.E6])" office:value-type="float" office:value="48952" calcext:value-type="float">
            <text:p>48,952</text:p>
          </table:table-cell>
          <table:table-cell table:style-name="ce38" office:value-type="float" office:value="25626" calcext:value-type="float">
            <text:p>25,626</text:p>
          </table:table-cell>
          <table:table-cell table:style-name="ce45" office:value-type="float" office:value="23326" calcext:value-type="float">
            <text:p>23,32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通霄鎮</text:p>
          </table:table-cell>
          <table:table-cell table:style-name="ce33" office:value-type="float" office:value="10986" calcext:value-type="float">
            <text:p>10,986</text:p>
          </table:table-cell>
          <table:table-cell table:style-name="ce38" table:formula="of:=SUM([.D7:.E7])" office:value-type="float" office:value="38911" calcext:value-type="float">
            <text:p>38,911</text:p>
          </table:table-cell>
          <table:table-cell table:style-name="ce38" office:value-type="float" office:value="20770" calcext:value-type="float">
            <text:p>20,770</text:p>
          </table:table-cell>
          <table:table-cell table:style-name="ce45" office:value-type="float" office:value="18141" calcext:value-type="float">
            <text:p>18,14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竹南鎮</text:p>
          </table:table-cell>
          <table:table-cell table:style-name="ce33" office:value-type="float" office:value="22176" calcext:value-type="float">
            <text:p>22,176</text:p>
          </table:table-cell>
          <table:table-cell table:style-name="ce38" table:formula="of:=SUM([.D8:.E8])" office:value-type="float" office:value="75871" calcext:value-type="float">
            <text:p>75,871</text:p>
          </table:table-cell>
          <table:table-cell table:style-name="ce38" office:value-type="float" office:value="38737" calcext:value-type="float">
            <text:p>38,737</text:p>
          </table:table-cell>
          <table:table-cell table:style-name="ce45" office:value-type="float" office:value="37134" calcext:value-type="float">
            <text:p>37,13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頭份鎮</text:p>
          </table:table-cell>
          <table:table-cell table:style-name="ce33" office:value-type="float" office:value="27787" calcext:value-type="float">
            <text:p>27,787</text:p>
          </table:table-cell>
          <table:table-cell table:style-name="ce38" table:formula="of:=SUM([.D9:.E9])" office:value-type="float" office:value="95266" calcext:value-type="float">
            <text:p>95,266</text:p>
          </table:table-cell>
          <table:table-cell table:style-name="ce38" office:value-type="float" office:value="48787" calcext:value-type="float">
            <text:p>48,787</text:p>
          </table:table-cell>
          <table:table-cell table:style-name="ce45" office:value-type="float" office:value="46479" calcext:value-type="float">
            <text:p>46,47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後龍鎮</text:p>
          </table:table-cell>
          <table:table-cell table:style-name="ce33" office:value-type="float" office:value="11425" calcext:value-type="float">
            <text:p>11,425</text:p>
          </table:table-cell>
          <table:table-cell table:style-name="ce38" table:formula="of:=SUM([.D10:.E10])" office:value-type="float" office:value="40253" calcext:value-type="float">
            <text:p>40,253</text:p>
          </table:table-cell>
          <table:table-cell table:style-name="ce38" office:value-type="float" office:value="21368" calcext:value-type="float">
            <text:p>21,368</text:p>
          </table:table-cell>
          <table:table-cell table:style-name="ce45" office:value-type="float" office:value="18885" calcext:value-type="float">
            <text:p>18,88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卓蘭鎮</text:p>
          </table:table-cell>
          <table:table-cell table:style-name="ce33" office:value-type="float" office:value="5784" calcext:value-type="float">
            <text:p>5,784</text:p>
          </table:table-cell>
          <table:table-cell table:style-name="ce38" table:formula="of:=SUM([.D11:.E11])" office:value-type="float" office:value="18374" calcext:value-type="float">
            <text:p>18,374</text:p>
          </table:table-cell>
          <table:table-cell table:style-name="ce38" office:value-type="float" office:value="9742" calcext:value-type="float">
            <text:p>9,742</text:p>
          </table:table-cell>
          <table:table-cell table:style-name="ce45" office:value-type="float" office:value="8632" calcext:value-type="float">
            <text:p>8,63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湖鄉</text:p>
          </table:table-cell>
          <table:table-cell table:style-name="ce33" office:value-type="float" office:value="5178" calcext:value-type="float">
            <text:p>5,178</text:p>
          </table:table-cell>
          <table:table-cell table:style-name="ce38" table:formula="of:=SUM([.D12:.E12])" office:value-type="float" office:value="16098" calcext:value-type="float">
            <text:p>16,098</text:p>
          </table:table-cell>
          <table:table-cell table:style-name="ce38" office:value-type="float" office:value="8679" calcext:value-type="float">
            <text:p>8,679</text:p>
          </table:table-cell>
          <table:table-cell table:style-name="ce45" office:value-type="float" office:value="7419" calcext:value-type="float">
            <text:p>7,41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公館鄉</text:p>
          </table:table-cell>
          <table:table-cell table:style-name="ce33" office:value-type="float" office:value="9728" calcext:value-type="float">
            <text:p>9,728</text:p>
          </table:table-cell>
          <table:table-cell table:style-name="ce38" table:formula="of:=SUM([.D13:.E13])" office:value-type="float" office:value="34720" calcext:value-type="float">
            <text:p>34,720</text:p>
          </table:table-cell>
          <table:table-cell table:style-name="ce38" office:value-type="float" office:value="18245" calcext:value-type="float">
            <text:p>18,245</text:p>
          </table:table-cell>
          <table:table-cell table:style-name="ce45" office:value-type="float" office:value="16475" calcext:value-type="float">
            <text:p>16,47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銅鑼鄉</text:p>
          </table:table-cell>
          <table:table-cell table:style-name="ce33" office:value-type="float" office:value="5854" calcext:value-type="float">
            <text:p>5,854</text:p>
          </table:table-cell>
          <table:table-cell table:style-name="ce38" table:formula="of:=SUM([.D14:.E14])" office:value-type="float" office:value="19731" calcext:value-type="float">
            <text:p>19,731</text:p>
          </table:table-cell>
          <table:table-cell table:style-name="ce38" office:value-type="float" office:value="10523" calcext:value-type="float">
            <text:p>10,523</text:p>
          </table:table-cell>
          <table:table-cell table:style-name="ce45" office:value-type="float" office:value="9208" calcext:value-type="float">
            <text:p>9,20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南庄鄉</text:p>
          </table:table-cell>
          <table:table-cell table:style-name="ce33" office:value-type="float" office:value="3853" calcext:value-type="float">
            <text:p>3,853</text:p>
          </table:table-cell>
          <table:table-cell table:style-name="ce38" table:formula="of:=SUM([.D15:.E15])" office:value-type="float" office:value="11295" calcext:value-type="float">
            <text:p>11,295</text:p>
          </table:table-cell>
          <table:table-cell table:style-name="ce38" office:value-type="float" office:value="6275" calcext:value-type="float">
            <text:p>6,275</text:p>
          </table:table-cell>
          <table:table-cell table:style-name="ce45" office:value-type="float" office:value="5020" calcext:value-type="float">
            <text:p>5,02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頭屋鄉</text:p>
          </table:table-cell>
          <table:table-cell table:style-name="ce33" office:value-type="float" office:value="3449" calcext:value-type="float">
            <text:p>3,449</text:p>
          </table:table-cell>
          <table:table-cell table:style-name="ce38" table:formula="of:=SUM([.D16:.E16])" office:value-type="float" office:value="11792" calcext:value-type="float">
            <text:p>11,792</text:p>
          </table:table-cell>
          <table:table-cell table:style-name="ce38" office:value-type="float" office:value="6243" calcext:value-type="float">
            <text:p>6,243</text:p>
          </table:table-cell>
          <table:table-cell table:style-name="ce45" office:value-type="float" office:value="5549" calcext:value-type="float">
            <text:p>5,54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義鄉</text:p>
          </table:table-cell>
          <table:table-cell table:style-name="ce33" office:value-type="float" office:value="5120" calcext:value-type="float">
            <text:p>5,120</text:p>
          </table:table-cell>
          <table:table-cell table:style-name="ce38" table:formula="of:=SUM([.D17:.E17])" office:value-type="float" office:value="17678" calcext:value-type="float">
            <text:p>17,678</text:p>
          </table:table-cell>
          <table:table-cell table:style-name="ce38" office:value-type="float" office:value="9371" calcext:value-type="float">
            <text:p>9,371</text:p>
          </table:table-cell>
          <table:table-cell table:style-name="ce45" office:value-type="float" office:value="8307" calcext:value-type="float">
            <text:p>8,30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西湖鄉</text:p>
          </table:table-cell>
          <table:table-cell table:style-name="ce33" office:value-type="float" office:value="2590" calcext:value-type="float">
            <text:p>2,590</text:p>
          </table:table-cell>
          <table:table-cell table:style-name="ce38" table:formula="of:=SUM([.D18:.E18])" office:value-type="float" office:value="7918" calcext:value-type="float">
            <text:p>7,918</text:p>
          </table:table-cell>
          <table:table-cell table:style-name="ce38" office:value-type="float" office:value="4403" calcext:value-type="float">
            <text:p>4,403</text:p>
          </table:table-cell>
          <table:table-cell table:style-name="ce45" office:value-type="float" office:value="3515" calcext:value-type="float">
            <text:p>3,51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造橋鄉</text:p>
          </table:table-cell>
          <table:table-cell table:style-name="ce33" office:value-type="float" office:value="3874" calcext:value-type="float">
            <text:p>3,874</text:p>
          </table:table-cell>
          <table:table-cell table:style-name="ce38" table:formula="of:=SUM([.D19:.E19])" office:value-type="float" office:value="13748" calcext:value-type="float">
            <text:p>13,748</text:p>
          </table:table-cell>
          <table:table-cell table:style-name="ce38" office:value-type="float" office:value="7287" calcext:value-type="float">
            <text:p>7,287</text:p>
          </table:table-cell>
          <table:table-cell table:style-name="ce45" office:value-type="float" office:value="6461" calcext:value-type="float">
            <text:p>6,46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灣鄉</text:p>
          </table:table-cell>
          <table:table-cell table:style-name="ce33" office:value-type="float" office:value="2315" calcext:value-type="float">
            <text:p>2,315</text:p>
          </table:table-cell>
          <table:table-cell table:style-name="ce38" table:formula="of:=SUM([.D20:.E20])" office:value-type="float" office:value="7411" calcext:value-type="float">
            <text:p>7,411</text:p>
          </table:table-cell>
          <table:table-cell table:style-name="ce42" office:value-type="float" office:value="4041" calcext:value-type="float">
            <text:p>4,041</text:p>
          </table:table-cell>
          <table:table-cell table:style-name="ce45" office:value-type="float" office:value="3370" calcext:value-type="float">
            <text:p>3,37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獅潭鄉</text:p>
          </table:table-cell>
          <table:table-cell table:style-name="ce33" office:value-type="float" office:value="1639" calcext:value-type="float">
            <text:p>1,639</text:p>
          </table:table-cell>
          <table:table-cell table:style-name="ce38" table:formula="of:=SUM([.D21:.E21])" office:value-type="float" office:value="5079" calcext:value-type="float">
            <text:p>5,079</text:p>
          </table:table-cell>
          <table:table-cell table:style-name="ce38" office:value-type="float" office:value="2862" calcext:value-type="float">
            <text:p>2,862</text:p>
          </table:table-cell>
          <table:table-cell table:style-name="ce45" office:value-type="float" office:value="2217" calcext:value-type="float">
            <text:p>2,217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泰安鄉</text:p>
          </table:table-cell>
          <table:table-cell table:style-name="ce47" office:value-type="float" office:value="1847" calcext:value-type="float">
            <text:p>1,847</text:p>
          </table:table-cell>
          <table:table-cell table:style-name="ce39" table:formula="of:=SUM([.D22:.E22])" office:value-type="float" office:value="5668" calcext:value-type="float">
            <text:p>5,668</text:p>
          </table:table-cell>
          <table:table-cell table:style-name="ce39" office:value-type="float" office:value="3115" calcext:value-type="float">
            <text:p>3,115</text:p>
          </table:table-cell>
          <table:table-cell table:style-name="ce52" office:value-type="float" office:value="2553" calcext:value-type="float">
            <text:p>2,553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5" table:number-columns-repeated="3"/>
          <table:table-cell table:number-columns-repeated="1019"/>
        </table:table-row>
        <table:table-row table:style-name="ro2" table:number-rows-repeated="14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中縣" table:style-name="ta7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7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中縣</text:p>
          </table:table-cell>
          <table:table-cell table:style-name="ce33" table:formula="of:=SUM([.B5:.B25])" office:value-type="float" office:value="447298" calcext:value-type="float">
            <text:p>447,298</text:p>
          </table:table-cell>
          <table:table-cell table:style-name="ce44" table:formula="of:=SUM([.C5:.C25])" office:value-type="float" office:value="1554266" calcext:value-type="float">
            <text:p>1,554,266</text:p>
          </table:table-cell>
          <table:table-cell table:style-name="ce38" table:formula="of:=SUM([.D5:.D25])" office:value-type="float" office:value="790331" calcext:value-type="float">
            <text:p>790,331</text:p>
          </table:table-cell>
          <table:table-cell table:style-name="ce45" table:formula="of:=SUM([.E5:.E25])" office:value-type="float" office:value="763935" calcext:value-type="float">
            <text:p>763,93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豐原市</text:p>
          </table:table-cell>
          <table:table-cell table:style-name="ce33" office:value-type="float" office:value="47637" calcext:value-type="float">
            <text:p>47,637</text:p>
          </table:table-cell>
          <table:table-cell table:style-name="ce38" table:formula="of:=SUM([.D5:.E5])" office:value-type="float" office:value="165144" calcext:value-type="float">
            <text:p>165,144</text:p>
          </table:table-cell>
          <table:table-cell table:style-name="ce38" office:value-type="float" office:value="82192" calcext:value-type="float">
            <text:p>82,192</text:p>
          </table:table-cell>
          <table:table-cell table:style-name="ce45" office:value-type="float" office:value="82952" calcext:value-type="float">
            <text:p>82,95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里市</text:p>
          </table:table-cell>
          <table:table-cell table:style-name="ce33" office:value-type="float" office:value="58715" calcext:value-type="float">
            <text:p>58,715</text:p>
          </table:table-cell>
          <table:table-cell table:style-name="ce38" table:formula="of:=SUM([.D6:.E6])" office:value-type="float" office:value="193779" calcext:value-type="float">
            <text:p>193,779</text:p>
          </table:table-cell>
          <table:table-cell table:style-name="ce38" office:value-type="float" office:value="96449" calcext:value-type="float">
            <text:p>96,449</text:p>
          </table:table-cell>
          <table:table-cell table:style-name="ce45" office:value-type="float" office:value="97330" calcext:value-type="float">
            <text:p>97,33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太平市</text:p>
          </table:table-cell>
          <table:table-cell table:style-name="ce33" office:value-type="float" office:value="52610" calcext:value-type="float">
            <text:p>52,610</text:p>
          </table:table-cell>
          <table:table-cell table:style-name="ce38" table:formula="of:=SUM([.D7:.E7])" office:value-type="float" office:value="171817" calcext:value-type="float">
            <text:p>171,817</text:p>
          </table:table-cell>
          <table:table-cell table:style-name="ce38" office:value-type="float" office:value="86557" calcext:value-type="float">
            <text:p>86,557</text:p>
          </table:table-cell>
          <table:table-cell table:style-name="ce45" office:value-type="float" office:value="85260" calcext:value-type="float">
            <text:p>85,26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勢鎮</text:p>
          </table:table-cell>
          <table:table-cell table:style-name="ce33" office:value-type="float" office:value="16573" calcext:value-type="float">
            <text:p>16,573</text:p>
          </table:table-cell>
          <table:table-cell table:style-name="ce38" table:formula="of:=SUM([.D8:.E8])" office:value-type="float" office:value="54450" calcext:value-type="float">
            <text:p>54,450</text:p>
          </table:table-cell>
          <table:table-cell table:style-name="ce38" office:value-type="float" office:value="28360" calcext:value-type="float">
            <text:p>28,360</text:p>
          </table:table-cell>
          <table:table-cell table:style-name="ce45" office:value-type="float" office:value="26090" calcext:value-type="float">
            <text:p>26,09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甲鎮</text:p>
          </table:table-cell>
          <table:table-cell table:style-name="ce33" office:value-type="float" office:value="20986" calcext:value-type="float">
            <text:p>20,986</text:p>
          </table:table-cell>
          <table:table-cell table:style-name="ce38" table:formula="of:=SUM([.D9:.E9])" office:value-type="float" office:value="79249" calcext:value-type="float">
            <text:p>79,249</text:p>
          </table:table-cell>
          <table:table-cell table:style-name="ce38" office:value-type="float" office:value="40221" calcext:value-type="float">
            <text:p>40,221</text:p>
          </table:table-cell>
          <table:table-cell table:style-name="ce45" office:value-type="float" office:value="39028" calcext:value-type="float">
            <text:p>39,02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清水鎮</text:p>
          </table:table-cell>
          <table:table-cell table:style-name="ce33" office:value-type="float" office:value="24044" calcext:value-type="float">
            <text:p>24,044</text:p>
          </table:table-cell>
          <table:table-cell table:style-name="ce38" table:formula="of:=SUM([.D10:.E10])" office:value-type="float" office:value="85853" calcext:value-type="float">
            <text:p>85,853</text:p>
          </table:table-cell>
          <table:table-cell table:style-name="ce38" office:value-type="float" office:value="44422" calcext:value-type="float">
            <text:p>44,422</text:p>
          </table:table-cell>
          <table:table-cell table:style-name="ce45" office:value-type="float" office:value="41431" calcext:value-type="float">
            <text:p>41,43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沙鹿鎮</text:p>
          </table:table-cell>
          <table:table-cell table:style-name="ce33" office:value-type="float" office:value="21892" calcext:value-type="float">
            <text:p>21,892</text:p>
          </table:table-cell>
          <table:table-cell table:style-name="ce38" table:formula="of:=SUM([.D11:.E11])" office:value-type="float" office:value="79181" calcext:value-type="float">
            <text:p>79,181</text:p>
          </table:table-cell>
          <table:table-cell table:style-name="ce38" office:value-type="float" office:value="40416" calcext:value-type="float">
            <text:p>40,416</text:p>
          </table:table-cell>
          <table:table-cell table:style-name="ce45" office:value-type="float" office:value="38765" calcext:value-type="float">
            <text:p>38,76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梧棲鎮</text:p>
          </table:table-cell>
          <table:table-cell table:style-name="ce33" office:value-type="float" office:value="15374" calcext:value-type="float">
            <text:p>15,374</text:p>
          </table:table-cell>
          <table:table-cell table:style-name="ce38" table:formula="of:=SUM([.D12:.E12])" office:value-type="float" office:value="54525" calcext:value-type="float">
            <text:p>54,525</text:p>
          </table:table-cell>
          <table:table-cell table:style-name="ce38" office:value-type="float" office:value="27732" calcext:value-type="float">
            <text:p>27,732</text:p>
          </table:table-cell>
          <table:table-cell table:style-name="ce45" office:value-type="float" office:value="26793" calcext:value-type="float">
            <text:p>26,79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后里鄉</text:p>
          </table:table-cell>
          <table:table-cell table:style-name="ce33" office:value-type="float" office:value="14252" calcext:value-type="float">
            <text:p>14,252</text:p>
          </table:table-cell>
          <table:table-cell table:style-name="ce38" table:formula="of:=SUM([.D13:.E13])" office:value-type="float" office:value="54459" calcext:value-type="float">
            <text:p>54,459</text:p>
          </table:table-cell>
          <table:table-cell table:style-name="ce38" office:value-type="float" office:value="28188" calcext:value-type="float">
            <text:p>28,188</text:p>
          </table:table-cell>
          <table:table-cell table:style-name="ce45" office:value-type="float" office:value="26271" calcext:value-type="float">
            <text:p>26,27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神岡鄉</text:p>
          </table:table-cell>
          <table:table-cell table:style-name="ce33" office:value-type="float" office:value="16994" calcext:value-type="float">
            <text:p>16,994</text:p>
          </table:table-cell>
          <table:table-cell table:style-name="ce38" table:formula="of:=SUM([.D14:.E14])" office:value-type="float" office:value="64023" calcext:value-type="float">
            <text:p>64,023</text:p>
          </table:table-cell>
          <table:table-cell table:style-name="ce38" office:value-type="float" office:value="33075" calcext:value-type="float">
            <text:p>33,075</text:p>
          </table:table-cell>
          <table:table-cell table:style-name="ce45" office:value-type="float" office:value="30948" calcext:value-type="float">
            <text:p>30,94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潭子鄉</text:p>
          </table:table-cell>
          <table:table-cell table:style-name="ce33" office:value-type="float" office:value="30687" calcext:value-type="float">
            <text:p>30,687</text:p>
          </table:table-cell>
          <table:table-cell table:style-name="ce38" table:formula="of:=SUM([.D15:.E15])" office:value-type="float" office:value="97952" calcext:value-type="float">
            <text:p>97,952</text:p>
          </table:table-cell>
          <table:table-cell table:style-name="ce38" office:value-type="float" office:value="49180" calcext:value-type="float">
            <text:p>49,180</text:p>
          </table:table-cell>
          <table:table-cell table:style-name="ce45" office:value-type="float" office:value="48772" calcext:value-type="float">
            <text:p>48,77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雅鄉</text:p>
          </table:table-cell>
          <table:table-cell table:style-name="ce33" office:value-type="float" office:value="25212" calcext:value-type="float">
            <text:p>25,212</text:p>
          </table:table-cell>
          <table:table-cell table:style-name="ce38" table:formula="of:=SUM([.D16:.E16])" office:value-type="float" office:value="88530" calcext:value-type="float">
            <text:p>88,530</text:p>
          </table:table-cell>
          <table:table-cell table:style-name="ce38" office:value-type="float" office:value="44830" calcext:value-type="float">
            <text:p>44,830</text:p>
          </table:table-cell>
          <table:table-cell table:style-name="ce45" office:value-type="float" office:value="43700" calcext:value-type="float">
            <text:p>43,70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社鄉</text:p>
          </table:table-cell>
          <table:table-cell table:style-name="ce33" office:value-type="float" office:value="7161" calcext:value-type="float">
            <text:p>7,161</text:p>
          </table:table-cell>
          <table:table-cell table:style-name="ce38" table:formula="of:=SUM([.D17:.E17])" office:value-type="float" office:value="25769" calcext:value-type="float">
            <text:p>25,769</text:p>
          </table:table-cell>
          <table:table-cell table:style-name="ce38" office:value-type="float" office:value="13648" calcext:value-type="float">
            <text:p>13,648</text:p>
          </table:table-cell>
          <table:table-cell table:style-name="ce45" office:value-type="float" office:value="12121" calcext:value-type="float">
            <text:p>12,12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石岡鄉</text:p>
          </table:table-cell>
          <table:table-cell table:style-name="ce33" office:value-type="float" office:value="4687" calcext:value-type="float">
            <text:p>4,687</text:p>
          </table:table-cell>
          <table:table-cell table:style-name="ce38" table:formula="of:=SUM([.D18:.E18])" office:value-type="float" office:value="16131" calcext:value-type="float">
            <text:p>16,131</text:p>
          </table:table-cell>
          <table:table-cell table:style-name="ce38" office:value-type="float" office:value="8409" calcext:value-type="float">
            <text:p>8,409</text:p>
          </table:table-cell>
          <table:table-cell table:style-name="ce45" office:value-type="float" office:value="7722" calcext:value-type="float">
            <text:p>7,72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外埔鄉</text:p>
          </table:table-cell>
          <table:table-cell table:style-name="ce33" office:value-type="float" office:value="8408" calcext:value-type="float">
            <text:p>8,408</text:p>
          </table:table-cell>
          <table:table-cell table:style-name="ce38" table:formula="of:=SUM([.D19:.E19])" office:value-type="float" office:value="31834" calcext:value-type="float">
            <text:p>31,834</text:p>
          </table:table-cell>
          <table:table-cell table:style-name="ce38" office:value-type="float" office:value="16438" calcext:value-type="float">
            <text:p>16,438</text:p>
          </table:table-cell>
          <table:table-cell table:style-name="ce45" office:value-type="float" office:value="15396" calcext:value-type="float">
            <text:p>15,39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安鄉</text:p>
          </table:table-cell>
          <table:table-cell table:style-name="ce33" office:value-type="float" office:value="5123" calcext:value-type="float">
            <text:p>5,123</text:p>
          </table:table-cell>
          <table:table-cell table:style-name="ce38" table:formula="of:=SUM([.D20:.E20])" office:value-type="float" office:value="20609" calcext:value-type="float">
            <text:p>20,609</text:p>
          </table:table-cell>
          <table:table-cell table:style-name="ce42" office:value-type="float" office:value="10858" calcext:value-type="float">
            <text:p>10,858</text:p>
          </table:table-cell>
          <table:table-cell table:style-name="ce45" office:value-type="float" office:value="9751" calcext:value-type="float">
            <text:p>9,75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烏日鄉</text:p>
          </table:table-cell>
          <table:table-cell table:style-name="ce33" office:value-type="float" office:value="19362" calcext:value-type="float">
            <text:p>19,362</text:p>
          </table:table-cell>
          <table:table-cell table:style-name="ce38" table:formula="of:=SUM([.D21:.E21])" office:value-type="float" office:value="67808" calcext:value-type="float">
            <text:p>67,808</text:p>
          </table:table-cell>
          <table:table-cell table:style-name="ce38" office:value-type="float" office:value="34491" calcext:value-type="float">
            <text:p>34,491</text:p>
          </table:table-cell>
          <table:table-cell table:style-name="ce45" office:value-type="float" office:value="33317" calcext:value-type="float">
            <text:p>33,31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肚鄉</text:p>
          </table:table-cell>
          <table:table-cell table:style-name="ce33" office:value-type="float" office:value="15303" calcext:value-type="float">
            <text:p>15,303</text:p>
          </table:table-cell>
          <table:table-cell table:style-name="ce38" table:formula="of:=SUM([.D22:.E22])" office:value-type="float" office:value="56004" calcext:value-type="float">
            <text:p>56,004</text:p>
          </table:table-cell>
          <table:table-cell table:style-name="ce38" office:value-type="float" office:value="28841" calcext:value-type="float">
            <text:p>28,841</text:p>
          </table:table-cell>
          <table:table-cell table:style-name="ce45" office:value-type="float" office:value="27163" calcext:value-type="float">
            <text:p>27,16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龍井鄉</text:p>
          </table:table-cell>
          <table:table-cell table:style-name="ce33" office:value-type="float" office:value="19511" calcext:value-type="float">
            <text:p>19,511</text:p>
          </table:table-cell>
          <table:table-cell table:style-name="ce38" table:formula="of:=SUM([.D23:.E23])" office:value-type="float" office:value="72134" calcext:value-type="float">
            <text:p>72,134</text:p>
          </table:table-cell>
          <table:table-cell table:style-name="ce38" office:value-type="float" office:value="36970" calcext:value-type="float">
            <text:p>36,970</text:p>
          </table:table-cell>
          <table:table-cell table:style-name="ce45" office:value-type="float" office:value="35164" calcext:value-type="float">
            <text:p>35,16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霧峰鄉</text:p>
          </table:table-cell>
          <table:table-cell table:style-name="ce33" office:value-type="float" office:value="18299" calcext:value-type="float">
            <text:p>18,299</text:p>
          </table:table-cell>
          <table:table-cell table:style-name="ce38" table:formula="of:=SUM([.D24:.E24])" office:value-type="float" office:value="64248" calcext:value-type="float">
            <text:p>64,248</text:p>
          </table:table-cell>
          <table:table-cell table:style-name="ce38" office:value-type="float" office:value="33114" calcext:value-type="float">
            <text:p>33,114</text:p>
          </table:table-cell>
          <table:table-cell table:style-name="ce45" office:value-type="float" office:value="31134" calcext:value-type="float">
            <text:p>31,134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和平鄉</text:p>
          </table:table-cell>
          <table:table-cell table:style-name="ce47" office:value-type="float" office:value="4468" calcext:value-type="float">
            <text:p>4,468</text:p>
          </table:table-cell>
          <table:table-cell table:style-name="ce39" table:formula="of:=SUM([.D25:.E25])" office:value-type="float" office:value="10767" calcext:value-type="float">
            <text:p>10,767</text:p>
          </table:table-cell>
          <table:table-cell table:style-name="ce39" office:value-type="float" office:value="5940" calcext:value-type="float">
            <text:p>5,940</text:p>
          </table:table-cell>
          <table:table-cell table:style-name="ce52" office:value-type="float" office:value="4827" calcext:value-type="float">
            <text:p>4,827</text:p>
          </table:table-cell>
          <table:table-cell table:number-columns-repeated="1019"/>
        </table:table-row>
        <table:table-row table:style-name="ro2" table:number-rows-repeated="12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彰化縣" table:style-name="ta8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7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彰化縣</text:p>
          </table:table-cell>
          <table:table-cell table:style-name="ce33" table:formula="of:=SUM([.B5:.B30])" office:value-type="float" office:value="350933" calcext:value-type="float">
            <text:p>350,933</text:p>
          </table:table-cell>
          <table:table-cell table:style-name="ce44" table:formula="of:=SUM([.C5:.C30])" office:value-type="float" office:value="1312737" calcext:value-type="float">
            <text:p>1,312,737</text:p>
          </table:table-cell>
          <table:table-cell table:style-name="ce38" table:formula="of:=SUM([.D5:.D30])" office:value-type="float" office:value="676555" calcext:value-type="float">
            <text:p>676,555</text:p>
          </table:table-cell>
          <table:table-cell table:style-name="ce45" table:formula="of:=SUM([.E5:.E30])" office:value-type="float" office:value="636182" calcext:value-type="float">
            <text:p>636,18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彰化市</text:p>
          </table:table-cell>
          <table:table-cell table:style-name="ce33" office:value-type="float" office:value="69315" calcext:value-type="float">
            <text:p>69,315</text:p>
          </table:table-cell>
          <table:table-cell table:style-name="ce38" table:formula="of:=SUM([.D5:.E5])" office:value-type="float" office:value="236538" calcext:value-type="float">
            <text:p>236,538</text:p>
          </table:table-cell>
          <table:table-cell table:style-name="ce38" office:value-type="float" office:value="118448" calcext:value-type="float">
            <text:p>118,448</text:p>
          </table:table-cell>
          <table:table-cell table:style-name="ce44" office:value-type="float" office:value="118090" calcext:value-type="float">
            <text:p>118,09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鹿港鎮</text:p>
          </table:table-cell>
          <table:table-cell table:style-name="ce33" office:value-type="float" office:value="21360" calcext:value-type="float">
            <text:p>21,360</text:p>
          </table:table-cell>
          <table:table-cell table:style-name="ce38" table:formula="of:=SUM([.D6:.E6])" office:value-type="float" office:value="85258" calcext:value-type="float">
            <text:p>85,258</text:p>
          </table:table-cell>
          <table:table-cell table:style-name="ce38" office:value-type="float" office:value="43799" calcext:value-type="float">
            <text:p>43,799</text:p>
          </table:table-cell>
          <table:table-cell table:style-name="ce44" office:value-type="float" office:value="41459" calcext:value-type="float">
            <text:p>41,45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和美鎮</text:p>
          </table:table-cell>
          <table:table-cell table:style-name="ce33" office:value-type="float" office:value="23073" calcext:value-type="float">
            <text:p>23,073</text:p>
          </table:table-cell>
          <table:table-cell table:style-name="ce38" table:formula="of:=SUM([.D7:.E7])" office:value-type="float" office:value="89162" calcext:value-type="float">
            <text:p>89,162</text:p>
          </table:table-cell>
          <table:table-cell table:style-name="ce38" office:value-type="float" office:value="45865" calcext:value-type="float">
            <text:p>45,865</text:p>
          </table:table-cell>
          <table:table-cell table:style-name="ce44" office:value-type="float" office:value="43297" calcext:value-type="float">
            <text:p>43,29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斗鎮</text:p>
          </table:table-cell>
          <table:table-cell table:style-name="ce33" office:value-type="float" office:value="9548" calcext:value-type="float">
            <text:p>9,548</text:p>
          </table:table-cell>
          <table:table-cell table:style-name="ce38" table:formula="of:=SUM([.D8:.E8])" office:value-type="float" office:value="33607" calcext:value-type="float">
            <text:p>33,607</text:p>
          </table:table-cell>
          <table:table-cell table:style-name="ce38" office:value-type="float" office:value="17119" calcext:value-type="float">
            <text:p>17,119</text:p>
          </table:table-cell>
          <table:table-cell table:style-name="ce44" office:value-type="float" office:value="16488" calcext:value-type="float">
            <text:p>16,48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員林鎮</text:p>
          </table:table-cell>
          <table:table-cell table:style-name="ce33" office:value-type="float" office:value="35353" calcext:value-type="float">
            <text:p>35,353</text:p>
          </table:table-cell>
          <table:table-cell table:style-name="ce38" table:formula="of:=SUM([.D9:.E9])" office:value-type="float" office:value="126153" calcext:value-type="float">
            <text:p>126,153</text:p>
          </table:table-cell>
          <table:table-cell table:style-name="ce38" office:value-type="float" office:value="63717" calcext:value-type="float">
            <text:p>63,717</text:p>
          </table:table-cell>
          <table:table-cell table:style-name="ce44" office:value-type="float" office:value="62436" calcext:value-type="float">
            <text:p>62,43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溪湖鎮</text:p>
          </table:table-cell>
          <table:table-cell table:style-name="ce33" office:value-type="float" office:value="14577" calcext:value-type="float">
            <text:p>14,577</text:p>
          </table:table-cell>
          <table:table-cell table:style-name="ce38" table:formula="of:=SUM([.D10:.E10])" office:value-type="float" office:value="56603" calcext:value-type="float">
            <text:p>56,603</text:p>
          </table:table-cell>
          <table:table-cell table:style-name="ce38" office:value-type="float" office:value="29066" calcext:value-type="float">
            <text:p>29,066</text:p>
          </table:table-cell>
          <table:table-cell table:style-name="ce44" office:value-type="float" office:value="27537" calcext:value-type="float">
            <text:p>27,53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田中鎮</text:p>
          </table:table-cell>
          <table:table-cell table:style-name="ce33" office:value-type="float" office:value="12202" calcext:value-type="float">
            <text:p>12,202</text:p>
          </table:table-cell>
          <table:table-cell table:style-name="ce38" table:formula="of:=SUM([.D11:.E11])" office:value-type="float" office:value="44901" calcext:value-type="float">
            <text:p>44,901</text:p>
          </table:table-cell>
          <table:table-cell table:style-name="ce38" office:value-type="float" office:value="23609" calcext:value-type="float">
            <text:p>23,609</text:p>
          </table:table-cell>
          <table:table-cell table:style-name="ce44" office:value-type="float" office:value="21292" calcext:value-type="float">
            <text:p>21,29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二林鎮</text:p>
          </table:table-cell>
          <table:table-cell table:style-name="ce33" office:value-type="float" office:value="13908" calcext:value-type="float">
            <text:p>13,908</text:p>
          </table:table-cell>
          <table:table-cell table:style-name="ce38" table:formula="of:=SUM([.D12:.E12])" office:value-type="float" office:value="54885" calcext:value-type="float">
            <text:p>54,885</text:p>
          </table:table-cell>
          <table:table-cell table:style-name="ce38" office:value-type="float" office:value="28360" calcext:value-type="float">
            <text:p>28,360</text:p>
          </table:table-cell>
          <table:table-cell table:style-name="ce44" office:value-type="float" office:value="26525" calcext:value-type="float">
            <text:p>26,52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線西鄉</text:p>
          </table:table-cell>
          <table:table-cell table:style-name="ce33" office:value-type="float" office:value="3938" calcext:value-type="float">
            <text:p>3,938</text:p>
          </table:table-cell>
          <table:table-cell table:style-name="ce38" table:formula="of:=SUM([.D13:.E13])" office:value-type="float" office:value="17015" calcext:value-type="float">
            <text:p>17,015</text:p>
          </table:table-cell>
          <table:table-cell table:style-name="ce38" office:value-type="float" office:value="8783" calcext:value-type="float">
            <text:p>8,783</text:p>
          </table:table-cell>
          <table:table-cell table:style-name="ce44" office:value-type="float" office:value="8232" calcext:value-type="float">
            <text:p>8,23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伸港鄉</text:p>
          </table:table-cell>
          <table:table-cell table:style-name="ce33" office:value-type="float" office:value="8585" calcext:value-type="float">
            <text:p>8,585</text:p>
          </table:table-cell>
          <table:table-cell table:style-name="ce38" table:formula="of:=SUM([.D14:.E14])" office:value-type="float" office:value="35771" calcext:value-type="float">
            <text:p>35,771</text:p>
          </table:table-cell>
          <table:table-cell table:style-name="ce38" office:value-type="float" office:value="18448" calcext:value-type="float">
            <text:p>18,448</text:p>
          </table:table-cell>
          <table:table-cell table:style-name="ce44" office:value-type="float" office:value="17323" calcext:value-type="float">
            <text:p>17,32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福興鄉</text:p>
          </table:table-cell>
          <table:table-cell table:style-name="ce33" office:value-type="float" office:value="11582" calcext:value-type="float">
            <text:p>11,582</text:p>
          </table:table-cell>
          <table:table-cell table:style-name="ce38" table:formula="of:=SUM([.D15:.E15])" office:value-type="float" office:value="48878" calcext:value-type="float">
            <text:p>48,878</text:p>
          </table:table-cell>
          <table:table-cell table:style-name="ce38" office:value-type="float" office:value="25620" calcext:value-type="float">
            <text:p>25,620</text:p>
          </table:table-cell>
          <table:table-cell table:style-name="ce44" office:value-type="float" office:value="23258" calcext:value-type="float">
            <text:p>23,25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秀水鄉</text:p>
          </table:table-cell>
          <table:table-cell table:style-name="ce33" office:value-type="float" office:value="9296" calcext:value-type="float">
            <text:p>9,296</text:p>
          </table:table-cell>
          <table:table-cell table:style-name="ce38" table:formula="of:=SUM([.D16:.E16])" office:value-type="float" office:value="38951" calcext:value-type="float">
            <text:p>38,951</text:p>
          </table:table-cell>
          <table:table-cell table:style-name="ce38" office:value-type="float" office:value="20189" calcext:value-type="float">
            <text:p>20,189</text:p>
          </table:table-cell>
          <table:table-cell table:style-name="ce44" office:value-type="float" office:value="18762" calcext:value-type="float">
            <text:p>18,76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花壇鄉</text:p>
          </table:table-cell>
          <table:table-cell table:style-name="ce33" office:value-type="float" office:value="12367" calcext:value-type="float">
            <text:p>12,367</text:p>
          </table:table-cell>
          <table:table-cell table:style-name="ce38" table:formula="of:=SUM([.D17:.E17])" office:value-type="float" office:value="46080" calcext:value-type="float">
            <text:p>46,080</text:p>
          </table:table-cell>
          <table:table-cell table:style-name="ce38" office:value-type="float" office:value="23826" calcext:value-type="float">
            <text:p>23,826</text:p>
          </table:table-cell>
          <table:table-cell table:style-name="ce44" office:value-type="float" office:value="22254" calcext:value-type="float">
            <text:p>22,25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芬園鄉</text:p>
          </table:table-cell>
          <table:table-cell table:style-name="ce33" office:value-type="float" office:value="6782" calcext:value-type="float">
            <text:p>6,782</text:p>
          </table:table-cell>
          <table:table-cell table:style-name="ce38" table:formula="of:=SUM([.D18:.E18])" office:value-type="float" office:value="25096" calcext:value-type="float">
            <text:p>25,096</text:p>
          </table:table-cell>
          <table:table-cell table:style-name="ce38" office:value-type="float" office:value="13356" calcext:value-type="float">
            <text:p>13,356</text:p>
          </table:table-cell>
          <table:table-cell table:style-name="ce44" office:value-type="float" office:value="11740" calcext:value-type="float">
            <text:p>11,74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村鄉</text:p>
          </table:table-cell>
          <table:table-cell table:style-name="ce33" office:value-type="float" office:value="9833" calcext:value-type="float">
            <text:p>9,833</text:p>
          </table:table-cell>
          <table:table-cell table:style-name="ce38" table:formula="of:=SUM([.D19:.E19])" office:value-type="float" office:value="36385" calcext:value-type="float">
            <text:p>36,385</text:p>
          </table:table-cell>
          <table:table-cell table:style-name="ce38" office:value-type="float" office:value="19032" calcext:value-type="float">
            <text:p>19,032</text:p>
          </table:table-cell>
          <table:table-cell table:style-name="ce44" office:value-type="float" office:value="17353" calcext:value-type="float">
            <text:p>17,35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埔鹽鄉</text:p>
          </table:table-cell>
          <table:table-cell table:style-name="ce33" office:value-type="float" office:value="8527" calcext:value-type="float">
            <text:p>8,527</text:p>
          </table:table-cell>
          <table:table-cell table:style-name="ce38" table:formula="of:=SUM([.D20:.E20])" office:value-type="float" office:value="34590" calcext:value-type="float">
            <text:p>34,590</text:p>
          </table:table-cell>
          <table:table-cell table:style-name="ce42" office:value-type="float" office:value="18198" calcext:value-type="float">
            <text:p>18,198</text:p>
          </table:table-cell>
          <table:table-cell table:style-name="ce44" office:value-type="float" office:value="16392" calcext:value-type="float">
            <text:p>16,39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埔心鄉</text:p>
          </table:table-cell>
          <table:table-cell table:style-name="ce33" office:value-type="float" office:value="9604" calcext:value-type="float">
            <text:p>9,604</text:p>
          </table:table-cell>
          <table:table-cell table:style-name="ce38" table:formula="of:=SUM([.D21:.E21])" office:value-type="float" office:value="35508" calcext:value-type="float">
            <text:p>35,508</text:p>
          </table:table-cell>
          <table:table-cell table:style-name="ce38" office:value-type="float" office:value="18443" calcext:value-type="float">
            <text:p>18,443</text:p>
          </table:table-cell>
          <table:table-cell table:style-name="ce44" office:value-type="float" office:value="17065" calcext:value-type="float">
            <text:p>17,06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永靖鄉</text:p>
          </table:table-cell>
          <table:table-cell table:style-name="ce33" office:value-type="float" office:value="10068" calcext:value-type="float">
            <text:p>10,068</text:p>
          </table:table-cell>
          <table:table-cell table:style-name="ce38" table:formula="of:=SUM([.D22:.E22])" office:value-type="float" office:value="39581" calcext:value-type="float">
            <text:p>39,581</text:p>
          </table:table-cell>
          <table:table-cell table:style-name="ce38" office:value-type="float" office:value="20616" calcext:value-type="float">
            <text:p>20,616</text:p>
          </table:table-cell>
          <table:table-cell table:style-name="ce44" office:value-type="float" office:value="18965" calcext:value-type="float">
            <text:p>18,96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社頭鄉</text:p>
          </table:table-cell>
          <table:table-cell table:style-name="ce33" office:value-type="float" office:value="11965" calcext:value-type="float">
            <text:p>11,965</text:p>
          </table:table-cell>
          <table:table-cell table:style-name="ce38" table:formula="of:=SUM([.D23:.E23])" office:value-type="float" office:value="45312" calcext:value-type="float">
            <text:p>45,312</text:p>
          </table:table-cell>
          <table:table-cell table:style-name="ce38" office:value-type="float" office:value="23383" calcext:value-type="float">
            <text:p>23,383</text:p>
          </table:table-cell>
          <table:table-cell table:style-name="ce44" office:value-type="float" office:value="21929" calcext:value-type="float">
            <text:p>21,92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二水鄉</text:p>
          </table:table-cell>
          <table:table-cell table:style-name="ce33" office:value-type="float" office:value="5214" calcext:value-type="float">
            <text:p>5,214</text:p>
          </table:table-cell>
          <table:table-cell table:style-name="ce38" table:formula="of:=SUM([.D24:.E24])" office:value-type="float" office:value="16956" calcext:value-type="float">
            <text:p>16,956</text:p>
          </table:table-cell>
          <table:table-cell table:style-name="ce38" office:value-type="float" office:value="8976" calcext:value-type="float">
            <text:p>8,976</text:p>
          </table:table-cell>
          <table:table-cell table:style-name="ce44" office:value-type="float" office:value="7980" calcext:value-type="float">
            <text:p>7,98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田尾鄉</text:p>
          </table:table-cell>
          <table:table-cell table:style-name="ce33" office:value-type="float" office:value="7480" calcext:value-type="float">
            <text:p>7,480</text:p>
          </table:table-cell>
          <table:table-cell table:style-name="ce38" table:formula="of:=SUM([.D25:.E25])" office:value-type="float" office:value="28965" calcext:value-type="float">
            <text:p>28,965</text:p>
          </table:table-cell>
          <table:table-cell table:style-name="ce38" office:value-type="float" office:value="15116" calcext:value-type="float">
            <text:p>15,116</text:p>
          </table:table-cell>
          <table:table-cell table:style-name="ce44" office:value-type="float" office:value="13849" calcext:value-type="float">
            <text:p>13,84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埤頭鄉</text:p>
          </table:table-cell>
          <table:table-cell table:style-name="ce33" office:value-type="float" office:value="8273" calcext:value-type="float">
            <text:p>8,273</text:p>
          </table:table-cell>
          <table:table-cell table:style-name="ce38" table:formula="of:=SUM([.D26:.E26])" office:value-type="float" office:value="31991" calcext:value-type="float">
            <text:p>31,991</text:p>
          </table:table-cell>
          <table:table-cell table:style-name="ce38" office:value-type="float" office:value="16794" calcext:value-type="float">
            <text:p>16,794</text:p>
          </table:table-cell>
          <table:table-cell table:style-name="ce44" office:value-type="float" office:value="15197" calcext:value-type="float">
            <text:p>15,19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芳苑鄉</text:p>
          </table:table-cell>
          <table:table-cell table:style-name="ce33" office:value-type="float" office:value="9828" calcext:value-type="float">
            <text:p>9,828</text:p>
          </table:table-cell>
          <table:table-cell table:style-name="ce38" table:formula="of:=SUM([.D27:.E27])" office:value-type="float" office:value="36781" calcext:value-type="float">
            <text:p>36,781</text:p>
          </table:table-cell>
          <table:table-cell table:style-name="ce38" office:value-type="float" office:value="19525" calcext:value-type="float">
            <text:p>19,525</text:p>
          </table:table-cell>
          <table:table-cell table:style-name="ce44" office:value-type="float" office:value="17256" calcext:value-type="float">
            <text:p>17,25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城鄉</text:p>
          </table:table-cell>
          <table:table-cell table:style-name="ce33" office:value-type="float" office:value="5277" calcext:value-type="float">
            <text:p>5,277</text:p>
          </table:table-cell>
          <table:table-cell table:style-name="ce38" table:formula="of:=SUM([.D28:.E28])" office:value-type="float" office:value="19109" calcext:value-type="float">
            <text:p>19,109</text:p>
          </table:table-cell>
          <table:table-cell table:style-name="ce38" office:value-type="float" office:value="10449" calcext:value-type="float">
            <text:p>10,449</text:p>
          </table:table-cell>
          <table:table-cell table:style-name="ce44" office:value-type="float" office:value="8660" calcext:value-type="float">
            <text:p>8,66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竹塘鄉</text:p>
          </table:table-cell>
          <table:table-cell table:style-name="ce33" office:value-type="float" office:value="4478" calcext:value-type="float">
            <text:p>4,478</text:p>
          </table:table-cell>
          <table:table-cell table:style-name="ce38" table:formula="of:=SUM([.D29:.E29])" office:value-type="float" office:value="16675" calcext:value-type="float">
            <text:p>16,675</text:p>
          </table:table-cell>
          <table:table-cell table:style-name="ce38" office:value-type="float" office:value="8848" calcext:value-type="float">
            <text:p>8,848</text:p>
          </table:table-cell>
          <table:table-cell table:style-name="ce44" office:value-type="float" office:value="7827" calcext:value-type="float">
            <text:p>7,827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溪州鄉</text:p>
          </table:table-cell>
          <table:table-cell table:style-name="ce47" office:value-type="float" office:value="8500" calcext:value-type="float">
            <text:p>8,500</text:p>
          </table:table-cell>
          <table:table-cell table:style-name="ce39" table:formula="of:=SUM([.D30:.E30])" office:value-type="float" office:value="31986" calcext:value-type="float">
            <text:p>31,986</text:p>
          </table:table-cell>
          <table:table-cell table:style-name="ce39" office:value-type="float" office:value="16970" calcext:value-type="float">
            <text:p>16,970</text:p>
          </table:table-cell>
          <table:table-cell table:style-name="ce74" office:value-type="float" office:value="15016" calcext:value-type="float">
            <text:p>15,016</text:p>
          </table:table-cell>
          <table:table-cell table:number-columns-repeated="1019"/>
        </table:table-row>
        <table:table-row table:style-name="ro2" table:number-rows-repeated="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南投縣" table:style-name="ta9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7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南投縣</text:p>
          </table:table-cell>
          <table:table-cell table:style-name="ce33" table:formula="of:=SUM([.B5:.B17])" office:value-type="float" office:value="165701" calcext:value-type="float">
            <text:p>165,701</text:p>
          </table:table-cell>
          <table:table-cell table:style-name="ce44" table:formula="of:=SUM([.C5:.C17])" office:value-type="float" office:value="532615" calcext:value-type="float">
            <text:p>532,615</text:p>
          </table:table-cell>
          <table:table-cell table:style-name="ce38" table:formula="of:=SUM([.D5:.D17])" office:value-type="float" office:value="275465" calcext:value-type="float">
            <text:p>275,465</text:p>
          </table:table-cell>
          <table:table-cell table:style-name="ce45" table:formula="of:=SUM([.E5:.E17])" office:value-type="float" office:value="257150" calcext:value-type="float">
            <text:p>257,15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南投市</text:p>
          </table:table-cell>
          <table:table-cell table:style-name="ce33" office:value-type="float" office:value="32343" calcext:value-type="float">
            <text:p>32,343</text:p>
          </table:table-cell>
          <table:table-cell table:style-name="ce38" table:formula="of:=SUM([.D5:.E5])" office:value-type="float" office:value="105523" calcext:value-type="float">
            <text:p>105,523</text:p>
          </table:table-cell>
          <table:table-cell table:style-name="ce38" office:value-type="float" office:value="53316" calcext:value-type="float">
            <text:p>53,316</text:p>
          </table:table-cell>
          <table:table-cell table:style-name="ce45" office:value-type="float" office:value="52207" calcext:value-type="float">
            <text:p>52,20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埔里鎮</text:p>
          </table:table-cell>
          <table:table-cell table:style-name="ce33" office:value-type="float" office:value="27672" calcext:value-type="float">
            <text:p>27,672</text:p>
          </table:table-cell>
          <table:table-cell table:style-name="ce38" table:formula="of:=SUM([.D6:.E6])" office:value-type="float" office:value="86409" calcext:value-type="float">
            <text:p>86,409</text:p>
          </table:table-cell>
          <table:table-cell table:style-name="ce38" office:value-type="float" office:value="43796" calcext:value-type="float">
            <text:p>43,796</text:p>
          </table:table-cell>
          <table:table-cell table:style-name="ce45" office:value-type="float" office:value="42613" calcext:value-type="float">
            <text:p>42,61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草屯鎮</text:p>
          </table:table-cell>
          <table:table-cell table:style-name="ce33" office:value-type="float" office:value="29866" calcext:value-type="float">
            <text:p>29,866</text:p>
          </table:table-cell>
          <table:table-cell table:style-name="ce38" table:formula="of:=SUM([.D7:.E7])" office:value-type="float" office:value="100127" calcext:value-type="float">
            <text:p>100,127</text:p>
          </table:table-cell>
          <table:table-cell table:style-name="ce38" office:value-type="float" office:value="50763" calcext:value-type="float">
            <text:p>50,763</text:p>
          </table:table-cell>
          <table:table-cell table:style-name="ce45" office:value-type="float" office:value="49364" calcext:value-type="float">
            <text:p>49,36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竹山鎮</text:p>
          </table:table-cell>
          <table:table-cell table:style-name="ce33" office:value-type="float" office:value="18235" calcext:value-type="float">
            <text:p>18,235</text:p>
          </table:table-cell>
          <table:table-cell table:style-name="ce38" table:formula="of:=SUM([.D8:.E8])" office:value-type="float" office:value="59053" calcext:value-type="float">
            <text:p>59,053</text:p>
          </table:table-cell>
          <table:table-cell table:style-name="ce38" office:value-type="float" office:value="30577" calcext:value-type="float">
            <text:p>30,577</text:p>
          </table:table-cell>
          <table:table-cell table:style-name="ce45" office:value-type="float" office:value="28476" calcext:value-type="float">
            <text:p>28,47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集集鎮</text:p>
          </table:table-cell>
          <table:table-cell table:style-name="ce33" office:value-type="float" office:value="4148" calcext:value-type="float">
            <text:p>4,148</text:p>
          </table:table-cell>
          <table:table-cell table:style-name="ce38" table:formula="of:=SUM([.D9:.E9])" office:value-type="float" office:value="12022" calcext:value-type="float">
            <text:p>12,022</text:p>
          </table:table-cell>
          <table:table-cell table:style-name="ce38" office:value-type="float" office:value="6332" calcext:value-type="float">
            <text:p>6,332</text:p>
          </table:table-cell>
          <table:table-cell table:style-name="ce45" office:value-type="float" office:value="5690" calcext:value-type="float">
            <text:p>5,69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名間鄉</text:p>
          </table:table-cell>
          <table:table-cell table:style-name="ce33" office:value-type="float" office:value="11764" calcext:value-type="float">
            <text:p>11,764</text:p>
          </table:table-cell>
          <table:table-cell table:style-name="ce38" table:formula="of:=SUM([.D10:.E10])" office:value-type="float" office:value="41583" calcext:value-type="float">
            <text:p>41,583</text:p>
          </table:table-cell>
          <table:table-cell table:style-name="ce38" office:value-type="float" office:value="21946" calcext:value-type="float">
            <text:p>21,946</text:p>
          </table:table-cell>
          <table:table-cell table:style-name="ce45" office:value-type="float" office:value="19637" calcext:value-type="float">
            <text:p>19,63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鹿谷鄉</text:p>
          </table:table-cell>
          <table:table-cell table:style-name="ce33" office:value-type="float" office:value="6390" calcext:value-type="float">
            <text:p>6,390</text:p>
          </table:table-cell>
          <table:table-cell table:style-name="ce38" table:formula="of:=SUM([.D11:.E11])" office:value-type="float" office:value="19445" calcext:value-type="float">
            <text:p>19,445</text:p>
          </table:table-cell>
          <table:table-cell table:style-name="ce38" office:value-type="float" office:value="10389" calcext:value-type="float">
            <text:p>10,389</text:p>
          </table:table-cell>
          <table:table-cell table:style-name="ce45" office:value-type="float" office:value="9056" calcext:value-type="float">
            <text:p>9,05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中寮鄉</text:p>
          </table:table-cell>
          <table:table-cell table:style-name="ce33" office:value-type="float" office:value="5478" calcext:value-type="float">
            <text:p>5,478</text:p>
          </table:table-cell>
          <table:table-cell table:style-name="ce38" table:formula="of:=SUM([.D12:.E12])" office:value-type="float" office:value="16479" calcext:value-type="float">
            <text:p>16,479</text:p>
          </table:table-cell>
          <table:table-cell table:style-name="ce38" office:value-type="float" office:value="8981" calcext:value-type="float">
            <text:p>8,981</text:p>
          </table:table-cell>
          <table:table-cell table:style-name="ce45" office:value-type="float" office:value="7498" calcext:value-type="float">
            <text:p>7,49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魚池鄉</text:p>
          </table:table-cell>
          <table:table-cell table:style-name="ce33" office:value-type="float" office:value="5679" calcext:value-type="float">
            <text:p>5,679</text:p>
          </table:table-cell>
          <table:table-cell table:style-name="ce38" table:formula="of:=SUM([.D13:.E13])" office:value-type="float" office:value="17308" calcext:value-type="float">
            <text:p>17,308</text:p>
          </table:table-cell>
          <table:table-cell table:style-name="ce38" office:value-type="float" office:value="9202" calcext:value-type="float">
            <text:p>9,202</text:p>
          </table:table-cell>
          <table:table-cell table:style-name="ce45" office:value-type="float" office:value="8106" calcext:value-type="float">
            <text:p>8,10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國姓鄉</text:p>
          </table:table-cell>
          <table:table-cell table:style-name="ce33" office:value-type="float" office:value="7087" calcext:value-type="float">
            <text:p>7,087</text:p>
          </table:table-cell>
          <table:table-cell table:style-name="ce38" table:formula="of:=SUM([.D14:.E14])" office:value-type="float" office:value="21277" calcext:value-type="float">
            <text:p>21,277</text:p>
          </table:table-cell>
          <table:table-cell table:style-name="ce38" office:value-type="float" office:value="11697" calcext:value-type="float">
            <text:p>11,697</text:p>
          </table:table-cell>
          <table:table-cell table:style-name="ce45" office:value-type="float" office:value="9580" calcext:value-type="float">
            <text:p>9,58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水里鄉</text:p>
          </table:table-cell>
          <table:table-cell table:style-name="ce33" office:value-type="float" office:value="7133" calcext:value-type="float">
            <text:p>7,133</text:p>
          </table:table-cell>
          <table:table-cell table:style-name="ce38" table:formula="of:=SUM([.D15:.E15])" office:value-type="float" office:value="20716" calcext:value-type="float">
            <text:p>20,716</text:p>
          </table:table-cell>
          <table:table-cell table:style-name="ce38" office:value-type="float" office:value="10919" calcext:value-type="float">
            <text:p>10,919</text:p>
          </table:table-cell>
          <table:table-cell table:style-name="ce45" office:value-type="float" office:value="9797" calcext:value-type="float">
            <text:p>9,79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信義鄉</text:p>
          </table:table-cell>
          <table:table-cell table:style-name="ce33" office:value-type="float" office:value="5035" calcext:value-type="float">
            <text:p>5,035</text:p>
          </table:table-cell>
          <table:table-cell table:style-name="ce38" table:formula="of:=SUM([.D16:.E16])" office:value-type="float" office:value="17206" calcext:value-type="float">
            <text:p>17,206</text:p>
          </table:table-cell>
          <table:table-cell table:style-name="ce38" office:value-type="float" office:value="9365" calcext:value-type="float">
            <text:p>9,365</text:p>
          </table:table-cell>
          <table:table-cell table:style-name="ce45" office:value-type="float" office:value="7841" calcext:value-type="float">
            <text:p>7,841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仁愛鄉</text:p>
          </table:table-cell>
          <table:table-cell table:style-name="ce47" office:value-type="float" office:value="4871" calcext:value-type="float">
            <text:p>4,871</text:p>
          </table:table-cell>
          <table:table-cell table:style-name="ce39" table:formula="of:=SUM([.D17:.E17])" office:value-type="float" office:value="15467" calcext:value-type="float">
            <text:p>15,467</text:p>
          </table:table-cell>
          <table:table-cell table:style-name="ce39" office:value-type="float" office:value="8182" calcext:value-type="float">
            <text:p>8,182</text:p>
          </table:table-cell>
          <table:table-cell table:style-name="ce52" office:value-type="float" office:value="7285" calcext:value-type="float">
            <text:p>7,285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48" table:number-columns-repeated="3"/>
          <table:table-cell table:number-columns-repeated="1020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雲林縣" table:style-name="ta10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7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雲林縣</text:p>
          </table:table-cell>
          <table:table-cell table:style-name="ce33" table:formula="of:=SUM([.B5:.B24])" office:value-type="float" office:value="221485" calcext:value-type="float">
            <text:p>221,485</text:p>
          </table:table-cell>
          <table:table-cell table:style-name="ce44" table:formula="of:=SUM([.C5:.C24])" office:value-type="float" office:value="724994" calcext:value-type="float">
            <text:p>724,994</text:p>
          </table:table-cell>
          <table:table-cell table:style-name="ce38" table:formula="of:=SUM([.D5:.D24])" office:value-type="float" office:value="380439" calcext:value-type="float">
            <text:p>380,439</text:p>
          </table:table-cell>
          <table:table-cell table:style-name="ce45" table:formula="of:=SUM([.E5:.E24])" office:value-type="float" office:value="344555" calcext:value-type="float">
            <text:p>344,55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斗六市</text:p>
          </table:table-cell>
          <table:table-cell table:style-name="ce33" office:value-type="float" office:value="33069" calcext:value-type="float">
            <text:p>33,069</text:p>
          </table:table-cell>
          <table:table-cell table:style-name="ce38" table:formula="of:=SUM([.D5:.E5])" office:value-type="float" office:value="105999" calcext:value-type="float">
            <text:p>105,999</text:p>
          </table:table-cell>
          <table:table-cell table:style-name="ce38" office:value-type="float" office:value="53648" calcext:value-type="float">
            <text:p>53,648</text:p>
          </table:table-cell>
          <table:table-cell table:style-name="ce45" office:value-type="float" office:value="52351" calcext:value-type="float">
            <text:p>52,35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斗南鎮</text:p>
          </table:table-cell>
          <table:table-cell table:style-name="ce33" office:value-type="float" office:value="14782" calcext:value-type="float">
            <text:p>14,782</text:p>
          </table:table-cell>
          <table:table-cell table:style-name="ce38" table:formula="of:=SUM([.D6:.E6])" office:value-type="float" office:value="47692" calcext:value-type="float">
            <text:p>47,692</text:p>
          </table:table-cell>
          <table:table-cell table:style-name="ce38" office:value-type="float" office:value="24281" calcext:value-type="float">
            <text:p>24,281</text:p>
          </table:table-cell>
          <table:table-cell table:style-name="ce45" office:value-type="float" office:value="23411" calcext:value-type="float">
            <text:p>23,41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虎尾鎮</text:p>
          </table:table-cell>
          <table:table-cell table:style-name="ce33" office:value-type="float" office:value="21354" calcext:value-type="float">
            <text:p>21,354</text:p>
          </table:table-cell>
          <table:table-cell table:style-name="ce38" table:formula="of:=SUM([.D7:.E7])" office:value-type="float" office:value="69657" calcext:value-type="float">
            <text:p>69,657</text:p>
          </table:table-cell>
          <table:table-cell table:style-name="ce38" office:value-type="float" office:value="35575" calcext:value-type="float">
            <text:p>35,575</text:p>
          </table:table-cell>
          <table:table-cell table:style-name="ce45" office:value-type="float" office:value="34082" calcext:value-type="float">
            <text:p>34,08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西螺鎮</text:p>
          </table:table-cell>
          <table:table-cell table:style-name="ce33" office:value-type="float" office:value="13686" calcext:value-type="float">
            <text:p>13,686</text:p>
          </table:table-cell>
          <table:table-cell table:style-name="ce38" table:formula="of:=SUM([.D8:.E8])" office:value-type="float" office:value="49253" calcext:value-type="float">
            <text:p>49,253</text:p>
          </table:table-cell>
          <table:table-cell table:style-name="ce38" office:value-type="float" office:value="25033" calcext:value-type="float">
            <text:p>25,033</text:p>
          </table:table-cell>
          <table:table-cell table:style-name="ce45" office:value-type="float" office:value="24220" calcext:value-type="float">
            <text:p>24,22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土庫鎮</text:p>
          </table:table-cell>
          <table:table-cell table:style-name="ce33" office:value-type="float" office:value="8468" calcext:value-type="float">
            <text:p>8,468</text:p>
          </table:table-cell>
          <table:table-cell table:style-name="ce38" table:formula="of:=SUM([.D9:.E9])" office:value-type="float" office:value="31013" calcext:value-type="float">
            <text:p>31,013</text:p>
          </table:table-cell>
          <table:table-cell table:style-name="ce38" office:value-type="float" office:value="16262" calcext:value-type="float">
            <text:p>16,262</text:p>
          </table:table-cell>
          <table:table-cell table:style-name="ce45" office:value-type="float" office:value="14751" calcext:value-type="float">
            <text:p>14,75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港鎮</text:p>
          </table:table-cell>
          <table:table-cell table:style-name="ce33" office:value-type="float" office:value="14876" calcext:value-type="float">
            <text:p>14,876</text:p>
          </table:table-cell>
          <table:table-cell table:style-name="ce38" table:formula="of:=SUM([.D10:.E10])" office:value-type="float" office:value="44215" calcext:value-type="float">
            <text:p>44,215</text:p>
          </table:table-cell>
          <table:table-cell table:style-name="ce38" office:value-type="float" office:value="23061" calcext:value-type="float">
            <text:p>23,061</text:p>
          </table:table-cell>
          <table:table-cell table:style-name="ce45" office:value-type="float" office:value="21154" calcext:value-type="float">
            <text:p>21,15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古坑鄉</text:p>
          </table:table-cell>
          <table:table-cell table:style-name="ce33" office:value-type="float" office:value="10351" calcext:value-type="float">
            <text:p>10,351</text:p>
          </table:table-cell>
          <table:table-cell table:style-name="ce38" table:formula="of:=SUM([.D11:.E11])" office:value-type="float" office:value="35093" calcext:value-type="float">
            <text:p>35,093</text:p>
          </table:table-cell>
          <table:table-cell table:style-name="ce38" office:value-type="float" office:value="18638" calcext:value-type="float">
            <text:p>18,638</text:p>
          </table:table-cell>
          <table:table-cell table:style-name="ce45" office:value-type="float" office:value="16455" calcext:value-type="float">
            <text:p>16,45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埤鄉</text:p>
          </table:table-cell>
          <table:table-cell table:style-name="ce33" office:value-type="float" office:value="6465" calcext:value-type="float">
            <text:p>6,465</text:p>
          </table:table-cell>
          <table:table-cell table:style-name="ce38" table:formula="of:=SUM([.D12:.E12])" office:value-type="float" office:value="21753" calcext:value-type="float">
            <text:p>21,753</text:p>
          </table:table-cell>
          <table:table-cell table:style-name="ce38" office:value-type="float" office:value="11604" calcext:value-type="float">
            <text:p>11,604</text:p>
          </table:table-cell>
          <table:table-cell table:style-name="ce45" office:value-type="float" office:value="10149" calcext:value-type="float">
            <text:p>10,14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莿桐鄉</text:p>
          </table:table-cell>
          <table:table-cell table:style-name="ce33" office:value-type="float" office:value="8740" calcext:value-type="float">
            <text:p>8,740</text:p>
          </table:table-cell>
          <table:table-cell table:style-name="ce38" table:formula="of:=SUM([.D13:.E13])" office:value-type="float" office:value="30705" calcext:value-type="float">
            <text:p>30,705</text:p>
          </table:table-cell>
          <table:table-cell table:style-name="ce38" office:value-type="float" office:value="16108" calcext:value-type="float">
            <text:p>16,108</text:p>
          </table:table-cell>
          <table:table-cell table:style-name="ce45" office:value-type="float" office:value="14597" calcext:value-type="float">
            <text:p>14,59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林內鄉</text:p>
          </table:table-cell>
          <table:table-cell table:style-name="ce33" office:value-type="float" office:value="5568" calcext:value-type="float">
            <text:p>5,568</text:p>
          </table:table-cell>
          <table:table-cell table:style-name="ce38" table:formula="of:=SUM([.D14:.E14])" office:value-type="float" office:value="20304" calcext:value-type="float">
            <text:p>20,304</text:p>
          </table:table-cell>
          <table:table-cell table:style-name="ce38" office:value-type="float" office:value="10692" calcext:value-type="float">
            <text:p>10,692</text:p>
          </table:table-cell>
          <table:table-cell table:style-name="ce45" office:value-type="float" office:value="9612" calcext:value-type="float">
            <text:p>9,61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二崙鄉</text:p>
          </table:table-cell>
          <table:table-cell table:style-name="ce33" office:value-type="float" office:value="8605" calcext:value-type="float">
            <text:p>8,605</text:p>
          </table:table-cell>
          <table:table-cell table:style-name="ce38" table:formula="of:=SUM([.D15:.E15])" office:value-type="float" office:value="30405" calcext:value-type="float">
            <text:p>30,405</text:p>
          </table:table-cell>
          <table:table-cell table:style-name="ce38" office:value-type="float" office:value="16372" calcext:value-type="float">
            <text:p>16,372</text:p>
          </table:table-cell>
          <table:table-cell table:style-name="ce45" office:value-type="float" office:value="14033" calcext:value-type="float">
            <text:p>14,03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崙背鄉</text:p>
          </table:table-cell>
          <table:table-cell table:style-name="ce33" office:value-type="float" office:value="8163" calcext:value-type="float">
            <text:p>8,163</text:p>
          </table:table-cell>
          <table:table-cell table:style-name="ce38" table:formula="of:=SUM([.D16:.E16])" office:value-type="float" office:value="28049" calcext:value-type="float">
            <text:p>28,049</text:p>
          </table:table-cell>
          <table:table-cell table:style-name="ce38" office:value-type="float" office:value="14898" calcext:value-type="float">
            <text:p>14,898</text:p>
          </table:table-cell>
          <table:table-cell table:style-name="ce45" office:value-type="float" office:value="13151" calcext:value-type="float">
            <text:p>13,15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麥寮鄉</text:p>
          </table:table-cell>
          <table:table-cell table:style-name="ce33" office:value-type="float" office:value="11481" calcext:value-type="float">
            <text:p>11,481</text:p>
          </table:table-cell>
          <table:table-cell table:style-name="ce38" table:formula="of:=SUM([.D17:.E17])" office:value-type="float" office:value="33667" calcext:value-type="float">
            <text:p>33,667</text:p>
          </table:table-cell>
          <table:table-cell table:style-name="ce38" office:value-type="float" office:value="17946" calcext:value-type="float">
            <text:p>17,946</text:p>
          </table:table-cell>
          <table:table-cell table:style-name="ce45" office:value-type="float" office:value="15721" calcext:value-type="float">
            <text:p>15,72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勢鄉</text:p>
          </table:table-cell>
          <table:table-cell table:style-name="ce33" office:value-type="float" office:value="5619" calcext:value-type="float">
            <text:p>5,619</text:p>
          </table:table-cell>
          <table:table-cell table:style-name="ce38" table:formula="of:=SUM([.D18:.E18])" office:value-type="float" office:value="17460" calcext:value-type="float">
            <text:p>17,460</text:p>
          </table:table-cell>
          <table:table-cell table:style-name="ce38" office:value-type="float" office:value="9510" calcext:value-type="float">
            <text:p>9,510</text:p>
          </table:table-cell>
          <table:table-cell table:style-name="ce45" office:value-type="float" office:value="7950" calcext:value-type="float">
            <text:p>7,95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褒忠鄉</text:p>
          </table:table-cell>
          <table:table-cell table:style-name="ce33" office:value-type="float" office:value="4195" calcext:value-type="float">
            <text:p>4,195</text:p>
          </table:table-cell>
          <table:table-cell table:style-name="ce38" table:formula="of:=SUM([.D19:.E19])" office:value-type="float" office:value="14676" calcext:value-type="float">
            <text:p>14,676</text:p>
          </table:table-cell>
          <table:table-cell table:style-name="ce38" office:value-type="float" office:value="7870" calcext:value-type="float">
            <text:p>7,870</text:p>
          </table:table-cell>
          <table:table-cell table:style-name="ce45" office:value-type="float" office:value="6806" calcext:value-type="float">
            <text:p>6,80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臺西鄉</text:p>
          </table:table-cell>
          <table:table-cell table:style-name="ce33" office:value-type="float" office:value="8594" calcext:value-type="float">
            <text:p>8,594</text:p>
          </table:table-cell>
          <table:table-cell table:style-name="ce38" table:formula="of:=SUM([.D20:.E20])" office:value-type="float" office:value="27299" calcext:value-type="float">
            <text:p>27,299</text:p>
          </table:table-cell>
          <table:table-cell table:style-name="ce42" office:value-type="float" office:value="14711" calcext:value-type="float">
            <text:p>14,711</text:p>
          </table:table-cell>
          <table:table-cell table:style-name="ce45" office:value-type="float" office:value="12588" calcext:value-type="float">
            <text:p>12,58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元長鄉</text:p>
          </table:table-cell>
          <table:table-cell table:style-name="ce33" office:value-type="float" office:value="9138" calcext:value-type="float">
            <text:p>9,138</text:p>
          </table:table-cell>
          <table:table-cell table:style-name="ce38" table:formula="of:=SUM([.D21:.E21])" office:value-type="float" office:value="29464" calcext:value-type="float">
            <text:p>29,464</text:p>
          </table:table-cell>
          <table:table-cell table:style-name="ce38" office:value-type="float" office:value="16126" calcext:value-type="float">
            <text:p>16,126</text:p>
          </table:table-cell>
          <table:table-cell table:style-name="ce45" office:value-type="float" office:value="13338" calcext:value-type="float">
            <text:p>13,33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四湖鄉</text:p>
          </table:table-cell>
          <table:table-cell table:style-name="ce33" office:value-type="float" office:value="8895" calcext:value-type="float">
            <text:p>8,895</text:p>
          </table:table-cell>
          <table:table-cell table:style-name="ce38" table:formula="of:=SUM([.D22:.E22])" office:value-type="float" office:value="27593" calcext:value-type="float">
            <text:p>27,593</text:p>
          </table:table-cell>
          <table:table-cell table:style-name="ce38" office:value-type="float" office:value="15160" calcext:value-type="float">
            <text:p>15,160</text:p>
          </table:table-cell>
          <table:table-cell table:style-name="ce45" office:value-type="float" office:value="12433" calcext:value-type="float">
            <text:p>12,43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口湖鄉</text:p>
          </table:table-cell>
          <table:table-cell table:style-name="ce33" office:value-type="float" office:value="9403" calcext:value-type="float">
            <text:p>9,403</text:p>
          </table:table-cell>
          <table:table-cell table:style-name="ce38" table:formula="of:=SUM([.D23:.E23])" office:value-type="float" office:value="31050" calcext:value-type="float">
            <text:p>31,050</text:p>
          </table:table-cell>
          <table:table-cell table:style-name="ce38" office:value-type="float" office:value="16649" calcext:value-type="float">
            <text:p>16,649</text:p>
          </table:table-cell>
          <table:table-cell table:style-name="ce45" office:value-type="float" office:value="14401" calcext:value-type="float">
            <text:p>14,401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水林鄉</text:p>
          </table:table-cell>
          <table:table-cell table:style-name="ce47" office:value-type="float" office:value="10033" calcext:value-type="float">
            <text:p>10,033</text:p>
          </table:table-cell>
          <table:table-cell table:style-name="ce39" table:formula="of:=SUM([.D24:.E24])" office:value-type="float" office:value="29647" calcext:value-type="float">
            <text:p>29,647</text:p>
          </table:table-cell>
          <table:table-cell table:style-name="ce39" office:value-type="float" office:value="16295" calcext:value-type="float">
            <text:p>16,295</text:p>
          </table:table-cell>
          <table:table-cell table:style-name="ce52" office:value-type="float" office:value="13352" calcext:value-type="float">
            <text:p>13,352</text:p>
          </table:table-cell>
          <table:table-cell table:number-columns-repeated="1019"/>
        </table:table-row>
        <table:table-row table:style-name="ro2" table:number-rows-repeated="13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嘉義縣" table:style-name="ta11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7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嘉義縣</text:p>
          </table:table-cell>
          <table:table-cell table:style-name="ce33" table:formula="of:=SUM([.B5:.B22])" office:value-type="float" office:value="170433" calcext:value-type="float">
            <text:p>170,433</text:p>
          </table:table-cell>
          <table:table-cell table:style-name="ce44" table:formula="of:=SUM([.C5:.C22])" office:value-type="float" office:value="549002" calcext:value-type="float">
            <text:p>549,002</text:p>
          </table:table-cell>
          <table:table-cell table:style-name="ce38" table:formula="of:=SUM([.D5:.D22])" office:value-type="float" office:value="287728" calcext:value-type="float">
            <text:p>287,728</text:p>
          </table:table-cell>
          <table:table-cell table:style-name="ce45" table:formula="of:=SUM([.E5:.E22])" office:value-type="float" office:value="261274" calcext:value-type="float">
            <text:p>261,27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太保市</text:p>
          </table:table-cell>
          <table:table-cell table:style-name="ce33" office:value-type="float" office:value="10563" calcext:value-type="float">
            <text:p>10,563</text:p>
          </table:table-cell>
          <table:table-cell table:style-name="ce38" table:formula="of:=SUM([.D5:.E5])" office:value-type="float" office:value="35774" calcext:value-type="float">
            <text:p>35,774</text:p>
          </table:table-cell>
          <table:table-cell table:style-name="ce38" office:value-type="float" office:value="18594" calcext:value-type="float">
            <text:p>18,594</text:p>
          </table:table-cell>
          <table:table-cell table:style-name="ce45" office:value-type="float" office:value="17180" calcext:value-type="float">
            <text:p>17,18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朴子市</text:p>
          </table:table-cell>
          <table:table-cell table:style-name="ce33" office:value-type="float" office:value="13776" calcext:value-type="float">
            <text:p>13,776</text:p>
          </table:table-cell>
          <table:table-cell table:style-name="ce38" table:formula="of:=SUM([.D6:.E6])" office:value-type="float" office:value="44320" calcext:value-type="float">
            <text:p>44,320</text:p>
          </table:table-cell>
          <table:table-cell table:style-name="ce38" office:value-type="float" office:value="22742" calcext:value-type="float">
            <text:p>22,742</text:p>
          </table:table-cell>
          <table:table-cell table:style-name="ce45" office:value-type="float" office:value="21578" calcext:value-type="float">
            <text:p>21,57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布袋鎮</text:p>
          </table:table-cell>
          <table:table-cell table:style-name="ce33" office:value-type="float" office:value="9921" calcext:value-type="float">
            <text:p>9,921</text:p>
          </table:table-cell>
          <table:table-cell table:style-name="ce38" table:formula="of:=SUM([.D7:.E7])" office:value-type="float" office:value="31050" calcext:value-type="float">
            <text:p>31,050</text:p>
          </table:table-cell>
          <table:table-cell table:style-name="ce38" office:value-type="float" office:value="16040" calcext:value-type="float">
            <text:p>16,040</text:p>
          </table:table-cell>
          <table:table-cell table:style-name="ce45" office:value-type="float" office:value="15010" calcext:value-type="float">
            <text:p>15,01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林鎮</text:p>
          </table:table-cell>
          <table:table-cell table:style-name="ce33" office:value-type="float" office:value="10945" calcext:value-type="float">
            <text:p>10,945</text:p>
          </table:table-cell>
          <table:table-cell table:style-name="ce38" table:formula="of:=SUM([.D8:.E8])" office:value-type="float" office:value="34214" calcext:value-type="float">
            <text:p>34,214</text:p>
          </table:table-cell>
          <table:table-cell table:style-name="ce38" office:value-type="float" office:value="17669" calcext:value-type="float">
            <text:p>17,669</text:p>
          </table:table-cell>
          <table:table-cell table:style-name="ce45" office:value-type="float" office:value="16545" calcext:value-type="float">
            <text:p>16,54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民雄鄉</text:p>
          </table:table-cell>
          <table:table-cell table:style-name="ce33" office:value-type="float" office:value="21789" calcext:value-type="float">
            <text:p>21,789</text:p>
          </table:table-cell>
          <table:table-cell table:style-name="ce38" table:formula="of:=SUM([.D9:.E9])" office:value-type="float" office:value="72662" calcext:value-type="float">
            <text:p>72,662</text:p>
          </table:table-cell>
          <table:table-cell table:style-name="ce38" office:value-type="float" office:value="37494" calcext:value-type="float">
            <text:p>37,494</text:p>
          </table:table-cell>
          <table:table-cell table:style-name="ce45" office:value-type="float" office:value="35168" calcext:value-type="float">
            <text:p>35,16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溪口鄉</text:p>
          </table:table-cell>
          <table:table-cell table:style-name="ce33" office:value-type="float" office:value="5265" calcext:value-type="float">
            <text:p>5,265</text:p>
          </table:table-cell>
          <table:table-cell table:style-name="ce38" table:formula="of:=SUM([.D10:.E10])" office:value-type="float" office:value="16709" calcext:value-type="float">
            <text:p>16,709</text:p>
          </table:table-cell>
          <table:table-cell table:style-name="ce38" office:value-type="float" office:value="8940" calcext:value-type="float">
            <text:p>8,940</text:p>
          </table:table-cell>
          <table:table-cell table:style-name="ce45" office:value-type="float" office:value="7769" calcext:value-type="float">
            <text:p>7,76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港鄉</text:p>
          </table:table-cell>
          <table:table-cell table:style-name="ce33" office:value-type="float" office:value="10106" calcext:value-type="float">
            <text:p>10,106</text:p>
          </table:table-cell>
          <table:table-cell table:style-name="ce38" table:formula="of:=SUM([.D11:.E11])" office:value-type="float" office:value="35250" calcext:value-type="float">
            <text:p>35,250</text:p>
          </table:table-cell>
          <table:table-cell table:style-name="ce38" office:value-type="float" office:value="18613" calcext:value-type="float">
            <text:p>18,613</text:p>
          </table:table-cell>
          <table:table-cell table:style-name="ce45" office:value-type="float" office:value="16637" calcext:value-type="float">
            <text:p>16,63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六腳鄉</text:p>
          </table:table-cell>
          <table:table-cell table:style-name="ce33" office:value-type="float" office:value="8980" calcext:value-type="float">
            <text:p>8,980</text:p>
          </table:table-cell>
          <table:table-cell table:style-name="ce38" table:formula="of:=SUM([.D12:.E12])" office:value-type="float" office:value="27037" calcext:value-type="float">
            <text:p>27,037</text:p>
          </table:table-cell>
          <table:table-cell table:style-name="ce38" office:value-type="float" office:value="14356" calcext:value-type="float">
            <text:p>14,356</text:p>
          </table:table-cell>
          <table:table-cell table:style-name="ce45" office:value-type="float" office:value="12681" calcext:value-type="float">
            <text:p>12,68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石鄉</text:p>
          </table:table-cell>
          <table:table-cell table:style-name="ce33" office:value-type="float" office:value="9172" calcext:value-type="float">
            <text:p>9,172</text:p>
          </table:table-cell>
          <table:table-cell table:style-name="ce38" table:formula="of:=SUM([.D13:.E13])" office:value-type="float" office:value="28365" calcext:value-type="float">
            <text:p>28,365</text:p>
          </table:table-cell>
          <table:table-cell table:style-name="ce38" office:value-type="float" office:value="15156" calcext:value-type="float">
            <text:p>15,156</text:p>
          </table:table-cell>
          <table:table-cell table:style-name="ce45" office:value-type="float" office:value="13209" calcext:value-type="float">
            <text:p>13,20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義竹鄉</text:p>
          </table:table-cell>
          <table:table-cell table:style-name="ce33" office:value-type="float" office:value="7338" calcext:value-type="float">
            <text:p>7,338</text:p>
          </table:table-cell>
          <table:table-cell table:style-name="ce38" table:formula="of:=SUM([.D14:.E14])" office:value-type="float" office:value="21708" calcext:value-type="float">
            <text:p>21,708</text:p>
          </table:table-cell>
          <table:table-cell table:style-name="ce38" office:value-type="float" office:value="11317" calcext:value-type="float">
            <text:p>11,317</text:p>
          </table:table-cell>
          <table:table-cell table:style-name="ce45" office:value-type="float" office:value="10391" calcext:value-type="float">
            <text:p>10,39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鹿草鄉</text:p>
          </table:table-cell>
          <table:table-cell table:style-name="ce33" office:value-type="float" office:value="5588" calcext:value-type="float">
            <text:p>5,588</text:p>
          </table:table-cell>
          <table:table-cell table:style-name="ce38" table:formula="of:=SUM([.D15:.E15])" office:value-type="float" office:value="17425" calcext:value-type="float">
            <text:p>17,425</text:p>
          </table:table-cell>
          <table:table-cell table:style-name="ce38" office:value-type="float" office:value="9366" calcext:value-type="float">
            <text:p>9,366</text:p>
          </table:table-cell>
          <table:table-cell table:style-name="ce45" office:value-type="float" office:value="8059" calcext:value-type="float">
            <text:p>8,05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水上鄉</text:p>
          </table:table-cell>
          <table:table-cell table:style-name="ce33" office:value-type="float" office:value="17169" calcext:value-type="float">
            <text:p>17,169</text:p>
          </table:table-cell>
          <table:table-cell table:style-name="ce38" table:formula="of:=SUM([.D16:.E16])" office:value-type="float" office:value="53223" calcext:value-type="float">
            <text:p>53,223</text:p>
          </table:table-cell>
          <table:table-cell table:style-name="ce38" office:value-type="float" office:value="27698" calcext:value-type="float">
            <text:p>27,698</text:p>
          </table:table-cell>
          <table:table-cell table:style-name="ce45" office:value-type="float" office:value="25525" calcext:value-type="float">
            <text:p>25,52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中埔鄉</text:p>
          </table:table-cell>
          <table:table-cell table:style-name="ce33" office:value-type="float" office:value="14645" calcext:value-type="float">
            <text:p>14,645</text:p>
          </table:table-cell>
          <table:table-cell table:style-name="ce38" table:formula="of:=SUM([.D17:.E17])" office:value-type="float" office:value="47786" calcext:value-type="float">
            <text:p>47,786</text:p>
          </table:table-cell>
          <table:table-cell table:style-name="ce38" office:value-type="float" office:value="25061" calcext:value-type="float">
            <text:p>25,061</text:p>
          </table:table-cell>
          <table:table-cell table:style-name="ce45" office:value-type="float" office:value="22725" calcext:value-type="float">
            <text:p>22,72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竹崎鄉</text:p>
          </table:table-cell>
          <table:table-cell table:style-name="ce33" office:value-type="float" office:value="11118" calcext:value-type="float">
            <text:p>11,118</text:p>
          </table:table-cell>
          <table:table-cell table:style-name="ce38" table:formula="of:=SUM([.D18:.E18])" office:value-type="float" office:value="39359" calcext:value-type="float">
            <text:p>39,359</text:p>
          </table:table-cell>
          <table:table-cell table:style-name="ce38" office:value-type="float" office:value="21005" calcext:value-type="float">
            <text:p>21,005</text:p>
          </table:table-cell>
          <table:table-cell table:style-name="ce45" office:value-type="float" office:value="18354" calcext:value-type="float">
            <text:p>18,35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梅山鄉</text:p>
          </table:table-cell>
          <table:table-cell table:style-name="ce33" office:value-type="float" office:value="6412" calcext:value-type="float">
            <text:p>6,412</text:p>
          </table:table-cell>
          <table:table-cell table:style-name="ce38" table:formula="of:=SUM([.D19:.E19])" office:value-type="float" office:value="22237" calcext:value-type="float">
            <text:p>22,237</text:p>
          </table:table-cell>
          <table:table-cell table:style-name="ce38" office:value-type="float" office:value="11794" calcext:value-type="float">
            <text:p>11,794</text:p>
          </table:table-cell>
          <table:table-cell table:style-name="ce45" office:value-type="float" office:value="10443" calcext:value-type="float">
            <text:p>10,44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番路鄉</text:p>
          </table:table-cell>
          <table:table-cell table:style-name="ce33" office:value-type="float" office:value="3806" calcext:value-type="float">
            <text:p>3,806</text:p>
          </table:table-cell>
          <table:table-cell table:style-name="ce38" table:formula="of:=SUM([.D20:.E20])" office:value-type="float" office:value="11617" calcext:value-type="float">
            <text:p>11,617</text:p>
          </table:table-cell>
          <table:table-cell table:style-name="ce42" office:value-type="float" office:value="6361" calcext:value-type="float">
            <text:p>6,361</text:p>
          </table:table-cell>
          <table:table-cell table:style-name="ce45" office:value-type="float" office:value="5256" calcext:value-type="float">
            <text:p>5,25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埔鄉</text:p>
          </table:table-cell>
          <table:table-cell table:style-name="ce33" office:value-type="float" office:value="1888" calcext:value-type="float">
            <text:p>1,888</text:p>
          </table:table-cell>
          <table:table-cell table:style-name="ce38" table:formula="of:=SUM([.D21:.E21])" office:value-type="float" office:value="4105" calcext:value-type="float">
            <text:p>4,105</text:p>
          </table:table-cell>
          <table:table-cell table:style-name="ce38" office:value-type="float" office:value="2209" calcext:value-type="float">
            <text:p>2,209</text:p>
          </table:table-cell>
          <table:table-cell table:style-name="ce45" office:value-type="float" office:value="1896" calcext:value-type="float">
            <text:p>1,896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阿里山鄉</text:p>
          </table:table-cell>
          <table:table-cell table:style-name="ce47" office:value-type="float" office:value="1952" calcext:value-type="float">
            <text:p>1,952</text:p>
          </table:table-cell>
          <table:table-cell table:style-name="ce39" table:formula="of:=SUM([.D22:.E22])" office:value-type="float" office:value="6161" calcext:value-type="float">
            <text:p>6,161</text:p>
          </table:table-cell>
          <table:table-cell table:style-name="ce39" office:value-type="float" office:value="3313" calcext:value-type="float">
            <text:p>3,313</text:p>
          </table:table-cell>
          <table:table-cell table:style-name="ce52" office:value-type="float" office:value="2848" calcext:value-type="float">
            <text:p>2,848</text:p>
          </table:table-cell>
          <table:table-cell table:number-columns-repeated="1019"/>
        </table:table-row>
        <table:table-row table:style-name="ro2" table:number-rows-repeated="15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南縣" table:style-name="ta12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7月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75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number-columns-repeated="1019"/>
        </table:table-row>
        <table:table-row table:style-name="ro1">
          <table:covered-table-cell table:style-name="ce76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3" office:value-type="string" calcext:value-type="string">
            <text:p>臺南縣</text:p>
          </table:table-cell>
          <table:table-cell table:style-name="ce32" table:formula="of:=SUM([.B5:.B35])" office:value-type="float" office:value="356353" calcext:value-type="float">
            <text:p>356,353</text:p>
          </table:table-cell>
          <table:table-cell table:style-name="ce44" table:formula="of:=SUM([.C5:.C35])" office:value-type="float" office:value="1104386" calcext:value-type="float">
            <text:p>1,104,386</text:p>
          </table:table-cell>
          <table:table-cell table:style-name="ce38" table:formula="of:=SUM([.D5:.D35])" office:value-type="float" office:value="566291" calcext:value-type="float">
            <text:p>566,291</text:p>
          </table:table-cell>
          <table:table-cell table:style-name="ce45" table:formula="of:=SUM([.E5:.E35])" office:value-type="float" office:value="538095" calcext:value-type="float">
            <text:p>538,095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新營市</text:p>
          </table:table-cell>
          <table:table-cell table:style-name="ce32" office:value-type="float" office:value="26305" calcext:value-type="float">
            <text:p>26,305</text:p>
          </table:table-cell>
          <table:table-cell table:style-name="ce38" table:formula="of:=SUM([.D5:.E5])" office:value-type="float" office:value="78906" calcext:value-type="float">
            <text:p>78,906</text:p>
          </table:table-cell>
          <table:table-cell table:style-name="ce38" office:value-type="float" office:value="39607" calcext:value-type="float">
            <text:p>39,607</text:p>
          </table:table-cell>
          <table:table-cell table:style-name="ce45" office:value-type="float" office:value="39299" calcext:value-type="float">
            <text:p>39,299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永康市</text:p>
          </table:table-cell>
          <table:table-cell table:style-name="ce32" office:value-type="float" office:value="71151" calcext:value-type="float">
            <text:p>71,151</text:p>
          </table:table-cell>
          <table:table-cell table:style-name="ce38" table:formula="of:=SUM([.D6:.E6])" office:value-type="float" office:value="211788" calcext:value-type="float">
            <text:p>211,788</text:p>
          </table:table-cell>
          <table:table-cell table:style-name="ce38" office:value-type="float" office:value="105885" calcext:value-type="float">
            <text:p>105,885</text:p>
          </table:table-cell>
          <table:table-cell table:style-name="ce45" office:value-type="float" office:value="105903" calcext:value-type="float">
            <text:p>105,903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鹽水鎮</text:p>
          </table:table-cell>
          <table:table-cell table:style-name="ce32" office:value-type="float" office:value="9696" calcext:value-type="float">
            <text:p>9,696</text:p>
          </table:table-cell>
          <table:table-cell table:style-name="ce38" table:formula="of:=SUM([.D7:.E7])" office:value-type="float" office:value="27687" calcext:value-type="float">
            <text:p>27,687</text:p>
          </table:table-cell>
          <table:table-cell table:style-name="ce38" office:value-type="float" office:value="14444" calcext:value-type="float">
            <text:p>14,444</text:p>
          </table:table-cell>
          <table:table-cell table:style-name="ce45" office:value-type="float" office:value="13243" calcext:value-type="float">
            <text:p>13,243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白河鎮</text:p>
          </table:table-cell>
          <table:table-cell table:style-name="ce32" office:value-type="float" office:value="10751" calcext:value-type="float">
            <text:p>10,751</text:p>
          </table:table-cell>
          <table:table-cell table:style-name="ce38" table:formula="of:=SUM([.D8:.E8])" office:value-type="float" office:value="32048" calcext:value-type="float">
            <text:p>32,048</text:p>
          </table:table-cell>
          <table:table-cell table:style-name="ce38" office:value-type="float" office:value="16953" calcext:value-type="float">
            <text:p>16,953</text:p>
          </table:table-cell>
          <table:table-cell table:style-name="ce45" office:value-type="float" office:value="15095" calcext:value-type="float">
            <text:p>15,095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麻豆鎮</text:p>
          </table:table-cell>
          <table:table-cell table:style-name="ce32" office:value-type="float" office:value="14430" calcext:value-type="float">
            <text:p>14,430</text:p>
          </table:table-cell>
          <table:table-cell table:style-name="ce38" table:formula="of:=SUM([.D9:.E9])" office:value-type="float" office:value="46282" calcext:value-type="float">
            <text:p>46,282</text:p>
          </table:table-cell>
          <table:table-cell table:style-name="ce38" office:value-type="float" office:value="23739" calcext:value-type="float">
            <text:p>23,739</text:p>
          </table:table-cell>
          <table:table-cell table:style-name="ce45" office:value-type="float" office:value="22543" calcext:value-type="float">
            <text:p>22,543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佳里鎮</text:p>
          </table:table-cell>
          <table:table-cell table:style-name="ce32" office:value-type="float" office:value="18548" calcext:value-type="float">
            <text:p>18,548</text:p>
          </table:table-cell>
          <table:table-cell table:style-name="ce38" table:formula="of:=SUM([.D10:.E10])" office:value-type="float" office:value="59281" calcext:value-type="float">
            <text:p>59,281</text:p>
          </table:table-cell>
          <table:table-cell table:style-name="ce38" office:value-type="float" office:value="29621" calcext:value-type="float">
            <text:p>29,621</text:p>
          </table:table-cell>
          <table:table-cell table:style-name="ce45" office:value-type="float" office:value="29660" calcext:value-type="float">
            <text:p>29,660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新化鎮</text:p>
          </table:table-cell>
          <table:table-cell table:style-name="ce32" office:value-type="float" office:value="13204" calcext:value-type="float">
            <text:p>13,204</text:p>
          </table:table-cell>
          <table:table-cell table:style-name="ce38" table:formula="of:=SUM([.D11:.E11])" office:value-type="float" office:value="44511" calcext:value-type="float">
            <text:p>44,511</text:p>
          </table:table-cell>
          <table:table-cell table:style-name="ce38" office:value-type="float" office:value="22888" calcext:value-type="float">
            <text:p>22,888</text:p>
          </table:table-cell>
          <table:table-cell table:style-name="ce45" office:value-type="float" office:value="21623" calcext:value-type="float">
            <text:p>21,623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善化鎮</text:p>
          </table:table-cell>
          <table:table-cell table:style-name="ce32" office:value-type="float" office:value="13784" calcext:value-type="float">
            <text:p>13,784</text:p>
          </table:table-cell>
          <table:table-cell table:style-name="ce38" table:formula="of:=SUM([.D12:.E12])" office:value-type="float" office:value="42905" calcext:value-type="float">
            <text:p>42,905</text:p>
          </table:table-cell>
          <table:table-cell table:style-name="ce38" office:value-type="float" office:value="21849" calcext:value-type="float">
            <text:p>21,849</text:p>
          </table:table-cell>
          <table:table-cell table:style-name="ce45" office:value-type="float" office:value="21056" calcext:value-type="float">
            <text:p>21,056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學甲鎮</text:p>
          </table:table-cell>
          <table:table-cell table:style-name="ce32" office:value-type="float" office:value="9208" calcext:value-type="float">
            <text:p>9,208</text:p>
          </table:table-cell>
          <table:table-cell table:style-name="ce38" table:formula="of:=SUM([.D13:.E13])" office:value-type="float" office:value="28447" calcext:value-type="float">
            <text:p>28,447</text:p>
          </table:table-cell>
          <table:table-cell table:style-name="ce38" office:value-type="float" office:value="14644" calcext:value-type="float">
            <text:p>14,644</text:p>
          </table:table-cell>
          <table:table-cell table:style-name="ce45" office:value-type="float" office:value="13803" calcext:value-type="float">
            <text:p>13,803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柳營鄉</text:p>
          </table:table-cell>
          <table:table-cell table:style-name="ce32" office:value-type="float" office:value="7599" calcext:value-type="float">
            <text:p>7,599</text:p>
          </table:table-cell>
          <table:table-cell table:style-name="ce38" table:formula="of:=SUM([.D14:.E14])" office:value-type="float" office:value="23092" calcext:value-type="float">
            <text:p>23,092</text:p>
          </table:table-cell>
          <table:table-cell table:style-name="ce38" office:value-type="float" office:value="12102" calcext:value-type="float">
            <text:p>12,102</text:p>
          </table:table-cell>
          <table:table-cell table:style-name="ce45" office:value-type="float" office:value="10990" calcext:value-type="float">
            <text:p>10,990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後壁鄉</text:p>
          </table:table-cell>
          <table:table-cell table:style-name="ce32" office:value-type="float" office:value="8515" calcext:value-type="float">
            <text:p>8,515</text:p>
          </table:table-cell>
          <table:table-cell table:style-name="ce38" table:formula="of:=SUM([.D15:.E15])" office:value-type="float" office:value="26316" calcext:value-type="float">
            <text:p>26,316</text:p>
          </table:table-cell>
          <table:table-cell table:style-name="ce38" office:value-type="float" office:value="13761" calcext:value-type="float">
            <text:p>13,761</text:p>
          </table:table-cell>
          <table:table-cell table:style-name="ce45" office:value-type="float" office:value="12555" calcext:value-type="float">
            <text:p>12,555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東山鄉</text:p>
          </table:table-cell>
          <table:table-cell table:style-name="ce32" office:value-type="float" office:value="8065" calcext:value-type="float">
            <text:p>8,065</text:p>
          </table:table-cell>
          <table:table-cell table:style-name="ce38" table:formula="of:=SUM([.D16:.E16])" office:value-type="float" office:value="23624" calcext:value-type="float">
            <text:p>23,624</text:p>
          </table:table-cell>
          <table:table-cell table:style-name="ce38" office:value-type="float" office:value="12669" calcext:value-type="float">
            <text:p>12,669</text:p>
          </table:table-cell>
          <table:table-cell table:style-name="ce45" office:value-type="float" office:value="10955" calcext:value-type="float">
            <text:p>10,955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下營鄉</text:p>
          </table:table-cell>
          <table:table-cell table:style-name="ce32" office:value-type="float" office:value="8906" calcext:value-type="float">
            <text:p>8,906</text:p>
          </table:table-cell>
          <table:table-cell table:style-name="ce38" table:formula="of:=SUM([.D17:.E17])" office:value-type="float" office:value="26657" calcext:value-type="float">
            <text:p>26,657</text:p>
          </table:table-cell>
          <table:table-cell table:style-name="ce38" office:value-type="float" office:value="13842" calcext:value-type="float">
            <text:p>13,842</text:p>
          </table:table-cell>
          <table:table-cell table:style-name="ce45" office:value-type="float" office:value="12815" calcext:value-type="float">
            <text:p>12,815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六甲鄉</text:p>
          </table:table-cell>
          <table:table-cell table:style-name="ce32" office:value-type="float" office:value="7443" calcext:value-type="float">
            <text:p>7,443</text:p>
          </table:table-cell>
          <table:table-cell table:style-name="ce38" table:formula="of:=SUM([.D18:.E18])" office:value-type="float" office:value="24332" calcext:value-type="float">
            <text:p>24,332</text:p>
          </table:table-cell>
          <table:table-cell table:style-name="ce38" office:value-type="float" office:value="12679" calcext:value-type="float">
            <text:p>12,679</text:p>
          </table:table-cell>
          <table:table-cell table:style-name="ce45" office:value-type="float" office:value="11653" calcext:value-type="float">
            <text:p>11,653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官田鄉</text:p>
          </table:table-cell>
          <table:table-cell table:style-name="ce32" office:value-type="float" office:value="7479" calcext:value-type="float">
            <text:p>7,479</text:p>
          </table:table-cell>
          <table:table-cell table:style-name="ce38" table:formula="of:=SUM([.D19:.E19])" office:value-type="float" office:value="22513" calcext:value-type="float">
            <text:p>22,513</text:p>
          </table:table-cell>
          <table:table-cell table:style-name="ce38" office:value-type="float" office:value="11612" calcext:value-type="float">
            <text:p>11,612</text:p>
          </table:table-cell>
          <table:table-cell table:style-name="ce45" office:value-type="float" office:value="10901" calcext:value-type="float">
            <text:p>10,901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大內鄉</text:p>
          </table:table-cell>
          <table:table-cell table:style-name="ce32" office:value-type="float" office:value="4013" calcext:value-type="float">
            <text:p>4,013</text:p>
          </table:table-cell>
          <table:table-cell table:style-name="ce38" table:formula="of:=SUM([.D20:.E20])" office:value-type="float" office:value="11241" calcext:value-type="float">
            <text:p>11,241</text:p>
          </table:table-cell>
          <table:table-cell table:style-name="ce42" office:value-type="float" office:value="6021" calcext:value-type="float">
            <text:p>6,021</text:p>
          </table:table-cell>
          <table:table-cell table:style-name="ce45" office:value-type="float" office:value="5220" calcext:value-type="float">
            <text:p>5,220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西港鄉</text:p>
          </table:table-cell>
          <table:table-cell table:style-name="ce32" office:value-type="float" office:value="7609" calcext:value-type="float">
            <text:p>7,609</text:p>
          </table:table-cell>
          <table:table-cell table:style-name="ce38" table:formula="of:=SUM([.D21:.E21])" office:value-type="float" office:value="25497" calcext:value-type="float">
            <text:p>25,497</text:p>
          </table:table-cell>
          <table:table-cell table:style-name="ce38" office:value-type="float" office:value="13051" calcext:value-type="float">
            <text:p>13,051</text:p>
          </table:table-cell>
          <table:table-cell table:style-name="ce45" office:value-type="float" office:value="12446" calcext:value-type="float">
            <text:p>12,446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七股鄉</text:p>
          </table:table-cell>
          <table:table-cell table:style-name="ce32" office:value-type="float" office:value="7770" calcext:value-type="float">
            <text:p>7,770</text:p>
          </table:table-cell>
          <table:table-cell table:style-name="ce38" table:formula="of:=SUM([.D22:.E22])" office:value-type="float" office:value="25274" calcext:value-type="float">
            <text:p>25,274</text:p>
          </table:table-cell>
          <table:table-cell table:style-name="ce38" office:value-type="float" office:value="13250" calcext:value-type="float">
            <text:p>13,250</text:p>
          </table:table-cell>
          <table:table-cell table:style-name="ce45" office:value-type="float" office:value="12024" calcext:value-type="float">
            <text:p>12,024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將軍鄉</text:p>
          </table:table-cell>
          <table:table-cell table:style-name="ce32" office:value-type="float" office:value="7269" calcext:value-type="float">
            <text:p>7,269</text:p>
          </table:table-cell>
          <table:table-cell table:style-name="ce38" table:formula="of:=SUM([.D23:.E23])" office:value-type="float" office:value="21861" calcext:value-type="float">
            <text:p>21,861</text:p>
          </table:table-cell>
          <table:table-cell table:style-name="ce38" office:value-type="float" office:value="11195" calcext:value-type="float">
            <text:p>11,195</text:p>
          </table:table-cell>
          <table:table-cell table:style-name="ce45" office:value-type="float" office:value="10666" calcext:value-type="float">
            <text:p>10,666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北門鄉</text:p>
          </table:table-cell>
          <table:table-cell table:style-name="ce32" office:value-type="float" office:value="4175" calcext:value-type="float">
            <text:p>4,175</text:p>
          </table:table-cell>
          <table:table-cell table:style-name="ce38" table:formula="of:=SUM([.D24:.E24])" office:value-type="float" office:value="12483" calcext:value-type="float">
            <text:p>12,483</text:p>
          </table:table-cell>
          <table:table-cell table:style-name="ce38" office:value-type="float" office:value="6418" calcext:value-type="float">
            <text:p>6,418</text:p>
          </table:table-cell>
          <table:table-cell table:style-name="ce45" office:value-type="float" office:value="6065" calcext:value-type="float">
            <text:p>6,065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新市鄉</text:p>
          </table:table-cell>
          <table:table-cell table:style-name="ce32" office:value-type="float" office:value="10480" calcext:value-type="float">
            <text:p>10,480</text:p>
          </table:table-cell>
          <table:table-cell table:style-name="ce38" table:formula="of:=SUM([.D25:.E25])" office:value-type="float" office:value="35396" calcext:value-type="float">
            <text:p>35,396</text:p>
          </table:table-cell>
          <table:table-cell table:style-name="ce38" office:value-type="float" office:value="17844" calcext:value-type="float">
            <text:p>17,844</text:p>
          </table:table-cell>
          <table:table-cell table:style-name="ce45" office:value-type="float" office:value="17552" calcext:value-type="float">
            <text:p>17,552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安定鄉</text:p>
          </table:table-cell>
          <table:table-cell table:style-name="ce32" office:value-type="float" office:value="8843" calcext:value-type="float">
            <text:p>8,843</text:p>
          </table:table-cell>
          <table:table-cell table:style-name="ce38" table:formula="of:=SUM([.D26:.E26])" office:value-type="float" office:value="30055" calcext:value-type="float">
            <text:p>30,055</text:p>
          </table:table-cell>
          <table:table-cell table:style-name="ce38" office:value-type="float" office:value="15611" calcext:value-type="float">
            <text:p>15,611</text:p>
          </table:table-cell>
          <table:table-cell table:style-name="ce45" office:value-type="float" office:value="14444" calcext:value-type="float">
            <text:p>14,444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山上鄉</text:p>
          </table:table-cell>
          <table:table-cell table:style-name="ce32" office:value-type="float" office:value="2699" calcext:value-type="float">
            <text:p>2,699</text:p>
          </table:table-cell>
          <table:table-cell table:style-name="ce38" table:formula="of:=SUM([.D27:.E27])" office:value-type="float" office:value="8057" calcext:value-type="float">
            <text:p>8,057</text:p>
          </table:table-cell>
          <table:table-cell table:style-name="ce38" office:value-type="float" office:value="4264" calcext:value-type="float">
            <text:p>4,264</text:p>
          </table:table-cell>
          <table:table-cell table:style-name="ce45" office:value-type="float" office:value="3793" calcext:value-type="float">
            <text:p>3,793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玉井鄉</text:p>
          </table:table-cell>
          <table:table-cell table:style-name="ce32" office:value-type="float" office:value="5010" calcext:value-type="float">
            <text:p>5,010</text:p>
          </table:table-cell>
          <table:table-cell table:style-name="ce38" table:formula="of:=SUM([.D28:.E28])" office:value-type="float" office:value="15731" calcext:value-type="float">
            <text:p>15,731</text:p>
          </table:table-cell>
          <table:table-cell table:style-name="ce38" office:value-type="float" office:value="8196" calcext:value-type="float">
            <text:p>8,196</text:p>
          </table:table-cell>
          <table:table-cell table:style-name="ce45" office:value-type="float" office:value="7535" calcext:value-type="float">
            <text:p>7,535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楠西鄉</text:p>
          </table:table-cell>
          <table:table-cell table:style-name="ce32" office:value-type="float" office:value="3593" calcext:value-type="float">
            <text:p>3,593</text:p>
          </table:table-cell>
          <table:table-cell table:style-name="ce38" table:formula="of:=SUM([.D29:.E29])" office:value-type="float" office:value="10952" calcext:value-type="float">
            <text:p>10,952</text:p>
          </table:table-cell>
          <table:table-cell table:style-name="ce38" office:value-type="float" office:value="5831" calcext:value-type="float">
            <text:p>5,831</text:p>
          </table:table-cell>
          <table:table-cell table:style-name="ce45" office:value-type="float" office:value="5121" calcext:value-type="float">
            <text:p>5,121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南化鄉</text:p>
          </table:table-cell>
          <table:table-cell table:style-name="ce32" office:value-type="float" office:value="2811" calcext:value-type="float">
            <text:p>2,811</text:p>
          </table:table-cell>
          <table:table-cell table:style-name="ce38" table:formula="of:=SUM([.D30:.E30])" office:value-type="float" office:value="8950" calcext:value-type="float">
            <text:p>8,950</text:p>
          </table:table-cell>
          <table:table-cell table:style-name="ce38" office:value-type="float" office:value="4923" calcext:value-type="float">
            <text:p>4,923</text:p>
          </table:table-cell>
          <table:table-cell table:style-name="ce45" office:value-type="float" office:value="4027" calcext:value-type="float">
            <text:p>4,027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左鎮鄉</text:p>
          </table:table-cell>
          <table:table-cell table:style-name="ce32" office:value-type="float" office:value="1941" calcext:value-type="float">
            <text:p>1,941</text:p>
          </table:table-cell>
          <table:table-cell table:style-name="ce38" table:formula="of:=SUM([.D31:.E31])" office:value-type="float" office:value="5587" calcext:value-type="float">
            <text:p>5,587</text:p>
          </table:table-cell>
          <table:table-cell table:style-name="ce38" office:value-type="float" office:value="3109" calcext:value-type="float">
            <text:p>3,109</text:p>
          </table:table-cell>
          <table:table-cell table:style-name="ce45" office:value-type="float" office:value="2478" calcext:value-type="float">
            <text:p>2,478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仁德鄉</text:p>
          </table:table-cell>
          <table:table-cell table:style-name="ce32" office:value-type="float" office:value="23368" calcext:value-type="float">
            <text:p>23,368</text:p>
          </table:table-cell>
          <table:table-cell table:style-name="ce38" table:formula="of:=SUM([.D32:.E32])" office:value-type="float" office:value="68038" calcext:value-type="float">
            <text:p>68,038</text:p>
          </table:table-cell>
          <table:table-cell table:style-name="ce38" office:value-type="float" office:value="35185" calcext:value-type="float">
            <text:p>35,185</text:p>
          </table:table-cell>
          <table:table-cell table:style-name="ce45" office:value-type="float" office:value="32853" calcext:value-type="float">
            <text:p>32,853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歸仁鄉</text:p>
          </table:table-cell>
          <table:table-cell table:style-name="ce32" office:value-type="float" office:value="19642" calcext:value-type="float">
            <text:p>19,642</text:p>
          </table:table-cell>
          <table:table-cell table:style-name="ce38" table:formula="of:=SUM([.D33:.E33])" office:value-type="float" office:value="65660" calcext:value-type="float">
            <text:p>65,660</text:p>
          </table:table-cell>
          <table:table-cell table:style-name="ce38" office:value-type="float" office:value="33542" calcext:value-type="float">
            <text:p>33,542</text:p>
          </table:table-cell>
          <table:table-cell table:style-name="ce45" office:value-type="float" office:value="32118" calcext:value-type="float">
            <text:p>32,118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關廟鄉</text:p>
          </table:table-cell>
          <table:table-cell table:style-name="ce32" office:value-type="float" office:value="10476" calcext:value-type="float">
            <text:p>10,476</text:p>
          </table:table-cell>
          <table:table-cell table:style-name="ce38" table:formula="of:=SUM([.D34:.E34])" office:value-type="float" office:value="36789" calcext:value-type="float">
            <text:p>36,789</text:p>
          </table:table-cell>
          <table:table-cell table:style-name="ce38" office:value-type="float" office:value="19144" calcext:value-type="float">
            <text:p>19,144</text:p>
          </table:table-cell>
          <table:table-cell table:style-name="ce45" office:value-type="float" office:value="17645" calcext:value-type="float">
            <text:p>17,645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龍崎鄉</text:p>
          </table:table-cell>
          <table:table-cell table:style-name="ce34" office:value-type="float" office:value="1570" calcext:value-type="float">
            <text:p>1,570</text:p>
          </table:table-cell>
          <table:table-cell table:style-name="ce39" table:formula="of:=SUM([.D35:.E35])" office:value-type="float" office:value="4426" calcext:value-type="float">
            <text:p>4,426</text:p>
          </table:table-cell>
          <table:table-cell table:style-name="ce39" office:value-type="float" office:value="2412" calcext:value-type="float">
            <text:p>2,412</text:p>
          </table:table-cell>
          <table:table-cell table:style-name="ce52" office:value-type="float" office:value="2014" calcext:value-type="float">
            <text:p>2,014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高雄縣" table:style-name="ta13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7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style-name="ce5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style-name="ce53" table:number-columns-repeated="1019"/>
        </table:table-row>
        <table:table-row table:style-name="ro2">
          <table:table-cell office:value-type="string" calcext:value-type="string">
            <text:p>高雄縣</text:p>
          </table:table-cell>
          <table:table-cell table:style-name="ce33" table:formula="of:=SUM([.B5:.B31])" office:value-type="float" office:value="417905" calcext:value-type="float">
            <text:p>417,905</text:p>
          </table:table-cell>
          <table:table-cell table:style-name="ce44" table:formula="of:=SUM([.C5:.C31])" office:value-type="float" office:value="1243000" calcext:value-type="float">
            <text:p>1,243,000</text:p>
          </table:table-cell>
          <table:table-cell table:style-name="ce38" table:formula="of:=SUM([.D5:.D31])" office:value-type="float" office:value="639544" calcext:value-type="float">
            <text:p>639,544</text:p>
          </table:table-cell>
          <table:table-cell table:style-name="ce45" table:formula="of:=SUM([.E5:.E31])" office:value-type="float" office:value="603456" calcext:value-type="float">
            <text:p>603,45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鳳山市</text:p>
          </table:table-cell>
          <table:table-cell table:style-name="ce33" office:value-type="float" office:value="122290" calcext:value-type="float">
            <text:p>122,290</text:p>
          </table:table-cell>
          <table:table-cell table:style-name="ce38" table:formula="of:=SUM([.D5:.E5])" office:value-type="float" office:value="339178" calcext:value-type="float">
            <text:p>339,178</text:p>
          </table:table-cell>
          <table:table-cell table:style-name="ce38" office:value-type="float" office:value="169843" calcext:value-type="float">
            <text:p>169,843</text:p>
          </table:table-cell>
          <table:table-cell table:style-name="ce45" office:value-type="float" office:value="169335" calcext:value-type="float">
            <text:p>169,33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岡山鎮</text:p>
          </table:table-cell>
          <table:table-cell table:style-name="ce33" office:value-type="float" office:value="32110" calcext:value-type="float">
            <text:p>32,110</text:p>
          </table:table-cell>
          <table:table-cell table:style-name="ce38" table:formula="of:=SUM([.D6:.E6])" office:value-type="float" office:value="96458" calcext:value-type="float">
            <text:p>96,458</text:p>
          </table:table-cell>
          <table:table-cell table:style-name="ce38" office:value-type="float" office:value="48759" calcext:value-type="float">
            <text:p>48,759</text:p>
          </table:table-cell>
          <table:table-cell table:style-name="ce45" office:value-type="float" office:value="47699" calcext:value-type="float">
            <text:p>47,69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旗山鎮</text:p>
          </table:table-cell>
          <table:table-cell table:style-name="ce33" office:value-type="float" office:value="13545" calcext:value-type="float">
            <text:p>13,545</text:p>
          </table:table-cell>
          <table:table-cell table:style-name="ce38" table:formula="of:=SUM([.D7:.E7])" office:value-type="float" office:value="40985" calcext:value-type="float">
            <text:p>40,985</text:p>
          </table:table-cell>
          <table:table-cell table:style-name="ce38" office:value-type="float" office:value="21444" calcext:value-type="float">
            <text:p>21,444</text:p>
          </table:table-cell>
          <table:table-cell table:style-name="ce45" office:value-type="float" office:value="19541" calcext:value-type="float">
            <text:p>19,54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美濃鎮</text:p>
          </table:table-cell>
          <table:table-cell table:style-name="ce33" office:value-type="float" office:value="13706" calcext:value-type="float">
            <text:p>13,706</text:p>
          </table:table-cell>
          <table:table-cell table:style-name="ce38" table:formula="of:=SUM([.D8:.E8])" office:value-type="float" office:value="43869" calcext:value-type="float">
            <text:p>43,869</text:p>
          </table:table-cell>
          <table:table-cell table:style-name="ce38" office:value-type="float" office:value="23002" calcext:value-type="float">
            <text:p>23,002</text:p>
          </table:table-cell>
          <table:table-cell table:style-name="ce45" office:value-type="float" office:value="20867" calcext:value-type="float">
            <text:p>20,86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林園鄉</text:p>
          </table:table-cell>
          <table:table-cell table:style-name="ce33" office:value-type="float" office:value="23423" calcext:value-type="float">
            <text:p>23,423</text:p>
          </table:table-cell>
          <table:table-cell table:style-name="ce38" table:formula="of:=SUM([.D9:.E9])" office:value-type="float" office:value="71150" calcext:value-type="float">
            <text:p>71,150</text:p>
          </table:table-cell>
          <table:table-cell table:style-name="ce38" office:value-type="float" office:value="36734" calcext:value-type="float">
            <text:p>36,734</text:p>
          </table:table-cell>
          <table:table-cell table:style-name="ce45" office:value-type="float" office:value="34416" calcext:value-type="float">
            <text:p>34,41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寮鄉</text:p>
          </table:table-cell>
          <table:table-cell table:style-name="ce33" office:value-type="float" office:value="36774" calcext:value-type="float">
            <text:p>36,774</text:p>
          </table:table-cell>
          <table:table-cell table:style-name="ce38" table:formula="of:=SUM([.D10:.E10])" office:value-type="float" office:value="109119" calcext:value-type="float">
            <text:p>109,119</text:p>
          </table:table-cell>
          <table:table-cell table:style-name="ce38" office:value-type="float" office:value="57046" calcext:value-type="float">
            <text:p>57,046</text:p>
          </table:table-cell>
          <table:table-cell table:style-name="ce45" office:value-type="float" office:value="52073" calcext:value-type="float">
            <text:p>52,07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樹鄉</text:p>
          </table:table-cell>
          <table:table-cell table:style-name="ce33" office:value-type="float" office:value="12863" calcext:value-type="float">
            <text:p>12,863</text:p>
          </table:table-cell>
          <table:table-cell table:style-name="ce38" table:formula="of:=SUM([.D11:.E11])" office:value-type="float" office:value="44629" calcext:value-type="float">
            <text:p>44,629</text:p>
          </table:table-cell>
          <table:table-cell table:style-name="ce38" office:value-type="float" office:value="23168" calcext:value-type="float">
            <text:p>23,168</text:p>
          </table:table-cell>
          <table:table-cell table:style-name="ce45" office:value-type="float" office:value="21461" calcext:value-type="float">
            <text:p>21,46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仁武鄉</text:p>
          </table:table-cell>
          <table:table-cell table:style-name="ce33" office:value-type="float" office:value="23612" calcext:value-type="float">
            <text:p>23,612</text:p>
          </table:table-cell>
          <table:table-cell table:style-name="ce38" table:formula="of:=SUM([.D12:.E12])" office:value-type="float" office:value="68482" calcext:value-type="float">
            <text:p>68,482</text:p>
          </table:table-cell>
          <table:table-cell table:style-name="ce38" office:value-type="float" office:value="35457" calcext:value-type="float">
            <text:p>35,457</text:p>
          </table:table-cell>
          <table:table-cell table:style-name="ce45" office:value-type="float" office:value="33025" calcext:value-type="float">
            <text:p>33,02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社鄉</text:p>
          </table:table-cell>
          <table:table-cell table:style-name="ce33" office:value-type="float" office:value="11339" calcext:value-type="float">
            <text:p>11,339</text:p>
          </table:table-cell>
          <table:table-cell table:style-name="ce38" table:formula="of:=SUM([.D13:.E13])" office:value-type="float" office:value="32756" calcext:value-type="float">
            <text:p>32,756</text:p>
          </table:table-cell>
          <table:table-cell table:style-name="ce38" office:value-type="float" office:value="16917" calcext:value-type="float">
            <text:p>16,917</text:p>
          </table:table-cell>
          <table:table-cell table:style-name="ce45" office:value-type="float" office:value="15839" calcext:value-type="float">
            <text:p>15,83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鳥松鄉</text:p>
          </table:table-cell>
          <table:table-cell table:style-name="ce33" office:value-type="float" office:value="15711" calcext:value-type="float">
            <text:p>15,711</text:p>
          </table:table-cell>
          <table:table-cell table:style-name="ce38" table:formula="of:=SUM([.D14:.E14])" office:value-type="float" office:value="41440" calcext:value-type="float">
            <text:p>41,440</text:p>
          </table:table-cell>
          <table:table-cell table:style-name="ce38" office:value-type="float" office:value="21145" calcext:value-type="float">
            <text:p>21,145</text:p>
          </table:table-cell>
          <table:table-cell table:style-name="ce45" office:value-type="float" office:value="20295" calcext:value-type="float">
            <text:p>20,29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橋頭鄉</text:p>
          </table:table-cell>
          <table:table-cell table:style-name="ce33" office:value-type="float" office:value="12230" calcext:value-type="float">
            <text:p>12,230</text:p>
          </table:table-cell>
          <table:table-cell table:style-name="ce38" table:formula="of:=SUM([.D15:.E15])" office:value-type="float" office:value="36471" calcext:value-type="float">
            <text:p>36,471</text:p>
          </table:table-cell>
          <table:table-cell table:style-name="ce38" office:value-type="float" office:value="18833" calcext:value-type="float">
            <text:p>18,833</text:p>
          </table:table-cell>
          <table:table-cell table:style-name="ce45" office:value-type="float" office:value="17638" calcext:value-type="float">
            <text:p>17,63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燕巢鄉</text:p>
          </table:table-cell>
          <table:table-cell table:style-name="ce33" office:value-type="float" office:value="9678" calcext:value-type="float">
            <text:p>9,678</text:p>
          </table:table-cell>
          <table:table-cell table:style-name="ce38" table:formula="of:=SUM([.D16:.E16])" office:value-type="float" office:value="31177" calcext:value-type="float">
            <text:p>31,177</text:p>
          </table:table-cell>
          <table:table-cell table:style-name="ce38" office:value-type="float" office:value="16705" calcext:value-type="float">
            <text:p>16,705</text:p>
          </table:table-cell>
          <table:table-cell table:style-name="ce45" office:value-type="float" office:value="14472" calcext:value-type="float">
            <text:p>14,47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田寮鄉</text:p>
          </table:table-cell>
          <table:table-cell table:style-name="ce33" office:value-type="float" office:value="3570" calcext:value-type="float">
            <text:p>3,570</text:p>
          </table:table-cell>
          <table:table-cell table:style-name="ce38" table:formula="of:=SUM([.D17:.E17])" office:value-type="float" office:value="8496" calcext:value-type="float">
            <text:p>8,496</text:p>
          </table:table-cell>
          <table:table-cell table:style-name="ce38" office:value-type="float" office:value="4736" calcext:value-type="float">
            <text:p>4,736</text:p>
          </table:table-cell>
          <table:table-cell table:style-name="ce45" office:value-type="float" office:value="3760" calcext:value-type="float">
            <text:p>3,76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阿蓮鄉</text:p>
          </table:table-cell>
          <table:table-cell table:style-name="ce33" office:value-type="float" office:value="8932" calcext:value-type="float">
            <text:p>8,932</text:p>
          </table:table-cell>
          <table:table-cell table:style-name="ce38" table:formula="of:=SUM([.D18:.E18])" office:value-type="float" office:value="30826" calcext:value-type="float">
            <text:p>30,826</text:p>
          </table:table-cell>
          <table:table-cell table:style-name="ce38" office:value-type="float" office:value="15595" calcext:value-type="float">
            <text:p>15,595</text:p>
          </table:table-cell>
          <table:table-cell table:style-name="ce45" office:value-type="float" office:value="15231" calcext:value-type="float">
            <text:p>15,23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路竹鄉</text:p>
          </table:table-cell>
          <table:table-cell table:style-name="ce33" office:value-type="float" office:value="15498" calcext:value-type="float">
            <text:p>15,498</text:p>
          </table:table-cell>
          <table:table-cell table:style-name="ce38" table:formula="of:=SUM([.D19:.E19])" office:value-type="float" office:value="54353" calcext:value-type="float">
            <text:p>54,353</text:p>
          </table:table-cell>
          <table:table-cell table:style-name="ce38" office:value-type="float" office:value="27821" calcext:value-type="float">
            <text:p>27,821</text:p>
          </table:table-cell>
          <table:table-cell table:style-name="ce45" office:value-type="float" office:value="26532" calcext:value-type="float">
            <text:p>26,53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湖內鄉</text:p>
          </table:table-cell>
          <table:table-cell table:style-name="ce33" office:value-type="float" office:value="9151" calcext:value-type="float">
            <text:p>9,151</text:p>
          </table:table-cell>
          <table:table-cell table:style-name="ce38" table:formula="of:=SUM([.D20:.E20])" office:value-type="float" office:value="28579" calcext:value-type="float">
            <text:p>28,579</text:p>
          </table:table-cell>
          <table:table-cell table:style-name="ce42" office:value-type="float" office:value="14800" calcext:value-type="float">
            <text:p>14,800</text:p>
          </table:table-cell>
          <table:table-cell table:style-name="ce45" office:value-type="float" office:value="13779" calcext:value-type="float">
            <text:p>13,77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茄萣鄉</text:p>
          </table:table-cell>
          <table:table-cell table:style-name="ce33" office:value-type="float" office:value="9954" calcext:value-type="float">
            <text:p>9,954</text:p>
          </table:table-cell>
          <table:table-cell table:style-name="ce38" table:formula="of:=SUM([.D21:.E21])" office:value-type="float" office:value="31849" calcext:value-type="float">
            <text:p>31,849</text:p>
          </table:table-cell>
          <table:table-cell table:style-name="ce38" office:value-type="float" office:value="16707" calcext:value-type="float">
            <text:p>16,707</text:p>
          </table:table-cell>
          <table:table-cell table:style-name="ce45" office:value-type="float" office:value="15142" calcext:value-type="float">
            <text:p>15,14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永安鄉</text:p>
          </table:table-cell>
          <table:table-cell table:style-name="ce33" office:value-type="float" office:value="5668" calcext:value-type="float">
            <text:p>5,668</text:p>
          </table:table-cell>
          <table:table-cell table:style-name="ce38" table:formula="of:=SUM([.D22:.E22])" office:value-type="float" office:value="14143" calcext:value-type="float">
            <text:p>14,143</text:p>
          </table:table-cell>
          <table:table-cell table:style-name="ce38" office:value-type="float" office:value="7281" calcext:value-type="float">
            <text:p>7,281</text:p>
          </table:table-cell>
          <table:table-cell table:style-name="ce45" office:value-type="float" office:value="6862" calcext:value-type="float">
            <text:p>6,86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彌陀鄉</text:p>
          </table:table-cell>
          <table:table-cell table:style-name="ce33" office:value-type="float" office:value="6417" calcext:value-type="float">
            <text:p>6,417</text:p>
          </table:table-cell>
          <table:table-cell table:style-name="ce38" table:formula="of:=SUM([.D23:.E23])" office:value-type="float" office:value="20700" calcext:value-type="float">
            <text:p>20,700</text:p>
          </table:table-cell>
          <table:table-cell table:style-name="ce38" office:value-type="float" office:value="10844" calcext:value-type="float">
            <text:p>10,844</text:p>
          </table:table-cell>
          <table:table-cell table:style-name="ce45" office:value-type="float" office:value="9856" calcext:value-type="float">
            <text:p>9,85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梓官鄉</text:p>
          </table:table-cell>
          <table:table-cell table:style-name="ce33" office:value-type="float" office:value="11586" calcext:value-type="float">
            <text:p>11,586</text:p>
          </table:table-cell>
          <table:table-cell table:style-name="ce38" table:formula="of:=SUM([.D24:.E24])" office:value-type="float" office:value="37075" calcext:value-type="float">
            <text:p>37,075</text:p>
          </table:table-cell>
          <table:table-cell table:style-name="ce38" office:value-type="float" office:value="19450" calcext:value-type="float">
            <text:p>19,450</text:p>
          </table:table-cell>
          <table:table-cell table:style-name="ce45" office:value-type="float" office:value="17625" calcext:value-type="float">
            <text:p>17,62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六龜鄉</text:p>
          </table:table-cell>
          <table:table-cell table:style-name="ce33" office:value-type="float" office:value="5684" calcext:value-type="float">
            <text:p>5,684</text:p>
          </table:table-cell>
          <table:table-cell table:style-name="ce38" table:formula="of:=SUM([.D25:.E25])" office:value-type="float" office:value="15556" calcext:value-type="float">
            <text:p>15,556</text:p>
          </table:table-cell>
          <table:table-cell table:style-name="ce38" office:value-type="float" office:value="8456" calcext:value-type="float">
            <text:p>8,456</text:p>
          </table:table-cell>
          <table:table-cell table:style-name="ce45" office:value-type="float" office:value="7100" calcext:value-type="float">
            <text:p>7,10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甲仙鄉</text:p>
          </table:table-cell>
          <table:table-cell table:style-name="ce33" office:value-type="float" office:value="2565" calcext:value-type="float">
            <text:p>2,565</text:p>
          </table:table-cell>
          <table:table-cell table:style-name="ce38" table:formula="of:=SUM([.D26:.E26])" office:value-type="float" office:value="8150" calcext:value-type="float">
            <text:p>8,150</text:p>
          </table:table-cell>
          <table:table-cell table:style-name="ce38" office:value-type="float" office:value="4390" calcext:value-type="float">
            <text:p>4,390</text:p>
          </table:table-cell>
          <table:table-cell table:style-name="ce45" office:value-type="float" office:value="3760" calcext:value-type="float">
            <text:p>3,76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杉林鄉</text:p>
          </table:table-cell>
          <table:table-cell table:style-name="ce33" office:value-type="float" office:value="3991" calcext:value-type="float">
            <text:p>3,991</text:p>
          </table:table-cell>
          <table:table-cell table:style-name="ce38" table:formula="of:=SUM([.D27:.E27])" office:value-type="float" office:value="11229" calcext:value-type="float">
            <text:p>11,229</text:p>
          </table:table-cell>
          <table:table-cell table:style-name="ce38" office:value-type="float" office:value="6172" calcext:value-type="float">
            <text:p>6,172</text:p>
          </table:table-cell>
          <table:table-cell table:style-name="ce45" office:value-type="float" office:value="5057" calcext:value-type="float">
            <text:p>5,05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內門鄉</text:p>
          </table:table-cell>
          <table:table-cell table:style-name="ce33" office:value-type="float" office:value="4978" calcext:value-type="float">
            <text:p>4,978</text:p>
          </table:table-cell>
          <table:table-cell table:style-name="ce38" table:formula="of:=SUM([.D28:.E28])" office:value-type="float" office:value="16348" calcext:value-type="float">
            <text:p>16,348</text:p>
          </table:table-cell>
          <table:table-cell table:style-name="ce38" office:value-type="float" office:value="8957" calcext:value-type="float">
            <text:p>8,957</text:p>
          </table:table-cell>
          <table:table-cell table:style-name="ce45" office:value-type="float" office:value="7391" calcext:value-type="float">
            <text:p>7,39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茂林鄉</text:p>
          </table:table-cell>
          <table:table-cell table:style-name="ce33" office:value-type="float" office:value="527" calcext:value-type="float">
            <text:p>527</text:p>
          </table:table-cell>
          <table:table-cell table:style-name="ce38" table:formula="of:=SUM([.D29:.E29])" office:value-type="float" office:value="1760" calcext:value-type="float">
            <text:p>1,760</text:p>
          </table:table-cell>
          <table:table-cell table:style-name="ce38" office:value-type="float" office:value="900" calcext:value-type="float">
            <text:p>900</text:p>
          </table:table-cell>
          <table:table-cell table:style-name="ce45" office:value-type="float" office:value="860" calcext:value-type="float">
            <text:p>86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桃源鄉</text:p>
          </table:table-cell>
          <table:table-cell table:style-name="ce33" office:value-type="float" office:value="1228" calcext:value-type="float">
            <text:p>1,228</text:p>
          </table:table-cell>
          <table:table-cell table:style-name="ce38" table:formula="of:=SUM([.D30:.E30])" office:value-type="float" office:value="4750" calcext:value-type="float">
            <text:p>4,750</text:p>
          </table:table-cell>
          <table:table-cell table:style-name="ce38" office:value-type="float" office:value="2551" calcext:value-type="float">
            <text:p>2,551</text:p>
          </table:table-cell>
          <table:table-cell table:style-name="ce45" office:value-type="float" office:value="2199" calcext:value-type="float">
            <text:p>2,199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那瑪夏鄉</text:p>
          </table:table-cell>
          <table:table-cell table:style-name="ce47" office:value-type="float" office:value="875" calcext:value-type="float">
            <text:p>875</text:p>
          </table:table-cell>
          <table:table-cell table:style-name="ce39" table:formula="of:=SUM([.D31:.E31])" office:value-type="float" office:value="3472" calcext:value-type="float">
            <text:p>3,472</text:p>
          </table:table-cell>
          <table:table-cell table:style-name="ce39" office:value-type="float" office:value="1831" calcext:value-type="float">
            <text:p>1,831</text:p>
          </table:table-cell>
          <table:table-cell table:style-name="ce52" office:value-type="float" office:value="1641" calcext:value-type="float">
            <text:p>1,641</text:p>
          </table:table-cell>
          <table:table-cell table:number-columns-repeated="1019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28"/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28"/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 table:number-rows-repeated="38">
          <table:table-cell table:number-columns-repeated="1024"/>
        </table:table-row>
        <table:table-row table:style-name="ro3" table:number-rows-repeated="10485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屏東縣" table:style-name="ta14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7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屏東縣</text:p>
          </table:table-cell>
          <table:table-cell table:style-name="ce33" table:formula="of:=SUM([.B5:.B37])" office:value-type="float" office:value="268513" calcext:value-type="float">
            <text:p>268,513</text:p>
          </table:table-cell>
          <table:table-cell table:style-name="ce44" table:formula="of:=SUM([.C5:.C37])" office:value-type="float" office:value="886514" calcext:value-type="float">
            <text:p>886,514</text:p>
          </table:table-cell>
          <table:table-cell table:style-name="ce38" table:formula="of:=SUM([.D5:.D37])" office:value-type="float" office:value="457971" calcext:value-type="float">
            <text:p>457,971</text:p>
          </table:table-cell>
          <table:table-cell table:style-name="ce45" table:formula="of:=SUM([.E5:.E37])" office:value-type="float" office:value="428543" calcext:value-type="float">
            <text:p>428,54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屏東市</text:p>
          </table:table-cell>
          <table:table-cell table:style-name="ce33" office:value-type="float" office:value="71262" calcext:value-type="float">
            <text:p>71,262</text:p>
          </table:table-cell>
          <table:table-cell table:style-name="ce38" table:formula="of:=SUM([.D5:.E5])" office:value-type="float" office:value="215643" calcext:value-type="float">
            <text:p>215,643</text:p>
          </table:table-cell>
          <table:table-cell table:style-name="ce38" office:value-type="float" office:value="108022" calcext:value-type="float">
            <text:p>108,022</text:p>
          </table:table-cell>
          <table:table-cell table:style-name="ce45" office:value-type="float" office:value="107621" calcext:value-type="float">
            <text:p>107,62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潮州鎮</text:p>
          </table:table-cell>
          <table:table-cell table:style-name="ce33" office:value-type="float" office:value="17656" calcext:value-type="float">
            <text:p>17,656</text:p>
          </table:table-cell>
          <table:table-cell table:style-name="ce38" table:formula="of:=SUM([.D6:.E6])" office:value-type="float" office:value="56858" calcext:value-type="float">
            <text:p>56,858</text:p>
          </table:table-cell>
          <table:table-cell table:style-name="ce38" office:value-type="float" office:value="28748" calcext:value-type="float">
            <text:p>28,748</text:p>
          </table:table-cell>
          <table:table-cell table:style-name="ce45" office:value-type="float" office:value="28110" calcext:value-type="float">
            <text:p>28,11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港鎮</text:p>
          </table:table-cell>
          <table:table-cell table:style-name="ce33" office:value-type="float" office:value="14782" calcext:value-type="float">
            <text:p>14,782</text:p>
          </table:table-cell>
          <table:table-cell table:style-name="ce38" table:formula="of:=SUM([.D7:.E7])" office:value-type="float" office:value="50559" calcext:value-type="float">
            <text:p>50,559</text:p>
          </table:table-cell>
          <table:table-cell table:style-name="ce38" office:value-type="float" office:value="25796" calcext:value-type="float">
            <text:p>25,796</text:p>
          </table:table-cell>
          <table:table-cell table:style-name="ce45" office:value-type="float" office:value="24763" calcext:value-type="float">
            <text:p>24,76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恆春鎮</text:p>
          </table:table-cell>
          <table:table-cell table:style-name="ce33" office:value-type="float" office:value="10362" calcext:value-type="float">
            <text:p>10,362</text:p>
          </table:table-cell>
          <table:table-cell table:style-name="ce38" table:formula="of:=SUM([.D8:.E8])" office:value-type="float" office:value="31183" calcext:value-type="float">
            <text:p>31,183</text:p>
          </table:table-cell>
          <table:table-cell table:style-name="ce38" office:value-type="float" office:value="16159" calcext:value-type="float">
            <text:p>16,159</text:p>
          </table:table-cell>
          <table:table-cell table:style-name="ce45" office:value-type="float" office:value="15024" calcext:value-type="float">
            <text:p>15,02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萬丹鄉</text:p>
          </table:table-cell>
          <table:table-cell table:style-name="ce33" office:value-type="float" office:value="13856" calcext:value-type="float">
            <text:p>13,856</text:p>
          </table:table-cell>
          <table:table-cell table:style-name="ce38" table:formula="of:=SUM([.D9:.E9])" office:value-type="float" office:value="54506" calcext:value-type="float">
            <text:p>54,506</text:p>
          </table:table-cell>
          <table:table-cell table:style-name="ce38" office:value-type="float" office:value="28279" calcext:value-type="float">
            <text:p>28,279</text:p>
          </table:table-cell>
          <table:table-cell table:style-name="ce45" office:value-type="float" office:value="26227" calcext:value-type="float">
            <text:p>26,22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長治鄉</text:p>
          </table:table-cell>
          <table:table-cell table:style-name="ce33" office:value-type="float" office:value="9530" calcext:value-type="float">
            <text:p>9,530</text:p>
          </table:table-cell>
          <table:table-cell table:style-name="ce38" table:formula="of:=SUM([.D10:.E10])" office:value-type="float" office:value="31003" calcext:value-type="float">
            <text:p>31,003</text:p>
          </table:table-cell>
          <table:table-cell table:style-name="ce38" office:value-type="float" office:value="16288" calcext:value-type="float">
            <text:p>16,288</text:p>
          </table:table-cell>
          <table:table-cell table:style-name="ce45" office:value-type="float" office:value="14715" calcext:value-type="float">
            <text:p>14,71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麟洛鄉</text:p>
          </table:table-cell>
          <table:table-cell table:style-name="ce33" office:value-type="float" office:value="3460" calcext:value-type="float">
            <text:p>3,460</text:p>
          </table:table-cell>
          <table:table-cell table:style-name="ce38" table:formula="of:=SUM([.D11:.E11])" office:value-type="float" office:value="11619" calcext:value-type="float">
            <text:p>11,619</text:p>
          </table:table-cell>
          <table:table-cell table:style-name="ce38" office:value-type="float" office:value="6037" calcext:value-type="float">
            <text:p>6,037</text:p>
          </table:table-cell>
          <table:table-cell table:style-name="ce45" office:value-type="float" office:value="5582" calcext:value-type="float">
            <text:p>5,58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九如鄉</text:p>
          </table:table-cell>
          <table:table-cell table:style-name="ce33" office:value-type="float" office:value="6413" calcext:value-type="float">
            <text:p>6,413</text:p>
          </table:table-cell>
          <table:table-cell table:style-name="ce38" table:formula="of:=SUM([.D12:.E12])" office:value-type="float" office:value="23166" calcext:value-type="float">
            <text:p>23,166</text:p>
          </table:table-cell>
          <table:table-cell table:style-name="ce38" office:value-type="float" office:value="12078" calcext:value-type="float">
            <text:p>12,078</text:p>
          </table:table-cell>
          <table:table-cell table:style-name="ce45" office:value-type="float" office:value="11088" calcext:value-type="float">
            <text:p>11,08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里港鄉</text:p>
          </table:table-cell>
          <table:table-cell table:style-name="ce33" office:value-type="float" office:value="7775" calcext:value-type="float">
            <text:p>7,775</text:p>
          </table:table-cell>
          <table:table-cell table:style-name="ce38" table:formula="of:=SUM([.D13:.E13])" office:value-type="float" office:value="26408" calcext:value-type="float">
            <text:p>26,408</text:p>
          </table:table-cell>
          <table:table-cell table:style-name="ce38" office:value-type="float" office:value="13566" calcext:value-type="float">
            <text:p>13,566</text:p>
          </table:table-cell>
          <table:table-cell table:style-name="ce45" office:value-type="float" office:value="12842" calcext:value-type="float">
            <text:p>12,84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鹽埔鄉</text:p>
          </table:table-cell>
          <table:table-cell table:style-name="ce33" office:value-type="float" office:value="7522" calcext:value-type="float">
            <text:p>7,522</text:p>
          </table:table-cell>
          <table:table-cell table:style-name="ce38" table:formula="of:=SUM([.D14:.E14])" office:value-type="float" office:value="27591" calcext:value-type="float">
            <text:p>27,591</text:p>
          </table:table-cell>
          <table:table-cell table:style-name="ce38" office:value-type="float" office:value="14405" calcext:value-type="float">
            <text:p>14,405</text:p>
          </table:table-cell>
          <table:table-cell table:style-name="ce45" office:value-type="float" office:value="13186" calcext:value-type="float">
            <text:p>13,18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高樹鄉</text:p>
          </table:table-cell>
          <table:table-cell table:style-name="ce33" office:value-type="float" office:value="9513" calcext:value-type="float">
            <text:p>9,513</text:p>
          </table:table-cell>
          <table:table-cell table:style-name="ce38" table:formula="of:=SUM([.D15:.E15])" office:value-type="float" office:value="27317" calcext:value-type="float">
            <text:p>27,317</text:p>
          </table:table-cell>
          <table:table-cell table:style-name="ce38" office:value-type="float" office:value="14627" calcext:value-type="float">
            <text:p>14,627</text:p>
          </table:table-cell>
          <table:table-cell table:style-name="ce45" office:value-type="float" office:value="12690" calcext:value-type="float">
            <text:p>12,69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萬巒鄉</text:p>
          </table:table-cell>
          <table:table-cell table:style-name="ce33" office:value-type="float" office:value="6293" calcext:value-type="float">
            <text:p>6,293</text:p>
          </table:table-cell>
          <table:table-cell table:style-name="ce38" table:formula="of:=SUM([.D16:.E16])" office:value-type="float" office:value="22551" calcext:value-type="float">
            <text:p>22,551</text:p>
          </table:table-cell>
          <table:table-cell table:style-name="ce38" office:value-type="float" office:value="11917" calcext:value-type="float">
            <text:p>11,917</text:p>
          </table:table-cell>
          <table:table-cell table:style-name="ce45" office:value-type="float" office:value="10634" calcext:value-type="float">
            <text:p>10,63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內埔鄉</text:p>
          </table:table-cell>
          <table:table-cell table:style-name="ce33" office:value-type="float" office:value="17310" calcext:value-type="float">
            <text:p>17,310</text:p>
          </table:table-cell>
          <table:table-cell table:style-name="ce38" table:formula="of:=SUM([.D17:.E17])" office:value-type="float" office:value="59286" calcext:value-type="float">
            <text:p>59,286</text:p>
          </table:table-cell>
          <table:table-cell table:style-name="ce38" office:value-type="float" office:value="31004" calcext:value-type="float">
            <text:p>31,004</text:p>
          </table:table-cell>
          <table:table-cell table:style-name="ce45" office:value-type="float" office:value="28282" calcext:value-type="float">
            <text:p>28,28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竹田鄉</text:p>
          </table:table-cell>
          <table:table-cell table:style-name="ce33" office:value-type="float" office:value="5372" calcext:value-type="float">
            <text:p>5,372</text:p>
          </table:table-cell>
          <table:table-cell table:style-name="ce38" table:formula="of:=SUM([.D18:.E18])" office:value-type="float" office:value="18466" calcext:value-type="float">
            <text:p>18,466</text:p>
          </table:table-cell>
          <table:table-cell table:style-name="ce38" office:value-type="float" office:value="9855" calcext:value-type="float">
            <text:p>9,855</text:p>
          </table:table-cell>
          <table:table-cell table:style-name="ce45" office:value-type="float" office:value="8611" calcext:value-type="float">
            <text:p>8,61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埤鄉</text:p>
          </table:table-cell>
          <table:table-cell table:style-name="ce33" office:value-type="float" office:value="3301" calcext:value-type="float">
            <text:p>3,301</text:p>
          </table:table-cell>
          <table:table-cell table:style-name="ce38" table:formula="of:=SUM([.D19:.E19])" office:value-type="float" office:value="10918" calcext:value-type="float">
            <text:p>10,918</text:p>
          </table:table-cell>
          <table:table-cell table:style-name="ce38" office:value-type="float" office:value="5798" calcext:value-type="float">
            <text:p>5,798</text:p>
          </table:table-cell>
          <table:table-cell table:style-name="ce45" office:value-type="float" office:value="5120" calcext:value-type="float">
            <text:p>5,12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枋寮鄉</text:p>
          </table:table-cell>
          <table:table-cell table:style-name="ce33" office:value-type="float" office:value="8267" calcext:value-type="float">
            <text:p>8,267</text:p>
          </table:table-cell>
          <table:table-cell table:style-name="ce38" table:formula="of:=SUM([.D20:.E20])" office:value-type="float" office:value="27252" calcext:value-type="float">
            <text:p>27,252</text:p>
          </table:table-cell>
          <table:table-cell table:style-name="ce42" office:value-type="float" office:value="14482" calcext:value-type="float">
            <text:p>14,482</text:p>
          </table:table-cell>
          <table:table-cell table:style-name="ce45" office:value-type="float" office:value="12770" calcext:value-type="float">
            <text:p>12,77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園鄉</text:p>
          </table:table-cell>
          <table:table-cell table:style-name="ce33" office:value-type="float" office:value="10879" calcext:value-type="float">
            <text:p>10,879</text:p>
          </table:table-cell>
          <table:table-cell table:style-name="ce38" table:formula="of:=SUM([.D21:.E21])" office:value-type="float" office:value="39237" calcext:value-type="float">
            <text:p>39,237</text:p>
          </table:table-cell>
          <table:table-cell table:style-name="ce38" office:value-type="float" office:value="20312" calcext:value-type="float">
            <text:p>20,312</text:p>
          </table:table-cell>
          <table:table-cell table:style-name="ce45" office:value-type="float" office:value="18925" calcext:value-type="float">
            <text:p>18,92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崁頂鄉</text:p>
          </table:table-cell>
          <table:table-cell table:style-name="ce33" office:value-type="float" office:value="3988" calcext:value-type="float">
            <text:p>3,988</text:p>
          </table:table-cell>
          <table:table-cell table:style-name="ce38" table:formula="of:=SUM([.D22:.E22])" office:value-type="float" office:value="17053" calcext:value-type="float">
            <text:p>17,053</text:p>
          </table:table-cell>
          <table:table-cell table:style-name="ce38" office:value-type="float" office:value="8799" calcext:value-type="float">
            <text:p>8,799</text:p>
          </table:table-cell>
          <table:table-cell table:style-name="ce45" office:value-type="float" office:value="8254" calcext:value-type="float">
            <text:p>8,25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林邊鄉</text:p>
          </table:table-cell>
          <table:table-cell table:style-name="ce33" office:value-type="float" office:value="6185" calcext:value-type="float">
            <text:p>6,185</text:p>
          </table:table-cell>
          <table:table-cell table:style-name="ce38" table:formula="of:=SUM([.D23:.E23])" office:value-type="float" office:value="21154" calcext:value-type="float">
            <text:p>21,154</text:p>
          </table:table-cell>
          <table:table-cell table:style-name="ce38" office:value-type="float" office:value="10979" calcext:value-type="float">
            <text:p>10,979</text:p>
          </table:table-cell>
          <table:table-cell table:style-name="ce45" office:value-type="float" office:value="10175" calcext:value-type="float">
            <text:p>10,17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南州鄉</text:p>
          </table:table-cell>
          <table:table-cell table:style-name="ce33" office:value-type="float" office:value="3575" calcext:value-type="float">
            <text:p>3,575</text:p>
          </table:table-cell>
          <table:table-cell table:style-name="ce38" table:formula="of:=SUM([.D24:.E24])" office:value-type="float" office:value="12042" calcext:value-type="float">
            <text:p>12,042</text:p>
          </table:table-cell>
          <table:table-cell table:style-name="ce38" office:value-type="float" office:value="6192" calcext:value-type="float">
            <text:p>6,192</text:p>
          </table:table-cell>
          <table:table-cell table:style-name="ce45" office:value-type="float" office:value="5850" calcext:value-type="float">
            <text:p>5,85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佳冬鄉</text:p>
          </table:table-cell>
          <table:table-cell table:style-name="ce33" office:value-type="float" office:value="6604" calcext:value-type="float">
            <text:p>6,604</text:p>
          </table:table-cell>
          <table:table-cell table:style-name="ce38" table:formula="of:=SUM([.D25:.E25])" office:value-type="float" office:value="21679" calcext:value-type="float">
            <text:p>21,679</text:p>
          </table:table-cell>
          <table:table-cell table:style-name="ce38" office:value-type="float" office:value="11347" calcext:value-type="float">
            <text:p>11,347</text:p>
          </table:table-cell>
          <table:table-cell table:style-name="ce45" office:value-type="float" office:value="10332" calcext:value-type="float">
            <text:p>10,33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琉球鄉</text:p>
          </table:table-cell>
          <table:table-cell table:style-name="ce33" office:value-type="float" office:value="3777" calcext:value-type="float">
            <text:p>3,777</text:p>
          </table:table-cell>
          <table:table-cell table:style-name="ce38" table:formula="of:=SUM([.D26:.E26])" office:value-type="float" office:value="12567" calcext:value-type="float">
            <text:p>12,567</text:p>
          </table:table-cell>
          <table:table-cell table:style-name="ce38" office:value-type="float" office:value="6962" calcext:value-type="float">
            <text:p>6,962</text:p>
          </table:table-cell>
          <table:table-cell table:style-name="ce45" office:value-type="float" office:value="5605" calcext:value-type="float">
            <text:p>5,60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車城鄉</text:p>
          </table:table-cell>
          <table:table-cell table:style-name="ce33" office:value-type="float" office:value="3394" calcext:value-type="float">
            <text:p>3,394</text:p>
          </table:table-cell>
          <table:table-cell table:style-name="ce38" table:formula="of:=SUM([.D27:.E27])" office:value-type="float" office:value="10000" calcext:value-type="float">
            <text:p>10,000</text:p>
          </table:table-cell>
          <table:table-cell table:style-name="ce38" office:value-type="float" office:value="5389" calcext:value-type="float">
            <text:p>5,389</text:p>
          </table:table-cell>
          <table:table-cell table:style-name="ce45" office:value-type="float" office:value="4611" calcext:value-type="float">
            <text:p>4,61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滿州鄉</text:p>
          </table:table-cell>
          <table:table-cell table:style-name="ce33" office:value-type="float" office:value="2982" calcext:value-type="float">
            <text:p>2,982</text:p>
          </table:table-cell>
          <table:table-cell table:style-name="ce38" table:formula="of:=SUM([.D28:.E28])" office:value-type="float" office:value="8577" calcext:value-type="float">
            <text:p>8,577</text:p>
          </table:table-cell>
          <table:table-cell table:style-name="ce38" office:value-type="float" office:value="4728" calcext:value-type="float">
            <text:p>4,728</text:p>
          </table:table-cell>
          <table:table-cell table:style-name="ce45" office:value-type="float" office:value="3849" calcext:value-type="float">
            <text:p>3,84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枋山鄉</text:p>
          </table:table-cell>
          <table:table-cell table:style-name="ce33" office:value-type="float" office:value="2100" calcext:value-type="float">
            <text:p>2,100</text:p>
          </table:table-cell>
          <table:table-cell table:style-name="ce38" table:formula="of:=SUM([.D29:.E29])" office:value-type="float" office:value="6187" calcext:value-type="float">
            <text:p>6,187</text:p>
          </table:table-cell>
          <table:table-cell table:style-name="ce38" office:value-type="float" office:value="3324" calcext:value-type="float">
            <text:p>3,324</text:p>
          </table:table-cell>
          <table:table-cell table:style-name="ce45" office:value-type="float" office:value="2863" calcext:value-type="float">
            <text:p>2,86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三地門鄉</text:p>
          </table:table-cell>
          <table:table-cell table:style-name="ce33" office:value-type="float" office:value="2029" calcext:value-type="float">
            <text:p>2,029</text:p>
          </table:table-cell>
          <table:table-cell table:style-name="ce38" table:formula="of:=SUM([.D30:.E30])" office:value-type="float" office:value="7224" calcext:value-type="float">
            <text:p>7,224</text:p>
          </table:table-cell>
          <table:table-cell table:style-name="ce38" office:value-type="float" office:value="3716" calcext:value-type="float">
            <text:p>3,716</text:p>
          </table:table-cell>
          <table:table-cell table:style-name="ce45" office:value-type="float" office:value="3508" calcext:value-type="float">
            <text:p>3,50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霧臺鄉</text:p>
          </table:table-cell>
          <table:table-cell table:style-name="ce33" office:value-type="float" office:value="866" calcext:value-type="float">
            <text:p>866</text:p>
          </table:table-cell>
          <table:table-cell table:style-name="ce38" table:formula="of:=SUM([.D31:.E31])" office:value-type="float" office:value="2709" calcext:value-type="float">
            <text:p>2,709</text:p>
          </table:table-cell>
          <table:table-cell table:style-name="ce38" office:value-type="float" office:value="1451" calcext:value-type="float">
            <text:p>1,451</text:p>
          </table:table-cell>
          <table:table-cell table:style-name="ce45" office:value-type="float" office:value="1258" calcext:value-type="float">
            <text:p>1,25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瑪家鄉</text:p>
          </table:table-cell>
          <table:table-cell table:style-name="ce33" office:value-type="float" office:value="1803" calcext:value-type="float">
            <text:p>1,803</text:p>
          </table:table-cell>
          <table:table-cell table:style-name="ce38" table:formula="of:=SUM([.D32:.E32])" office:value-type="float" office:value="6436" calcext:value-type="float">
            <text:p>6,436</text:p>
          </table:table-cell>
          <table:table-cell table:style-name="ce38" office:value-type="float" office:value="3362" calcext:value-type="float">
            <text:p>3,362</text:p>
          </table:table-cell>
          <table:table-cell table:style-name="ce45" office:value-type="float" office:value="3074" calcext:value-type="float">
            <text:p>3,07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泰武鄉</text:p>
          </table:table-cell>
          <table:table-cell table:style-name="ce33" office:value-type="float" office:value="1104" calcext:value-type="float">
            <text:p>1,104</text:p>
          </table:table-cell>
          <table:table-cell table:style-name="ce38" table:formula="of:=SUM([.D33:.E33])" office:value-type="float" office:value="4892" calcext:value-type="float">
            <text:p>4,892</text:p>
          </table:table-cell>
          <table:table-cell table:style-name="ce38" office:value-type="float" office:value="2611" calcext:value-type="float">
            <text:p>2,611</text:p>
          </table:table-cell>
          <table:table-cell table:style-name="ce45" office:value-type="float" office:value="2281" calcext:value-type="float">
            <text:p>2,28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來義鄉</text:p>
          </table:table-cell>
          <table:table-cell table:style-name="ce33" office:value-type="float" office:value="2066" calcext:value-type="float">
            <text:p>2,066</text:p>
          </table:table-cell>
          <table:table-cell table:style-name="ce38" table:formula="of:=SUM([.D34:.E34])" office:value-type="float" office:value="7686" calcext:value-type="float">
            <text:p>7,686</text:p>
          </table:table-cell>
          <table:table-cell table:style-name="ce38" office:value-type="float" office:value="3980" calcext:value-type="float">
            <text:p>3,980</text:p>
          </table:table-cell>
          <table:table-cell table:style-name="ce45" office:value-type="float" office:value="3706" calcext:value-type="float">
            <text:p>3,70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春日鄉</text:p>
          </table:table-cell>
          <table:table-cell table:style-name="ce33" office:value-type="float" office:value="1278" calcext:value-type="float">
            <text:p>1,278</text:p>
          </table:table-cell>
          <table:table-cell table:style-name="ce38" table:formula="of:=SUM([.D35:.E35])" office:value-type="float" office:value="4949" calcext:value-type="float">
            <text:p>4,949</text:p>
          </table:table-cell>
          <table:table-cell table:style-name="ce38" office:value-type="float" office:value="2591" calcext:value-type="float">
            <text:p>2,591</text:p>
          </table:table-cell>
          <table:table-cell table:style-name="ce45" office:value-type="float" office:value="2358" calcext:value-type="float">
            <text:p>2,35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獅子鄉</text:p>
          </table:table-cell>
          <table:table-cell table:style-name="ce33" office:value-type="float" office:value="1429" calcext:value-type="float">
            <text:p>1,429</text:p>
          </table:table-cell>
          <table:table-cell table:style-name="ce38" table:formula="of:=SUM([.D36:.E36])" office:value-type="float" office:value="4936" calcext:value-type="float">
            <text:p>4,936</text:p>
          </table:table-cell>
          <table:table-cell table:style-name="ce38" office:value-type="float" office:value="2628" calcext:value-type="float">
            <text:p>2,628</text:p>
          </table:table-cell>
          <table:table-cell table:style-name="ce45" office:value-type="float" office:value="2308" calcext:value-type="float">
            <text:p>2,308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牡丹鄉</text:p>
          </table:table-cell>
          <table:table-cell table:style-name="ce47" office:value-type="float" office:value="1780" calcext:value-type="float">
            <text:p>1,780</text:p>
          </table:table-cell>
          <table:table-cell table:style-name="ce39" table:formula="of:=SUM([.D37:.E37])" office:value-type="float" office:value="4860" calcext:value-type="float">
            <text:p>4,860</text:p>
          </table:table-cell>
          <table:table-cell table:style-name="ce39" office:value-type="float" office:value="2539" calcext:value-type="float">
            <text:p>2,539</text:p>
          </table:table-cell>
          <table:table-cell table:style-name="ce52" office:value-type="float" office:value="2321" calcext:value-type="float">
            <text:p>2,321</text:p>
          </table:table-cell>
          <table:table-cell table:number-columns-repeated="1019"/>
        </table:table-row>
        <table:table-row table:style-name="ro3">
          <table:table-cell table:style-name="ce27"/>
          <table:table-cell table:style-name="ce78"/>
          <table:table-cell table:number-columns-repeated="1022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東縣" table:style-name="ta15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7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臺東縣</text:p>
          </table:table-cell>
          <table:table-cell table:style-name="ce33" table:formula="of:=SUM([.B5:.B20])" office:value-type="float" office:value="78287" calcext:value-type="float">
            <text:p>78,287</text:p>
          </table:table-cell>
          <table:table-cell table:style-name="ce44" table:formula="of:=SUM([.C5:.C20])" office:value-type="float" office:value="232452" calcext:value-type="float">
            <text:p>232,452</text:p>
          </table:table-cell>
          <table:table-cell table:style-name="ce38" table:formula="of:=SUM([.D5:.D20])" office:value-type="float" office:value="122487" calcext:value-type="float">
            <text:p>122,487</text:p>
          </table:table-cell>
          <table:table-cell table:style-name="ce45" table:formula="of:=SUM([.E5:.E20])" office:value-type="float" office:value="109965" calcext:value-type="float">
            <text:p>109,96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臺東市</text:p>
          </table:table-cell>
          <table:table-cell table:style-name="ce33" office:value-type="float" office:value="37142" calcext:value-type="float">
            <text:p>37,142</text:p>
          </table:table-cell>
          <table:table-cell table:style-name="ce38" table:formula="of:=SUM([.D5:.E5])" office:value-type="float" office:value="109978" calcext:value-type="float">
            <text:p>109,978</text:p>
          </table:table-cell>
          <table:table-cell table:style-name="ce38" office:value-type="float" office:value="56092" calcext:value-type="float">
            <text:p>56,092</text:p>
          </table:table-cell>
          <table:table-cell table:style-name="ce45" office:value-type="float" office:value="53886" calcext:value-type="float">
            <text:p>53,88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成功鎮</text:p>
          </table:table-cell>
          <table:table-cell table:style-name="ce33" office:value-type="float" office:value="5336" calcext:value-type="float">
            <text:p>5,336</text:p>
          </table:table-cell>
          <table:table-cell table:style-name="ce44" table:formula="of:=SUM([.D6:.E6])" office:value-type="float" office:value="16295" calcext:value-type="float">
            <text:p>16,295</text:p>
          </table:table-cell>
          <table:table-cell table:style-name="ce38" office:value-type="float" office:value="8729" calcext:value-type="float">
            <text:p>8,729</text:p>
          </table:table-cell>
          <table:table-cell table:style-name="ce45" office:value-type="float" office:value="7566" calcext:value-type="float">
            <text:p>7,56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關山鎮</text:p>
          </table:table-cell>
          <table:table-cell table:style-name="ce33" office:value-type="float" office:value="3203" calcext:value-type="float">
            <text:p>3,203</text:p>
          </table:table-cell>
          <table:table-cell table:style-name="ce44" table:formula="of:=SUM([.D7:.E7])" office:value-type="float" office:value="9947" calcext:value-type="float">
            <text:p>9,947</text:p>
          </table:table-cell>
          <table:table-cell table:style-name="ce38" office:value-type="float" office:value="5257" calcext:value-type="float">
            <text:p>5,257</text:p>
          </table:table-cell>
          <table:table-cell table:style-name="ce45" office:value-type="float" office:value="4690" calcext:value-type="float">
            <text:p>4,69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卑南鄉</text:p>
          </table:table-cell>
          <table:table-cell table:style-name="ce33" office:value-type="float" office:value="6418" calcext:value-type="float">
            <text:p>6,418</text:p>
          </table:table-cell>
          <table:table-cell table:style-name="ce44" table:formula="of:=SUM([.D8:.E8])" office:value-type="float" office:value="18306" calcext:value-type="float">
            <text:p>18,306</text:p>
          </table:table-cell>
          <table:table-cell table:style-name="ce38" office:value-type="float" office:value="10013" calcext:value-type="float">
            <text:p>10,013</text:p>
          </table:table-cell>
          <table:table-cell table:style-name="ce45" office:value-type="float" office:value="8293" calcext:value-type="float">
            <text:p>8,29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武鄉</text:p>
          </table:table-cell>
          <table:table-cell table:style-name="ce33" office:value-type="float" office:value="2443" calcext:value-type="float">
            <text:p>2,443</text:p>
          </table:table-cell>
          <table:table-cell table:style-name="ce44" table:formula="of:=SUM([.D9:.E9])" office:value-type="float" office:value="6998" calcext:value-type="float">
            <text:p>6,998</text:p>
          </table:table-cell>
          <table:table-cell table:style-name="ce38" office:value-type="float" office:value="3677" calcext:value-type="float">
            <text:p>3,677</text:p>
          </table:table-cell>
          <table:table-cell table:style-name="ce45" office:value-type="float" office:value="3321" calcext:value-type="float">
            <text:p>3,32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太麻里鄉</text:p>
          </table:table-cell>
          <table:table-cell table:style-name="ce33" office:value-type="float" office:value="4499" calcext:value-type="float">
            <text:p>4,499</text:p>
          </table:table-cell>
          <table:table-cell table:style-name="ce44" table:formula="of:=SUM([.D10:.E10])" office:value-type="float" office:value="12157" calcext:value-type="float">
            <text:p>12,157</text:p>
          </table:table-cell>
          <table:table-cell table:style-name="ce38" office:value-type="float" office:value="6536" calcext:value-type="float">
            <text:p>6,536</text:p>
          </table:table-cell>
          <table:table-cell table:style-name="ce45" office:value-type="float" office:value="5621" calcext:value-type="float">
            <text:p>5,62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河鄉</text:p>
          </table:table-cell>
          <table:table-cell table:style-name="ce33" office:value-type="float" office:value="3453" calcext:value-type="float">
            <text:p>3,453</text:p>
          </table:table-cell>
          <table:table-cell table:style-name="ce44" table:formula="of:=SUM([.D11:.E11])" office:value-type="float" office:value="9583" calcext:value-type="float">
            <text:p>9,583</text:p>
          </table:table-cell>
          <table:table-cell table:style-name="ce38" office:value-type="float" office:value="5332" calcext:value-type="float">
            <text:p>5,332</text:p>
          </table:table-cell>
          <table:table-cell table:style-name="ce45" office:value-type="float" office:value="4251" calcext:value-type="float">
            <text:p>4,25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長濱鄉</text:p>
          </table:table-cell>
          <table:table-cell table:style-name="ce33" office:value-type="float" office:value="2860" calcext:value-type="float">
            <text:p>2,860</text:p>
          </table:table-cell>
          <table:table-cell table:style-name="ce44" table:formula="of:=SUM([.D12:.E12])" office:value-type="float" office:value="8726" calcext:value-type="float">
            <text:p>8,726</text:p>
          </table:table-cell>
          <table:table-cell table:style-name="ce38" office:value-type="float" office:value="4979" calcext:value-type="float">
            <text:p>4,979</text:p>
          </table:table-cell>
          <table:table-cell table:style-name="ce45" office:value-type="float" office:value="3747" calcext:value-type="float">
            <text:p>3,74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鹿野鄉</text:p>
          </table:table-cell>
          <table:table-cell table:style-name="ce33" office:value-type="float" office:value="3081" calcext:value-type="float">
            <text:p>3,081</text:p>
          </table:table-cell>
          <table:table-cell table:style-name="ce44" table:formula="of:=SUM([.D13:.E13])" office:value-type="float" office:value="8763" calcext:value-type="float">
            <text:p>8,763</text:p>
          </table:table-cell>
          <table:table-cell table:style-name="ce38" office:value-type="float" office:value="4754" calcext:value-type="float">
            <text:p>4,754</text:p>
          </table:table-cell>
          <table:table-cell table:style-name="ce45" office:value-type="float" office:value="4009" calcext:value-type="float">
            <text:p>4,00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池上鄉</text:p>
          </table:table-cell>
          <table:table-cell table:style-name="ce33" office:value-type="float" office:value="3200" calcext:value-type="float">
            <text:p>3,200</text:p>
          </table:table-cell>
          <table:table-cell table:style-name="ce44" table:formula="of:=SUM([.D14:.E14])" office:value-type="float" office:value="9411" calcext:value-type="float">
            <text:p>9,411</text:p>
          </table:table-cell>
          <table:table-cell table:style-name="ce38" office:value-type="float" office:value="5023" calcext:value-type="float">
            <text:p>5,023</text:p>
          </table:table-cell>
          <table:table-cell table:style-name="ce45" office:value-type="float" office:value="4388" calcext:value-type="float">
            <text:p>4,38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綠島鄉</text:p>
          </table:table-cell>
          <table:table-cell table:style-name="ce33" office:value-type="float" office:value="933" calcext:value-type="float">
            <text:p>933</text:p>
          </table:table-cell>
          <table:table-cell table:style-name="ce44" table:formula="of:=SUM([.D15:.E15])" office:value-type="float" office:value="3157" calcext:value-type="float">
            <text:p>3,157</text:p>
          </table:table-cell>
          <table:table-cell table:style-name="ce38" office:value-type="float" office:value="1693" calcext:value-type="float">
            <text:p>1,693</text:p>
          </table:table-cell>
          <table:table-cell table:style-name="ce45" office:value-type="float" office:value="1464" calcext:value-type="float">
            <text:p>1,46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延平鄉</text:p>
          </table:table-cell>
          <table:table-cell table:style-name="ce33" office:value-type="float" office:value="1059" calcext:value-type="float">
            <text:p>1,059</text:p>
          </table:table-cell>
          <table:table-cell table:style-name="ce44" table:formula="of:=SUM([.D16:.E16])" office:value-type="float" office:value="3597" calcext:value-type="float">
            <text:p>3,597</text:p>
          </table:table-cell>
          <table:table-cell table:style-name="ce38" office:value-type="float" office:value="2013" calcext:value-type="float">
            <text:p>2,013</text:p>
          </table:table-cell>
          <table:table-cell table:style-name="ce45" office:value-type="float" office:value="1584" calcext:value-type="float">
            <text:p>1,58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海端鄉</text:p>
          </table:table-cell>
          <table:table-cell table:style-name="ce33" office:value-type="float" office:value="1074" calcext:value-type="float">
            <text:p>1,074</text:p>
          </table:table-cell>
          <table:table-cell table:style-name="ce44" table:formula="of:=SUM([.D17:.E17])" office:value-type="float" office:value="4541" calcext:value-type="float">
            <text:p>4,541</text:p>
          </table:table-cell>
          <table:table-cell table:style-name="ce38" office:value-type="float" office:value="2474" calcext:value-type="float">
            <text:p>2,474</text:p>
          </table:table-cell>
          <table:table-cell table:style-name="ce45" office:value-type="float" office:value="2067" calcext:value-type="float">
            <text:p>2,06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達仁鄉</text:p>
          </table:table-cell>
          <table:table-cell table:style-name="ce33" office:value-type="float" office:value="1396" calcext:value-type="float">
            <text:p>1,396</text:p>
          </table:table-cell>
          <table:table-cell table:style-name="ce44" table:formula="of:=SUM([.D18:.E18])" office:value-type="float" office:value="3710" calcext:value-type="float">
            <text:p>3,710</text:p>
          </table:table-cell>
          <table:table-cell table:style-name="ce38" office:value-type="float" office:value="2065" calcext:value-type="float">
            <text:p>2,065</text:p>
          </table:table-cell>
          <table:table-cell table:style-name="ce45" office:value-type="float" office:value="1645" calcext:value-type="float">
            <text:p>1,64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金峰鄉</text:p>
          </table:table-cell>
          <table:table-cell table:style-name="ce33" office:value-type="float" office:value="972" calcext:value-type="float">
            <text:p>972</text:p>
          </table:table-cell>
          <table:table-cell table:style-name="ce44" table:formula="of:=SUM([.D19:.E19])" office:value-type="float" office:value="3313" calcext:value-type="float">
            <text:p>3,313</text:p>
          </table:table-cell>
          <table:table-cell table:style-name="ce38" office:value-type="float" office:value="1749" calcext:value-type="float">
            <text:p>1,749</text:p>
          </table:table-cell>
          <table:table-cell table:style-name="ce45" office:value-type="float" office:value="1564" calcext:value-type="float">
            <text:p>1,564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蘭嶼鄉</text:p>
          </table:table-cell>
          <table:table-cell table:style-name="ce47" office:value-type="float" office:value="1218" calcext:value-type="float">
            <text:p>1,218</text:p>
          </table:table-cell>
          <table:table-cell table:style-name="ce39" table:formula="of:=SUM([.D20:.E20])" office:value-type="float" office:value="3970" calcext:value-type="float">
            <text:p>3,970</text:p>
          </table:table-cell>
          <table:table-cell table:style-name="ce79" office:value-type="float" office:value="2101" calcext:value-type="float">
            <text:p>2,101</text:p>
          </table:table-cell>
          <table:table-cell table:style-name="ce52" office:value-type="float" office:value="1869" calcext:value-type="float">
            <text:p>1,869</text:p>
          </table:table-cell>
          <table:table-cell table:number-columns-repeated="1019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花蓮縣" table:style-name="ta16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7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花蓮縣</text:p>
          </table:table-cell>
          <table:table-cell table:style-name="ce33" table:formula="of:=SUM([.B5:.B17])" office:value-type="float" office:value="117899" calcext:value-type="float">
            <text:p>117,899</text:p>
          </table:table-cell>
          <table:table-cell table:style-name="ce44" table:formula="of:=SUM([.C5:.C17])" office:value-type="float" office:value="342400" calcext:value-type="float">
            <text:p>342,400</text:p>
          </table:table-cell>
          <table:table-cell table:style-name="ce38" table:formula="of:=SUM([.D5:.D17])" office:value-type="float" office:value="177676" calcext:value-type="float">
            <text:p>177,676</text:p>
          </table:table-cell>
          <table:table-cell table:style-name="ce45" table:formula="of:=SUM([.E5:.E17])" office:value-type="float" office:value="164724" calcext:value-type="float">
            <text:p>164,72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花蓮市</text:p>
          </table:table-cell>
          <table:table-cell table:style-name="ce33" office:value-type="float" office:value="39655" calcext:value-type="float">
            <text:p>39,655</text:p>
          </table:table-cell>
          <table:table-cell table:style-name="ce38" table:formula="of:=SUM([.D5:.E5])" office:value-type="float" office:value="110362" calcext:value-type="float">
            <text:p>110,362</text:p>
          </table:table-cell>
          <table:table-cell table:style-name="ce38" office:value-type="float" office:value="54416" calcext:value-type="float">
            <text:p>54,416</text:p>
          </table:table-cell>
          <table:table-cell table:style-name="ce45" office:value-type="float" office:value="55946" calcext:value-type="float">
            <text:p>55,94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鳳林鎮</text:p>
          </table:table-cell>
          <table:table-cell table:style-name="ce33" office:value-type="float" office:value="4397" calcext:value-type="float">
            <text:p>4,397</text:p>
          </table:table-cell>
          <table:table-cell table:style-name="ce38" table:formula="of:=SUM([.D6:.E6])" office:value-type="float" office:value="12351" calcext:value-type="float">
            <text:p>12,351</text:p>
          </table:table-cell>
          <table:table-cell table:style-name="ce38" office:value-type="float" office:value="6576" calcext:value-type="float">
            <text:p>6,576</text:p>
          </table:table-cell>
          <table:table-cell table:style-name="ce45" office:value-type="float" office:value="5775" calcext:value-type="float">
            <text:p>5,77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玉里鎮</text:p>
          </table:table-cell>
          <table:table-cell table:style-name="ce33" office:value-type="float" office:value="8820" calcext:value-type="float">
            <text:p>8,820</text:p>
          </table:table-cell>
          <table:table-cell table:style-name="ce38" table:formula="of:=SUM([.D7:.E7])" office:value-type="float" office:value="27859" calcext:value-type="float">
            <text:p>27,859</text:p>
          </table:table-cell>
          <table:table-cell table:style-name="ce38" office:value-type="float" office:value="15186" calcext:value-type="float">
            <text:p>15,186</text:p>
          </table:table-cell>
          <table:table-cell table:style-name="ce45" office:value-type="float" office:value="12673" calcext:value-type="float">
            <text:p>12,67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城鄉</text:p>
          </table:table-cell>
          <table:table-cell table:style-name="ce33" office:value-type="float" office:value="7124" calcext:value-type="float">
            <text:p>7,124</text:p>
          </table:table-cell>
          <table:table-cell table:style-name="ce38" table:formula="of:=SUM([.D8:.E8])" office:value-type="float" office:value="20312" calcext:value-type="float">
            <text:p>20,312</text:p>
          </table:table-cell>
          <table:table-cell table:style-name="ce38" office:value-type="float" office:value="10636" calcext:value-type="float">
            <text:p>10,636</text:p>
          </table:table-cell>
          <table:table-cell table:style-name="ce45" office:value-type="float" office:value="9676" calcext:value-type="float">
            <text:p>9,67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吉安鄉</text:p>
          </table:table-cell>
          <table:table-cell table:style-name="ce33" office:value-type="float" office:value="27716" calcext:value-type="float">
            <text:p>27,716</text:p>
          </table:table-cell>
          <table:table-cell table:style-name="ce38" table:formula="of:=SUM([.D9:.E9])" office:value-type="float" office:value="78881" calcext:value-type="float">
            <text:p>78,881</text:p>
          </table:table-cell>
          <table:table-cell table:style-name="ce38" office:value-type="float" office:value="40694" calcext:value-type="float">
            <text:p>40,694</text:p>
          </table:table-cell>
          <table:table-cell table:style-name="ce45" office:value-type="float" office:value="38187" calcext:value-type="float">
            <text:p>38,18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壽豐鄉</text:p>
          </table:table-cell>
          <table:table-cell table:style-name="ce33" office:value-type="float" office:value="6703" calcext:value-type="float">
            <text:p>6,703</text:p>
          </table:table-cell>
          <table:table-cell table:style-name="ce38" table:formula="of:=SUM([.D10:.E10])" office:value-type="float" office:value="19199" calcext:value-type="float">
            <text:p>19,199</text:p>
          </table:table-cell>
          <table:table-cell table:style-name="ce38" office:value-type="float" office:value="10429" calcext:value-type="float">
            <text:p>10,429</text:p>
          </table:table-cell>
          <table:table-cell table:style-name="ce45" office:value-type="float" office:value="8770" calcext:value-type="float">
            <text:p>8,77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光復鄉</text:p>
          </table:table-cell>
          <table:table-cell table:style-name="ce33" office:value-type="float" office:value="4971" calcext:value-type="float">
            <text:p>4,971</text:p>
          </table:table-cell>
          <table:table-cell table:style-name="ce38" table:formula="of:=SUM([.D11:.E11])" office:value-type="float" office:value="14537" calcext:value-type="float">
            <text:p>14,537</text:p>
          </table:table-cell>
          <table:table-cell table:style-name="ce38" office:value-type="float" office:value="7799" calcext:value-type="float">
            <text:p>7,799</text:p>
          </table:table-cell>
          <table:table-cell table:style-name="ce45" office:value-type="float" office:value="6738" calcext:value-type="float">
            <text:p>6,73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豐濱鄉</text:p>
          </table:table-cell>
          <table:table-cell table:style-name="ce33" office:value-type="float" office:value="1805" calcext:value-type="float">
            <text:p>1,805</text:p>
          </table:table-cell>
          <table:table-cell table:style-name="ce38" table:formula="of:=SUM([.D12:.E12])" office:value-type="float" office:value="5246" calcext:value-type="float">
            <text:p>5,246</text:p>
          </table:table-cell>
          <table:table-cell table:style-name="ce38" office:value-type="float" office:value="2922" calcext:value-type="float">
            <text:p>2,922</text:p>
          </table:table-cell>
          <table:table-cell table:style-name="ce45" office:value-type="float" office:value="2324" calcext:value-type="float">
            <text:p>2,32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瑞穗鄉</text:p>
          </table:table-cell>
          <table:table-cell table:style-name="ce33" office:value-type="float" office:value="4573" calcext:value-type="float">
            <text:p>4,573</text:p>
          </table:table-cell>
          <table:table-cell table:style-name="ce38" table:formula="of:=SUM([.D13:.E13])" office:value-type="float" office:value="13244" calcext:value-type="float">
            <text:p>13,244</text:p>
          </table:table-cell>
          <table:table-cell table:style-name="ce38" office:value-type="float" office:value="7197" calcext:value-type="float">
            <text:p>7,197</text:p>
          </table:table-cell>
          <table:table-cell table:style-name="ce45" office:value-type="float" office:value="6047" calcext:value-type="float">
            <text:p>6,04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富里鄉</text:p>
          </table:table-cell>
          <table:table-cell table:style-name="ce33" office:value-type="float" office:value="3914" calcext:value-type="float">
            <text:p>3,914</text:p>
          </table:table-cell>
          <table:table-cell table:style-name="ce38" table:formula="of:=SUM([.D14:.E14])" office:value-type="float" office:value="11933" calcext:value-type="float">
            <text:p>11,933</text:p>
          </table:table-cell>
          <table:table-cell table:style-name="ce38" office:value-type="float" office:value="6600" calcext:value-type="float">
            <text:p>6,600</text:p>
          </table:table-cell>
          <table:table-cell table:style-name="ce45" office:value-type="float" office:value="5333" calcext:value-type="float">
            <text:p>5,33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秀林鄉</text:p>
          </table:table-cell>
          <table:table-cell table:style-name="ce33" office:value-type="float" office:value="4470" calcext:value-type="float">
            <text:p>4,470</text:p>
          </table:table-cell>
          <table:table-cell table:style-name="ce38" table:formula="of:=SUM([.D15:.E15])" office:value-type="float" office:value="14937" calcext:value-type="float">
            <text:p>14,937</text:p>
          </table:table-cell>
          <table:table-cell table:style-name="ce38" office:value-type="float" office:value="7838" calcext:value-type="float">
            <text:p>7,838</text:p>
          </table:table-cell>
          <table:table-cell table:style-name="ce45" office:value-type="float" office:value="7099" calcext:value-type="float">
            <text:p>7,09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萬榮鄉</text:p>
          </table:table-cell>
          <table:table-cell table:style-name="ce33" office:value-type="float" office:value="2135" calcext:value-type="float">
            <text:p>2,135</text:p>
          </table:table-cell>
          <table:table-cell table:style-name="ce38" table:formula="of:=SUM([.D16:.E16])" office:value-type="float" office:value="7056" calcext:value-type="float">
            <text:p>7,056</text:p>
          </table:table-cell>
          <table:table-cell table:style-name="ce38" office:value-type="float" office:value="3778" calcext:value-type="float">
            <text:p>3,778</text:p>
          </table:table-cell>
          <table:table-cell table:style-name="ce45" office:value-type="float" office:value="3278" calcext:value-type="float">
            <text:p>3,278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卓溪鄉</text:p>
          </table:table-cell>
          <table:table-cell table:style-name="ce47" office:value-type="float" office:value="1616" calcext:value-type="float">
            <text:p>1,616</text:p>
          </table:table-cell>
          <table:table-cell table:style-name="ce39" table:formula="of:=SUM([.D17:.E17])" office:value-type="float" office:value="6483" calcext:value-type="float">
            <text:p>6,483</text:p>
          </table:table-cell>
          <table:table-cell table:style-name="ce39" office:value-type="float" office:value="3605" calcext:value-type="float">
            <text:p>3,605</text:p>
          </table:table-cell>
          <table:table-cell table:style-name="ce52" office:value-type="float" office:value="2878" calcext:value-type="float">
            <text:p>2,878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澎湖縣" table:style-name="ta17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7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澎湖縣</text:p>
          </table:table-cell>
          <table:table-cell table:style-name="ce33" table:formula="of:=SUM([.B5:.B10])" office:value-type="float" office:value="30937" calcext:value-type="float">
            <text:p>30,937</text:p>
          </table:table-cell>
          <table:table-cell table:style-name="ce44" table:formula="of:=SUM([.C5:.C10])" office:value-type="float" office:value="92769" calcext:value-type="float">
            <text:p>92,769</text:p>
          </table:table-cell>
          <table:table-cell table:style-name="ce38" table:formula="of:=SUM([.D5:.D10])" office:value-type="float" office:value="47875" calcext:value-type="float">
            <text:p>47,875</text:p>
          </table:table-cell>
          <table:table-cell table:style-name="ce45" table:formula="of:=SUM([.E5:.E10])" office:value-type="float" office:value="44894" calcext:value-type="float">
            <text:p>44,89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馬公市</text:p>
          </table:table-cell>
          <table:table-cell table:style-name="ce33" office:value-type="float" office:value="18103" calcext:value-type="float">
            <text:p>18,103</text:p>
          </table:table-cell>
          <table:table-cell table:style-name="ce38" table:formula="of:=SUM([.D5:.E5])" office:value-type="float" office:value="54833" calcext:value-type="float">
            <text:p>54,833</text:p>
          </table:table-cell>
          <table:table-cell table:style-name="ce38" office:value-type="float" office:value="27936" calcext:value-type="float">
            <text:p>27,936</text:p>
          </table:table-cell>
          <table:table-cell table:style-name="ce45" office:value-type="float" office:value="26897" calcext:value-type="float">
            <text:p>26,89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湖西鄉</text:p>
          </table:table-cell>
          <table:table-cell table:style-name="ce33" office:value-type="float" office:value="4350" calcext:value-type="float">
            <text:p>4,350</text:p>
          </table:table-cell>
          <table:table-cell table:style-name="ce38" table:formula="of:=SUM([.D6:.E6])" office:value-type="float" office:value="12882" calcext:value-type="float">
            <text:p>12,882</text:p>
          </table:table-cell>
          <table:table-cell table:style-name="ce38" office:value-type="float" office:value="6750" calcext:value-type="float">
            <text:p>6,750</text:p>
          </table:table-cell>
          <table:table-cell table:style-name="ce45" office:value-type="float" office:value="6132" calcext:value-type="float">
            <text:p>6,13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白沙鄉</text:p>
          </table:table-cell>
          <table:table-cell table:style-name="ce33" office:value-type="float" office:value="2966" calcext:value-type="float">
            <text:p>2,966</text:p>
          </table:table-cell>
          <table:table-cell table:style-name="ce38" table:formula="of:=SUM([.D7:.E7])" office:value-type="float" office:value="9170" calcext:value-type="float">
            <text:p>9,170</text:p>
          </table:table-cell>
          <table:table-cell table:style-name="ce38" office:value-type="float" office:value="4845" calcext:value-type="float">
            <text:p>4,845</text:p>
          </table:table-cell>
          <table:table-cell table:style-name="ce45" office:value-type="float" office:value="4325" calcext:value-type="float">
            <text:p>4,32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西嶼鄉</text:p>
          </table:table-cell>
          <table:table-cell table:style-name="ce33" office:value-type="float" office:value="2681" calcext:value-type="float">
            <text:p>2,681</text:p>
          </table:table-cell>
          <table:table-cell table:style-name="ce38" table:formula="of:=SUM([.D8:.E8])" office:value-type="float" office:value="8173" calcext:value-type="float">
            <text:p>8,173</text:p>
          </table:table-cell>
          <table:table-cell table:style-name="ce38" office:value-type="float" office:value="4236" calcext:value-type="float">
            <text:p>4,236</text:p>
          </table:table-cell>
          <table:table-cell table:style-name="ce45" office:value-type="float" office:value="3937" calcext:value-type="float">
            <text:p>3,93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望安鄉</text:p>
          </table:table-cell>
          <table:table-cell table:style-name="ce33" office:value-type="float" office:value="1710" calcext:value-type="float">
            <text:p>1,710</text:p>
          </table:table-cell>
          <table:table-cell table:style-name="ce38" table:formula="of:=SUM([.D9:.E9])" office:value-type="float" office:value="4441" calcext:value-type="float">
            <text:p>4,441</text:p>
          </table:table-cell>
          <table:table-cell table:style-name="ce38" office:value-type="float" office:value="2384" calcext:value-type="float">
            <text:p>2,384</text:p>
          </table:table-cell>
          <table:table-cell table:style-name="ce45" office:value-type="float" office:value="2057" calcext:value-type="float">
            <text:p>2,057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七美鄉</text:p>
          </table:table-cell>
          <table:table-cell table:style-name="ce47" office:value-type="float" office:value="1127" calcext:value-type="float">
            <text:p>1,127</text:p>
          </table:table-cell>
          <table:table-cell table:style-name="ce39" table:formula="of:=SUM([.D10:.E10])" office:value-type="float" office:value="3270" calcext:value-type="float">
            <text:p>3,270</text:p>
          </table:table-cell>
          <table:table-cell table:style-name="ce39" office:value-type="float" office:value="1724" calcext:value-type="float">
            <text:p>1,724</text:p>
          </table:table-cell>
          <table:table-cell table:style-name="ce52" office:value-type="float" office:value="1546" calcext:value-type="float">
            <text:p>1,546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7"/>
          <table:table-cell table:number-columns-repeated="1020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基隆市" table:style-name="ta18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7月</text:p>
          </table:table-cell>
          <table:table-cell table:style-name="ce83" table:number-columns-repeated="4"/>
          <table:table-cell table:number-columns-repeated="1019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基隆市</text:p>
          </table:table-cell>
          <table:table-cell table:style-name="ce33" table:formula="of:=SUM([.B5:.B11])" office:value-type="float" office:value="143351" calcext:value-type="float">
            <text:p>143,351</text:p>
          </table:table-cell>
          <table:table-cell table:style-name="ce44" table:formula="of:=SUM([.C5:.C11])" office:value-type="float" office:value="389213" calcext:value-type="float">
            <text:p>389,213</text:p>
          </table:table-cell>
          <table:table-cell table:style-name="ce38" table:formula="of:=SUM([.D5:.D11])" office:value-type="float" office:value="197057" calcext:value-type="float">
            <text:p>197,057</text:p>
          </table:table-cell>
          <table:table-cell table:style-name="ce45" table:formula="of:=SUM([.E5:.E11])" office:value-type="float" office:value="192156" calcext:value-type="float">
            <text:p>192,156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中正區</text:p>
          </table:table-cell>
          <table:table-cell table:style-name="ce33" office:value-type="float" office:value="21715" calcext:value-type="float">
            <text:p>21,715</text:p>
          </table:table-cell>
          <table:table-cell table:style-name="ce38" table:formula="of:=SUM([.D5:.E5])" office:value-type="float" office:value="57054" calcext:value-type="float">
            <text:p>57,054</text:p>
          </table:table-cell>
          <table:table-cell table:style-name="ce38" office:value-type="float" office:value="29439" calcext:value-type="float">
            <text:p>29,439</text:p>
          </table:table-cell>
          <table:table-cell table:style-name="ce45" office:value-type="float" office:value="27615" calcext:value-type="float">
            <text:p>27,615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七堵區</text:p>
          </table:table-cell>
          <table:table-cell table:style-name="ce33" office:value-type="float" office:value="19196" calcext:value-type="float">
            <text:p>19,196</text:p>
          </table:table-cell>
          <table:table-cell table:style-name="ce38" table:formula="of:=SUM([.D6:.E6])" office:value-type="float" office:value="55161" calcext:value-type="float">
            <text:p>55,161</text:p>
          </table:table-cell>
          <table:table-cell table:style-name="ce38" office:value-type="float" office:value="28079" calcext:value-type="float">
            <text:p>28,079</text:p>
          </table:table-cell>
          <table:table-cell table:style-name="ce45" office:value-type="float" office:value="27082" calcext:value-type="float">
            <text:p>27,082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暖暖區</text:p>
          </table:table-cell>
          <table:table-cell table:style-name="ce33" office:value-type="float" office:value="14060" calcext:value-type="float">
            <text:p>14,060</text:p>
          </table:table-cell>
          <table:table-cell table:style-name="ce38" table:formula="of:=SUM([.D7:.E7])" office:value-type="float" office:value="38292" calcext:value-type="float">
            <text:p>38,292</text:p>
          </table:table-cell>
          <table:table-cell table:style-name="ce38" office:value-type="float" office:value="19554" calcext:value-type="float">
            <text:p>19,554</text:p>
          </table:table-cell>
          <table:table-cell table:style-name="ce45" office:value-type="float" office:value="18738" calcext:value-type="float">
            <text:p>18,738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仁愛區</text:p>
          </table:table-cell>
          <table:table-cell table:style-name="ce33" office:value-type="float" office:value="19167" calcext:value-type="float">
            <text:p>19,167</text:p>
          </table:table-cell>
          <table:table-cell table:style-name="ce38" table:formula="of:=SUM([.D8:.E8])" office:value-type="float" office:value="50590" calcext:value-type="float">
            <text:p>50,590</text:p>
          </table:table-cell>
          <table:table-cell table:style-name="ce38" office:value-type="float" office:value="25120" calcext:value-type="float">
            <text:p>25,120</text:p>
          </table:table-cell>
          <table:table-cell table:style-name="ce45" office:value-type="float" office:value="25470" calcext:value-type="float">
            <text:p>25,470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中山區</text:p>
          </table:table-cell>
          <table:table-cell table:style-name="ce33" office:value-type="float" office:value="18643" calcext:value-type="float">
            <text:p>18,643</text:p>
          </table:table-cell>
          <table:table-cell table:style-name="ce38" table:formula="of:=SUM([.D9:.E9])" office:value-type="float" office:value="51869" calcext:value-type="float">
            <text:p>51,869</text:p>
          </table:table-cell>
          <table:table-cell table:style-name="ce38" office:value-type="float" office:value="26595" calcext:value-type="float">
            <text:p>26,595</text:p>
          </table:table-cell>
          <table:table-cell table:style-name="ce45" office:value-type="float" office:value="25274" calcext:value-type="float">
            <text:p>25,274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安樂區</text:p>
          </table:table-cell>
          <table:table-cell table:style-name="ce33" office:value-type="float" office:value="31089" calcext:value-type="float">
            <text:p>31,089</text:p>
          </table:table-cell>
          <table:table-cell table:style-name="ce38" table:formula="of:=SUM([.D10:.E10])" office:value-type="float" office:value="85208" calcext:value-type="float">
            <text:p>85,208</text:p>
          </table:table-cell>
          <table:table-cell table:style-name="ce38" office:value-type="float" office:value="42570" calcext:value-type="float">
            <text:p>42,570</text:p>
          </table:table-cell>
          <table:table-cell table:style-name="ce45" office:value-type="float" office:value="42638" calcext:value-type="float">
            <text:p>42,638</text:p>
          </table:table-cell>
          <table:table-cell table:number-columns-repeated="1019"/>
        </table:table-row>
        <table:table-row table:style-name="ro2">
          <table:table-cell table:style-name="ce82" office:value-type="string" calcext:value-type="string">
            <text:p>信義區</text:p>
          </table:table-cell>
          <table:table-cell table:style-name="ce47" office:value-type="float" office:value="19481" calcext:value-type="float">
            <text:p>19,481</text:p>
          </table:table-cell>
          <table:table-cell table:style-name="ce39" table:formula="of:=SUM([.D11:.E11])" office:value-type="float" office:value="51039" calcext:value-type="float">
            <text:p>51,039</text:p>
          </table:table-cell>
          <table:table-cell table:style-name="ce39" office:value-type="float" office:value="25700" calcext:value-type="float">
            <text:p>25,700</text:p>
          </table:table-cell>
          <table:table-cell table:style-name="ce52" office:value-type="float" office:value="25339" calcext:value-type="float">
            <text:p>25,339</text:p>
          </table:table-cell>
          <table:table-cell table:number-columns-repeated="1019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新竹市" table:style-name="ta19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7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新竹市</text:p>
          </table:table-cell>
          <table:table-cell table:style-name="ce33" table:formula="of:=SUM([.B5:.B7])" office:value-type="float" office:value="132260" calcext:value-type="float">
            <text:p>132,260</text:p>
          </table:table-cell>
          <table:table-cell table:style-name="ce44" table:formula="of:=SUM([.C5:.C7])" office:value-type="float" office:value="402695" calcext:value-type="float">
            <text:p>402,695</text:p>
          </table:table-cell>
          <table:table-cell table:style-name="ce38" table:formula="of:=SUM([.D5:.D7])" office:value-type="float" office:value="201157" calcext:value-type="float">
            <text:p>201,157</text:p>
          </table:table-cell>
          <table:table-cell table:style-name="ce45" table:formula="of:=SUM([.E5:.E7])" office:value-type="float" office:value="201538" calcext:value-type="float">
            <text:p>201,53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 <text:s text:c="3"/>區</text:p>
          </table:table-cell>
          <table:table-cell table:style-name="ce33" office:value-type="float" office:value="63922" calcext:value-type="float">
            <text:p>63,922</text:p>
          </table:table-cell>
          <table:table-cell table:style-name="ce38" table:formula="of:=SUM([.D5:.E5])" office:value-type="float" office:value="191646" calcext:value-type="float">
            <text:p>191,646</text:p>
          </table:table-cell>
          <table:table-cell table:style-name="ce38" office:value-type="float" office:value="94928" calcext:value-type="float">
            <text:p>94,928</text:p>
          </table:table-cell>
          <table:table-cell table:style-name="ce45" office:value-type="float" office:value="96718" calcext:value-type="float">
            <text:p>96,71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 <text:s text:c="3"/>區</text:p>
          </table:table-cell>
          <table:table-cell table:style-name="ce33" office:value-type="float" office:value="47070" calcext:value-type="float">
            <text:p>47,070</text:p>
          </table:table-cell>
          <table:table-cell table:style-name="ce38" table:formula="of:=SUM([.D6:.E6])" office:value-type="float" office:value="140499" calcext:value-type="float">
            <text:p>140,499</text:p>
          </table:table-cell>
          <table:table-cell table:style-name="ce38" office:value-type="float" office:value="70095" calcext:value-type="float">
            <text:p>70,095</text:p>
          </table:table-cell>
          <table:table-cell table:style-name="ce45" office:value-type="float" office:value="70404" calcext:value-type="float">
            <text:p>70,404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香山區</text:p>
          </table:table-cell>
          <table:table-cell table:style-name="ce47" office:value-type="float" office:value="21268" calcext:value-type="float">
            <text:p>21,268</text:p>
          </table:table-cell>
          <table:table-cell table:style-name="ce39" table:formula="of:=SUM([.D7:.E7])" office:value-type="float" office:value="70550" calcext:value-type="float">
            <text:p>70,550</text:p>
          </table:table-cell>
          <table:table-cell table:style-name="ce39" office:value-type="float" office:value="36134" calcext:value-type="float">
            <text:p>36,134</text:p>
          </table:table-cell>
          <table:table-cell table:style-name="ce52" office:value-type="float" office:value="34416" calcext:value-type="float">
            <text:p>34,416</text:p>
          </table:table-cell>
          <table:table-cell table:number-columns-repeated="1019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中市" table:style-name="ta20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7月</text:p>
          </table:table-cell>
          <table:table-cell table:style-name="ce84"/>
          <table:table-cell table:style-name="ce85"/>
          <table:table-cell table:style-name="ce84" table:number-columns-repeated="2"/>
          <table:table-cell table:number-columns-repeated="1019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3" office:value-type="string" calcext:value-type="string">
            <text:p>臺中市</text:p>
          </table:table-cell>
          <table:table-cell table:style-name="ce33" table:formula="of:=SUM([.B5:.B12])" office:value-type="float" office:value="366560" calcext:value-type="float">
            <text:p>366,560</text:p>
          </table:table-cell>
          <table:table-cell table:style-name="ce44" table:formula="of:=SUM([.C5:.C12])" office:value-type="float" office:value="1062937" calcext:value-type="float">
            <text:p>1,062,937</text:p>
          </table:table-cell>
          <table:table-cell table:style-name="ce38" table:formula="of:=SUM([.D5:.D12])" office:value-type="float" office:value="518826" calcext:value-type="float">
            <text:p>518,826</text:p>
          </table:table-cell>
          <table:table-cell table:style-name="ce45" table:formula="of:=SUM([.E5:.E12])" office:value-type="float" office:value="544111" calcext:value-type="float">
            <text:p>544,111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中　區</text:p>
          </table:table-cell>
          <table:table-cell table:style-name="ce33" office:value-type="float" office:value="8556" calcext:value-type="float">
            <text:p>8,556</text:p>
          </table:table-cell>
          <table:table-cell table:style-name="ce38" table:formula="of:=SUM([.D5:.E5])" office:value-type="float" office:value="24149" calcext:value-type="float">
            <text:p>24,149</text:p>
          </table:table-cell>
          <table:table-cell table:style-name="ce38" office:value-type="float" office:value="11912" calcext:value-type="float">
            <text:p>11,912</text:p>
          </table:table-cell>
          <table:table-cell table:style-name="ce45" office:value-type="float" office:value="12237" calcext:value-type="float">
            <text:p>12,237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東　區</text:p>
          </table:table-cell>
          <table:table-cell table:style-name="ce33" office:value-type="float" office:value="25079" calcext:value-type="float">
            <text:p>25,079</text:p>
          </table:table-cell>
          <table:table-cell table:style-name="ce38" table:formula="of:=SUM([.D6:.E6])" office:value-type="float" office:value="74004" calcext:value-type="float">
            <text:p>74,004</text:p>
          </table:table-cell>
          <table:table-cell table:style-name="ce38" office:value-type="float" office:value="37547" calcext:value-type="float">
            <text:p>37,547</text:p>
          </table:table-cell>
          <table:table-cell table:style-name="ce45" office:value-type="float" office:value="36457" calcext:value-type="float">
            <text:p>36,457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西　區</text:p>
          </table:table-cell>
          <table:table-cell table:style-name="ce33" office:value-type="float" office:value="41864" calcext:value-type="float">
            <text:p>41,864</text:p>
          </table:table-cell>
          <table:table-cell table:style-name="ce38" table:formula="of:=SUM([.D7:.E7])" office:value-type="float" office:value="117384" calcext:value-type="float">
            <text:p>117,384</text:p>
          </table:table-cell>
          <table:table-cell table:style-name="ce38" office:value-type="float" office:value="56674" calcext:value-type="float">
            <text:p>56,674</text:p>
          </table:table-cell>
          <table:table-cell table:style-name="ce45" office:value-type="float" office:value="60710" calcext:value-type="float">
            <text:p>60,710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南　區</text:p>
          </table:table-cell>
          <table:table-cell table:style-name="ce33" office:value-type="float" office:value="39814" calcext:value-type="float">
            <text:p>39,814</text:p>
          </table:table-cell>
          <table:table-cell table:style-name="ce38" table:formula="of:=SUM([.D8:.E8])" office:value-type="float" office:value="110900" calcext:value-type="float">
            <text:p>110,900</text:p>
          </table:table-cell>
          <table:table-cell table:style-name="ce38" office:value-type="float" office:value="54115" calcext:value-type="float">
            <text:p>54,115</text:p>
          </table:table-cell>
          <table:table-cell table:style-name="ce45" office:value-type="float" office:value="56785" calcext:value-type="float">
            <text:p>56,785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北　區</text:p>
          </table:table-cell>
          <table:table-cell table:style-name="ce33" office:value-type="float" office:value="53968" calcext:value-type="float">
            <text:p>53,968</text:p>
          </table:table-cell>
          <table:table-cell table:style-name="ce38" table:formula="of:=SUM([.D9:.E9])" office:value-type="float" office:value="147955" calcext:value-type="float">
            <text:p>147,955</text:p>
          </table:table-cell>
          <table:table-cell table:style-name="ce38" office:value-type="float" office:value="72072" calcext:value-type="float">
            <text:p>72,072</text:p>
          </table:table-cell>
          <table:table-cell table:style-name="ce45" office:value-type="float" office:value="75883" calcext:value-type="float">
            <text:p>75,883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西屯區</text:p>
          </table:table-cell>
          <table:table-cell table:style-name="ce33" office:value-type="float" office:value="68566" calcext:value-type="float">
            <text:p>68,566</text:p>
          </table:table-cell>
          <table:table-cell table:style-name="ce38" table:formula="of:=SUM([.D10:.E10])" office:value-type="float" office:value="200386" calcext:value-type="float">
            <text:p>200,386</text:p>
          </table:table-cell>
          <table:table-cell table:style-name="ce38" office:value-type="float" office:value="97811" calcext:value-type="float">
            <text:p>97,811</text:p>
          </table:table-cell>
          <table:table-cell table:style-name="ce45" office:value-type="float" office:value="102575" calcext:value-type="float">
            <text:p>102,575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南屯區</text:p>
          </table:table-cell>
          <table:table-cell table:style-name="ce33" office:value-type="float" office:value="49561" calcext:value-type="float">
            <text:p>49,561</text:p>
          </table:table-cell>
          <table:table-cell table:style-name="ce38" table:formula="of:=SUM([.D11:.E11])" office:value-type="float" office:value="147283" calcext:value-type="float">
            <text:p>147,283</text:p>
          </table:table-cell>
          <table:table-cell table:style-name="ce38" office:value-type="float" office:value="71253" calcext:value-type="float">
            <text:p>71,253</text:p>
          </table:table-cell>
          <table:table-cell table:style-name="ce45" office:value-type="float" office:value="76030" calcext:value-type="float">
            <text:p>76,030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北屯區</text:p>
          </table:table-cell>
          <table:table-cell table:style-name="ce47" office:value-type="float" office:value="79152" calcext:value-type="float">
            <text:p>79,152</text:p>
          </table:table-cell>
          <table:table-cell table:style-name="ce39" table:formula="of:=SUM([.D12:.E12])" office:value-type="float" office:value="240876" calcext:value-type="float">
            <text:p>240,876</text:p>
          </table:table-cell>
          <table:table-cell table:style-name="ce39" office:value-type="float" office:value="117442" calcext:value-type="float">
            <text:p>117,442</text:p>
          </table:table-cell>
          <table:table-cell table:style-name="ce52" office:value-type="float" office:value="123434" calcext:value-type="float">
            <text:p>123,434</text:p>
          </table:table-cell>
          <table:table-cell table:number-columns-repeated="1019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嘉義市" table:style-name="ta21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7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嘉義市</text:p>
          </table:table-cell>
          <table:table-cell table:style-name="ce33" table:formula="of:=SUM([.B5:.B6])" office:value-type="float" office:value="92386" calcext:value-type="float">
            <text:p>92,386</text:p>
          </table:table-cell>
          <table:table-cell table:style-name="ce44" table:formula="of:=SUM([.C5:.C6])" office:value-type="float" office:value="273967" calcext:value-type="float">
            <text:p>273,967</text:p>
          </table:table-cell>
          <table:table-cell table:style-name="ce38" table:formula="of:=SUM([.D5:.D6])" office:value-type="float" office:value="135381" calcext:value-type="float">
            <text:p>135,381</text:p>
          </table:table-cell>
          <table:table-cell table:style-name="ce45" table:formula="of:=SUM([.E5:.E6])" office:value-type="float" office:value="138586" calcext:value-type="float">
            <text:p>138,58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 <text:s text:c="3"/>區</text:p>
          </table:table-cell>
          <table:table-cell table:style-name="ce33" office:value-type="float" office:value="43900" calcext:value-type="float">
            <text:p>43,900</text:p>
          </table:table-cell>
          <table:table-cell table:style-name="ce38" table:formula="of:=SUM([.D5:.E5])" office:value-type="float" office:value="128743" calcext:value-type="float">
            <text:p>128,743</text:p>
          </table:table-cell>
          <table:table-cell table:style-name="ce38" office:value-type="float" office:value="63070" calcext:value-type="float">
            <text:p>63,070</text:p>
          </table:table-cell>
          <table:table-cell table:style-name="ce37" office:value-type="float" office:value="65673" calcext:value-type="float">
            <text:p>65,673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西 <text:s text:c="3"/>區</text:p>
          </table:table-cell>
          <table:table-cell table:style-name="ce47" office:value-type="float" office:value="48486" calcext:value-type="float">
            <text:p>48,486</text:p>
          </table:table-cell>
          <table:table-cell table:style-name="ce39" table:formula="of:=SUM([.D6:.E6])" office:value-type="float" office:value="145224" calcext:value-type="float">
            <text:p>145,224</text:p>
          </table:table-cell>
          <table:table-cell table:style-name="ce39" office:value-type="float" office:value="72311" calcext:value-type="float">
            <text:p>72,311</text:p>
          </table:table-cell>
          <table:table-cell table:style-name="ce52" office:value-type="float" office:value="72913" calcext:value-type="float">
            <text:p>72,913</text:p>
          </table:table-cell>
          <table:table-cell table:number-columns-repeated="1019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南市" table:style-name="ta22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7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南市</text:p>
          </table:table-cell>
          <table:table-cell table:style-name="ce33" table:formula="of:=SUM([.B5:.B10])" office:value-type="float" office:value="259948" calcext:value-type="float">
            <text:p>259,948</text:p>
          </table:table-cell>
          <table:table-cell table:style-name="ce44" table:formula="of:=SUM([.C5:.C10])" office:value-type="float" office:value="767466" calcext:value-type="float">
            <text:p>767,466</text:p>
          </table:table-cell>
          <table:table-cell table:style-name="ce38" table:formula="of:=SUM([.D5:.D10])" office:value-type="float" office:value="381257" calcext:value-type="float">
            <text:p>381,257</text:p>
          </table:table-cell>
          <table:table-cell table:style-name="ce45" table:formula="of:=SUM([.E5:.E10])" office:value-type="float" office:value="386209" calcext:value-type="float">
            <text:p>386,20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 <text:s text:c="3"/>區</text:p>
          </table:table-cell>
          <table:table-cell table:style-name="ce33" office:value-type="float" office:value="68953" calcext:value-type="float">
            <text:p>68,953</text:p>
          </table:table-cell>
          <table:table-cell table:style-name="ce38" table:formula="of:=SUM([.D5:.E5])" office:value-type="float" office:value="194376" calcext:value-type="float">
            <text:p>194,376</text:p>
          </table:table-cell>
          <table:table-cell table:style-name="ce38" office:value-type="float" office:value="94563" calcext:value-type="float">
            <text:p>94,563</text:p>
          </table:table-cell>
          <table:table-cell table:style-name="ce37" office:value-type="float" office:value="99813" calcext:value-type="float">
            <text:p>99,81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南 <text:s text:c="3"/>區</text:p>
          </table:table-cell>
          <table:table-cell table:style-name="ce33" office:value-type="float" office:value="42066" calcext:value-type="float">
            <text:p>42,066</text:p>
          </table:table-cell>
          <table:table-cell table:style-name="ce38" table:formula="of:=SUM([.D6:.E6])" office:value-type="float" office:value="127487" calcext:value-type="float">
            <text:p>127,487</text:p>
          </table:table-cell>
          <table:table-cell table:style-name="ce38" office:value-type="float" office:value="64201" calcext:value-type="float">
            <text:p>64,201</text:p>
          </table:table-cell>
          <table:table-cell table:style-name="ce37" office:value-type="float" office:value="63286" calcext:value-type="float">
            <text:p>63,28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 <text:s text:c="3"/>區</text:p>
          </table:table-cell>
          <table:table-cell table:style-name="ce33" office:value-type="float" office:value="45869" calcext:value-type="float">
            <text:p>45,869</text:p>
          </table:table-cell>
          <table:table-cell table:style-name="ce38" table:formula="of:=SUM([.D7:.E7])" office:value-type="float" office:value="129310" calcext:value-type="float">
            <text:p>129,310</text:p>
          </table:table-cell>
          <table:table-cell table:style-name="ce38" office:value-type="float" office:value="64182" calcext:value-type="float">
            <text:p>64,182</text:p>
          </table:table-cell>
          <table:table-cell table:style-name="ce37" office:value-type="float" office:value="65128" calcext:value-type="float">
            <text:p>65,12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安南區</text:p>
          </table:table-cell>
          <table:table-cell table:style-name="ce33" office:value-type="float" office:value="51718" calcext:value-type="float">
            <text:p>51,718</text:p>
          </table:table-cell>
          <table:table-cell table:style-name="ce38" table:formula="of:=SUM([.D8:.E8])" office:value-type="float" office:value="175216" calcext:value-type="float">
            <text:p>175,216</text:p>
          </table:table-cell>
          <table:table-cell table:style-name="ce38" office:value-type="float" office:value="89488" calcext:value-type="float">
            <text:p>89,488</text:p>
          </table:table-cell>
          <table:table-cell table:style-name="ce37" office:value-type="float" office:value="85728" calcext:value-type="float">
            <text:p>85,728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安平區</text:p>
          </table:table-cell>
          <table:table-cell table:style-name="ce33" office:value-type="float" office:value="21639" calcext:value-type="float">
            <text:p>21,639</text:p>
          </table:table-cell>
          <table:table-cell table:style-name="ce38" table:formula="of:=SUM([.D9:.E9])" office:value-type="float" office:value="60087" calcext:value-type="float">
            <text:p>60,087</text:p>
          </table:table-cell>
          <table:table-cell table:style-name="ce38" office:value-type="float" office:value="28853" calcext:value-type="float">
            <text:p>28,853</text:p>
          </table:table-cell>
          <table:table-cell table:style-name="ce37" office:value-type="float" office:value="31234" calcext:value-type="float">
            <text:p>31,234</text:p>
          </table:table-cell>
          <table:table-cell table:number-columns-repeated="1019"/>
        </table:table-row>
        <table:table-row table:style-name="ro2">
          <table:table-cell table:style-name="ce82" office:value-type="string" calcext:value-type="string">
            <text:p>中西區</text:p>
          </table:table-cell>
          <table:table-cell table:style-name="ce47" office:value-type="float" office:value="29703" calcext:value-type="float">
            <text:p>29,703</text:p>
          </table:table-cell>
          <table:table-cell table:style-name="ce39" table:formula="of:=SUM([.D10:.E10])" office:value-type="float" office:value="80990" calcext:value-type="float">
            <text:p>80,990</text:p>
          </table:table-cell>
          <table:table-cell table:style-name="ce39" office:value-type="float" office:value="39970" calcext:value-type="float">
            <text:p>39,970</text:p>
          </table:table-cell>
          <table:table-cell table:style-name="ce52" office:value-type="float" office:value="41020" calcext:value-type="float">
            <text:p>41,020</text:p>
          </table:table-cell>
          <table:table-cell table:number-columns-repeated="1019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北市" table:style-name="ta23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7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北市</text:p>
          </table:table-cell>
          <table:table-cell table:style-name="ce33" table:formula="of:=SUM([.B5:.B16])" office:value-type="float" office:value="953188" calcext:value-type="float">
            <text:p>953,188</text:p>
          </table:table-cell>
          <table:table-cell table:style-name="ce44" table:formula="of:=SUM([.C5:.C16])" office:value-type="float" office:value="2628699" calcext:value-type="float">
            <text:p>2,628,699</text:p>
          </table:table-cell>
          <table:table-cell table:style-name="ce44" table:formula="of:=SUM([.D5:.D16])" office:value-type="float" office:value="1275162" calcext:value-type="float">
            <text:p>1,275,162</text:p>
          </table:table-cell>
          <table:table-cell table:style-name="ce44" table:formula="of:=SUM([.E5:.E16])" office:value-type="float" office:value="1353537" calcext:value-type="float">
            <text:p>1,353,53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松山區</text:p>
          </table:table-cell>
          <table:table-cell table:style-name="ce33" office:value-type="float" office:value="76636" calcext:value-type="float">
            <text:p>76,636</text:p>
          </table:table-cell>
          <table:table-cell table:style-name="ce38" table:formula="of:=SUM([.D5:.E5])" office:value-type="float" office:value="211304" calcext:value-type="float">
            <text:p>211,304</text:p>
          </table:table-cell>
          <table:table-cell table:style-name="ce38" office:value-type="float" office:value="100362" calcext:value-type="float">
            <text:p>100,362</text:p>
          </table:table-cell>
          <table:table-cell table:style-name="ce37" office:value-type="float" office:value="110942" calcext:value-type="float">
            <text:p>110,94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信義區</text:p>
          </table:table-cell>
          <table:table-cell table:style-name="ce33" office:value-type="float" office:value="84729" calcext:value-type="float">
            <text:p>84,729</text:p>
          </table:table-cell>
          <table:table-cell table:style-name="ce38" table:formula="of:=SUM([.D6:.E6])" office:value-type="float" office:value="228405" calcext:value-type="float">
            <text:p>228,405</text:p>
          </table:table-cell>
          <table:table-cell table:style-name="ce38" office:value-type="float" office:value="110879" calcext:value-type="float">
            <text:p>110,879</text:p>
          </table:table-cell>
          <table:table-cell table:style-name="ce37" office:value-type="float" office:value="117526" calcext:value-type="float">
            <text:p>117,52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安區</text:p>
          </table:table-cell>
          <table:table-cell table:style-name="ce33" office:value-type="float" office:value="114772" calcext:value-type="float">
            <text:p>114,772</text:p>
          </table:table-cell>
          <table:table-cell table:style-name="ce38" table:formula="of:=SUM([.D7:.E7])" office:value-type="float" office:value="315226" calcext:value-type="float">
            <text:p>315,226</text:p>
          </table:table-cell>
          <table:table-cell table:style-name="ce38" office:value-type="float" office:value="149270" calcext:value-type="float">
            <text:p>149,270</text:p>
          </table:table-cell>
          <table:table-cell table:style-name="ce37" office:value-type="float" office:value="165956" calcext:value-type="float">
            <text:p>165,95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中山區</text:p>
          </table:table-cell>
          <table:table-cell table:style-name="ce33" office:value-type="float" office:value="87958" calcext:value-type="float">
            <text:p>87,958</text:p>
          </table:table-cell>
          <table:table-cell table:style-name="ce38" table:formula="of:=SUM([.D8:.E8])" office:value-type="float" office:value="218565" calcext:value-type="float">
            <text:p>218,565</text:p>
          </table:table-cell>
          <table:table-cell table:style-name="ce38" office:value-type="float" office:value="103615" calcext:value-type="float">
            <text:p>103,615</text:p>
          </table:table-cell>
          <table:table-cell table:style-name="ce37" office:value-type="float" office:value="114950" calcext:value-type="float">
            <text:p>114,95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中正區</text:p>
          </table:table-cell>
          <table:table-cell table:style-name="ce33" office:value-type="float" office:value="60421" calcext:value-type="float">
            <text:p>60,421</text:p>
          </table:table-cell>
          <table:table-cell table:style-name="ce38" table:formula="of:=SUM([.D9:.E9])" office:value-type="float" office:value="159931" calcext:value-type="float">
            <text:p>159,931</text:p>
          </table:table-cell>
          <table:table-cell table:style-name="ce38" office:value-type="float" office:value="77508" calcext:value-type="float">
            <text:p>77,508</text:p>
          </table:table-cell>
          <table:table-cell table:style-name="ce37" office:value-type="float" office:value="82423" calcext:value-type="float">
            <text:p>82,42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同區</text:p>
          </table:table-cell>
          <table:table-cell table:style-name="ce33" office:value-type="float" office:value="45858" calcext:value-type="float">
            <text:p>45,858</text:p>
          </table:table-cell>
          <table:table-cell table:style-name="ce38" table:formula="of:=SUM([.D10:.E10])" office:value-type="float" office:value="125781" calcext:value-type="float">
            <text:p>125,781</text:p>
          </table:table-cell>
          <table:table-cell table:style-name="ce38" office:value-type="float" office:value="62317" calcext:value-type="float">
            <text:p>62,317</text:p>
          </table:table-cell>
          <table:table-cell table:style-name="ce37" office:value-type="float" office:value="63464" calcext:value-type="float">
            <text:p>63,46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萬華區</text:p>
          </table:table-cell>
          <table:table-cell table:style-name="ce33" office:value-type="float" office:value="72562" calcext:value-type="float">
            <text:p>72,562</text:p>
          </table:table-cell>
          <table:table-cell table:style-name="ce38" table:formula="of:=SUM([.D11:.E11])" office:value-type="float" office:value="191129" calcext:value-type="float">
            <text:p>191,129</text:p>
          </table:table-cell>
          <table:table-cell table:style-name="ce38" office:value-type="float" office:value="96256" calcext:value-type="float">
            <text:p>96,256</text:p>
          </table:table-cell>
          <table:table-cell table:style-name="ce37" office:value-type="float" office:value="94873" calcext:value-type="float">
            <text:p>94,87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文山區</text:p>
          </table:table-cell>
          <table:table-cell table:style-name="ce33" office:value-type="float" office:value="94016" calcext:value-type="float">
            <text:p>94,016</text:p>
          </table:table-cell>
          <table:table-cell table:style-name="ce38" table:formula="of:=SUM([.D12:.E12])" office:value-type="float" office:value="261842" calcext:value-type="float">
            <text:p>261,842</text:p>
          </table:table-cell>
          <table:table-cell table:style-name="ce38" office:value-type="float" office:value="127640" calcext:value-type="float">
            <text:p>127,640</text:p>
          </table:table-cell>
          <table:table-cell table:style-name="ce37" office:value-type="float" office:value="134202" calcext:value-type="float">
            <text:p>134,20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南港區</text:p>
          </table:table-cell>
          <table:table-cell table:style-name="ce33" office:value-type="float" office:value="39834" calcext:value-type="float">
            <text:p>39,834</text:p>
          </table:table-cell>
          <table:table-cell table:style-name="ce38" table:formula="of:=SUM([.D13:.E13])" office:value-type="float" office:value="113580" calcext:value-type="float">
            <text:p>113,580</text:p>
          </table:table-cell>
          <table:table-cell table:style-name="ce38" office:value-type="float" office:value="56392" calcext:value-type="float">
            <text:p>56,392</text:p>
          </table:table-cell>
          <table:table-cell table:style-name="ce37" office:value-type="float" office:value="57188" calcext:value-type="float">
            <text:p>57,18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內湖區</text:p>
          </table:table-cell>
          <table:table-cell table:style-name="ce33" office:value-type="float" office:value="91864" calcext:value-type="float">
            <text:p>91,864</text:p>
          </table:table-cell>
          <table:table-cell table:style-name="ce38" table:formula="of:=SUM([.D14:.E14])" office:value-type="float" office:value="266212" calcext:value-type="float">
            <text:p>266,212</text:p>
          </table:table-cell>
          <table:table-cell table:style-name="ce38" office:value-type="float" office:value="129018" calcext:value-type="float">
            <text:p>129,018</text:p>
          </table:table-cell>
          <table:table-cell table:style-name="ce37" office:value-type="float" office:value="137194" calcext:value-type="float">
            <text:p>137,19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士林區</text:p>
          </table:table-cell>
          <table:table-cell table:style-name="ce33" office:value-type="float" office:value="97802" calcext:value-type="float">
            <text:p>97,802</text:p>
          </table:table-cell>
          <table:table-cell table:style-name="ce38" table:formula="of:=SUM([.D15:.E15])" office:value-type="float" office:value="286742" calcext:value-type="float">
            <text:p>286,742</text:p>
          </table:table-cell>
          <table:table-cell table:style-name="ce38" office:value-type="float" office:value="139988" calcext:value-type="float">
            <text:p>139,988</text:p>
          </table:table-cell>
          <table:table-cell table:style-name="ce37" office:value-type="float" office:value="146754" calcext:value-type="float">
            <text:p>146,754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北投區</text:p>
          </table:table-cell>
          <table:table-cell table:style-name="ce47" office:value-type="float" office:value="86736" calcext:value-type="float">
            <text:p>86,736</text:p>
          </table:table-cell>
          <table:table-cell table:style-name="ce39" table:formula="of:=SUM([.D16:.E16])" office:value-type="float" office:value="249982" calcext:value-type="float">
            <text:p>249,982</text:p>
          </table:table-cell>
          <table:table-cell table:style-name="ce39" office:value-type="float" office:value="121917" calcext:value-type="float">
            <text:p>121,917</text:p>
          </table:table-cell>
          <table:table-cell table:style-name="ce52" office:value-type="float" office:value="128065" calcext:value-type="float">
            <text:p>128,065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高雄市" table:style-name="ta24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7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高雄市</text:p>
          </table:table-cell>
          <table:table-cell table:style-name="ce33" table:formula="of:=SUM([.B5:.B15])" office:value-type="float" office:value="567128" calcext:value-type="float">
            <text:p>567,128</text:p>
          </table:table-cell>
          <table:table-cell table:style-name="ce44" table:formula="of:=SUM([.C5:.C15])" office:value-type="float" office:value="1523649" calcext:value-type="float">
            <text:p>1,523,649</text:p>
          </table:table-cell>
          <table:table-cell table:style-name="ce38" table:formula="of:=SUM([.D5:.D15])" office:value-type="float" office:value="757127" calcext:value-type="float">
            <text:p>757,127</text:p>
          </table:table-cell>
          <table:table-cell table:style-name="ce45" table:formula="of:=SUM([.E5:.E15])" office:value-type="float" office:value="766522" calcext:value-type="float">
            <text:p>766,52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鹽埕區</text:p>
          </table:table-cell>
          <table:table-cell table:style-name="ce33" office:value-type="float" office:value="11254" calcext:value-type="float">
            <text:p>11,254</text:p>
          </table:table-cell>
          <table:table-cell table:style-name="ce38" table:formula="of:=SUM([.D5:.E5])" office:value-type="float" office:value="28427" calcext:value-type="float">
            <text:p>28,427</text:p>
          </table:table-cell>
          <table:table-cell table:style-name="ce38" office:value-type="float" office:value="14414" calcext:value-type="float">
            <text:p>14,414</text:p>
          </table:table-cell>
          <table:table-cell table:style-name="ce37" office:value-type="float" office:value="14013" calcext:value-type="float">
            <text:p>14,01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鼓山區</text:p>
          </table:table-cell>
          <table:table-cell table:style-name="ce33" office:value-type="float" office:value="47713" calcext:value-type="float">
            <text:p>47,713</text:p>
          </table:table-cell>
          <table:table-cell table:style-name="ce38" table:formula="of:=SUM([.D6:.E6])" office:value-type="float" office:value="124027" calcext:value-type="float">
            <text:p>124,027</text:p>
          </table:table-cell>
          <table:table-cell table:style-name="ce38" office:value-type="float" office:value="61463" calcext:value-type="float">
            <text:p>61,463</text:p>
          </table:table-cell>
          <table:table-cell table:style-name="ce37" office:value-type="float" office:value="62564" calcext:value-type="float">
            <text:p>62,56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左營區</text:p>
          </table:table-cell>
          <table:table-cell table:style-name="ce33" office:value-type="float" office:value="70797" calcext:value-type="float">
            <text:p>70,797</text:p>
          </table:table-cell>
          <table:table-cell table:style-name="ce38" table:formula="of:=SUM([.D7:.E7])" office:value-type="float" office:value="187387" calcext:value-type="float">
            <text:p>187,387</text:p>
          </table:table-cell>
          <table:table-cell table:style-name="ce38" office:value-type="float" office:value="93050" calcext:value-type="float">
            <text:p>93,050</text:p>
          </table:table-cell>
          <table:table-cell table:style-name="ce37" office:value-type="float" office:value="94337" calcext:value-type="float">
            <text:p>94,33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楠梓區</text:p>
          </table:table-cell>
          <table:table-cell table:style-name="ce33" office:value-type="float" office:value="59364" calcext:value-type="float">
            <text:p>59,364</text:p>
          </table:table-cell>
          <table:table-cell table:style-name="ce38" table:formula="of:=SUM([.D8:.E8])" office:value-type="float" office:value="169868" calcext:value-type="float">
            <text:p>169,868</text:p>
          </table:table-cell>
          <table:table-cell table:style-name="ce38" office:value-type="float" office:value="84782" calcext:value-type="float">
            <text:p>84,782</text:p>
          </table:table-cell>
          <table:table-cell table:style-name="ce37" office:value-type="float" office:value="85086" calcext:value-type="float">
            <text:p>85,08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民區</text:p>
          </table:table-cell>
          <table:table-cell table:style-name="ce33" office:value-type="float" office:value="127900" calcext:value-type="float">
            <text:p>127,900</text:p>
          </table:table-cell>
          <table:table-cell table:style-name="ce38" table:formula="of:=SUM([.D9:.E9])" office:value-type="float" office:value="356628" calcext:value-type="float">
            <text:p>356,628</text:p>
          </table:table-cell>
          <table:table-cell table:style-name="ce38" office:value-type="float" office:value="175685" calcext:value-type="float">
            <text:p>175,685</text:p>
          </table:table-cell>
          <table:table-cell table:style-name="ce37" office:value-type="float" office:value="180943" calcext:value-type="float">
            <text:p>180,94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興區</text:p>
          </table:table-cell>
          <table:table-cell table:style-name="ce33" office:value-type="float" office:value="22811" calcext:value-type="float">
            <text:p>22,811</text:p>
          </table:table-cell>
          <table:table-cell table:style-name="ce38" table:formula="of:=SUM([.D10:.E10])" office:value-type="float" office:value="57070" calcext:value-type="float">
            <text:p>57,070</text:p>
          </table:table-cell>
          <table:table-cell table:style-name="ce38" office:value-type="float" office:value="28000" calcext:value-type="float">
            <text:p>28,000</text:p>
          </table:table-cell>
          <table:table-cell table:style-name="ce37" office:value-type="float" office:value="29070" calcext:value-type="float">
            <text:p>29,07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前金區</text:p>
          </table:table-cell>
          <table:table-cell table:style-name="ce33" office:value-type="float" office:value="12409" calcext:value-type="float">
            <text:p>12,409</text:p>
          </table:table-cell>
          <table:table-cell table:style-name="ce38" table:formula="of:=SUM([.D11:.E11])" office:value-type="float" office:value="29744" calcext:value-type="float">
            <text:p>29,744</text:p>
          </table:table-cell>
          <table:table-cell table:style-name="ce38" office:value-type="float" office:value="14592" calcext:value-type="float">
            <text:p>14,592</text:p>
          </table:table-cell>
          <table:table-cell table:style-name="ce37" office:value-type="float" office:value="15152" calcext:value-type="float">
            <text:p>15,15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苓雅區</text:p>
          </table:table-cell>
          <table:table-cell table:style-name="ce33" office:value-type="float" office:value="70311" calcext:value-type="float">
            <text:p>70,311</text:p>
          </table:table-cell>
          <table:table-cell table:style-name="ce38" table:formula="of:=SUM([.D12:.E12])" office:value-type="float" office:value="187414" calcext:value-type="float">
            <text:p>187,414</text:p>
          </table:table-cell>
          <table:table-cell table:style-name="ce38" office:value-type="float" office:value="91689" calcext:value-type="float">
            <text:p>91,689</text:p>
          </table:table-cell>
          <table:table-cell table:style-name="ce37" office:value-type="float" office:value="95725" calcext:value-type="float">
            <text:p>95,72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前鎮區</text:p>
          </table:table-cell>
          <table:table-cell table:style-name="ce33" office:value-type="float" office:value="73902" calcext:value-type="float">
            <text:p>73,902</text:p>
          </table:table-cell>
          <table:table-cell table:style-name="ce38" table:formula="of:=SUM([.D13:.E13])" office:value-type="float" office:value="200635" calcext:value-type="float">
            <text:p>200,635</text:p>
          </table:table-cell>
          <table:table-cell table:style-name="ce38" office:value-type="float" office:value="100611" calcext:value-type="float">
            <text:p>100,611</text:p>
          </table:table-cell>
          <table:table-cell table:style-name="ce37" office:value-type="float" office:value="100024" calcext:value-type="float">
            <text:p>100,02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旗津區</text:p>
          </table:table-cell>
          <table:table-cell table:style-name="ce33" office:value-type="float" office:value="10650" calcext:value-type="float">
            <text:p>10,650</text:p>
          </table:table-cell>
          <table:table-cell table:style-name="ce38" table:formula="of:=SUM([.D14:.E14])" office:value-type="float" office:value="29792" calcext:value-type="float">
            <text:p>29,792</text:p>
          </table:table-cell>
          <table:table-cell table:style-name="ce38" office:value-type="float" office:value="15592" calcext:value-type="float">
            <text:p>15,592</text:p>
          </table:table-cell>
          <table:table-cell table:style-name="ce37" office:value-type="float" office:value="14200" calcext:value-type="float">
            <text:p>14,200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小港區</text:p>
          </table:table-cell>
          <table:table-cell table:style-name="ce47" office:value-type="float" office:value="60017" calcext:value-type="float">
            <text:p>60,017</text:p>
          </table:table-cell>
          <table:table-cell table:style-name="ce39" table:formula="of:=SUM([.D15:.E15])" office:value-type="float" office:value="152657" calcext:value-type="float">
            <text:p>152,657</text:p>
          </table:table-cell>
          <table:table-cell table:style-name="ce39" office:value-type="float" office:value="77249" calcext:value-type="float">
            <text:p>77,249</text:p>
          </table:table-cell>
          <table:table-cell table:style-name="ce52" office:value-type="float" office:value="75408" calcext:value-type="float">
            <text:p>75,408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金門縣" table:style-name="ta25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7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金門縣</text:p>
          </table:table-cell>
          <table:table-cell table:style-name="ce33" table:formula="of:=SUM([.B5:.B10])" office:value-type="float" office:value="29710" calcext:value-type="float">
            <text:p>29,710</text:p>
          </table:table-cell>
          <table:table-cell table:style-name="ce44" table:formula="of:=SUM([.C5:.C10])" office:value-type="float" office:value="83329" calcext:value-type="float">
            <text:p>83,329</text:p>
          </table:table-cell>
          <table:table-cell table:style-name="ce38" table:formula="of:=SUM([.D5:.D10])" office:value-type="float" office:value="44249" calcext:value-type="float">
            <text:p>44,249</text:p>
          </table:table-cell>
          <table:table-cell table:style-name="ce45" table:formula="of:=SUM([.E5:.E10])" office:value-type="float" office:value="39080" calcext:value-type="float">
            <text:p>39,08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金城鎮</text:p>
          </table:table-cell>
          <table:table-cell table:style-name="ce33" office:value-type="float" office:value="10095" calcext:value-type="float">
            <text:p>10,095</text:p>
          </table:table-cell>
          <table:table-cell table:style-name="ce38" table:formula="of:=SUM([.D5:.E5])" office:value-type="float" office:value="28580" calcext:value-type="float">
            <text:p>28,580</text:p>
          </table:table-cell>
          <table:table-cell table:style-name="ce38" office:value-type="float" office:value="15099" calcext:value-type="float">
            <text:p>15,099</text:p>
          </table:table-cell>
          <table:table-cell table:style-name="ce37" office:value-type="float" office:value="13481" calcext:value-type="float">
            <text:p>13,48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金湖鎮</text:p>
          </table:table-cell>
          <table:table-cell table:style-name="ce33" office:value-type="float" office:value="6599" calcext:value-type="float">
            <text:p>6,599</text:p>
          </table:table-cell>
          <table:table-cell table:style-name="ce38" table:formula="of:=SUM([.D6:.E6])" office:value-type="float" office:value="18526" calcext:value-type="float">
            <text:p>18,526</text:p>
          </table:table-cell>
          <table:table-cell table:style-name="ce38" office:value-type="float" office:value="9880" calcext:value-type="float">
            <text:p>9,880</text:p>
          </table:table-cell>
          <table:table-cell table:style-name="ce37" office:value-type="float" office:value="8646" calcext:value-type="float">
            <text:p>8,64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金沙鎮</text:p>
          </table:table-cell>
          <table:table-cell table:style-name="ce33" office:value-type="float" office:value="4978" calcext:value-type="float">
            <text:p>4,978</text:p>
          </table:table-cell>
          <table:table-cell table:style-name="ce38" table:formula="of:=SUM([.D7:.E7])" office:value-type="float" office:value="13303" calcext:value-type="float">
            <text:p>13,303</text:p>
          </table:table-cell>
          <table:table-cell table:style-name="ce38" office:value-type="float" office:value="6979" calcext:value-type="float">
            <text:p>6,979</text:p>
          </table:table-cell>
          <table:table-cell table:style-name="ce37" office:value-type="float" office:value="6324" calcext:value-type="float">
            <text:p>6,32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金寧鄉</text:p>
          </table:table-cell>
          <table:table-cell table:style-name="ce33" office:value-type="float" office:value="5562" calcext:value-type="float">
            <text:p>5,562</text:p>
          </table:table-cell>
          <table:table-cell table:style-name="ce38" table:formula="of:=SUM([.D8:.E8])" office:value-type="float" office:value="15200" calcext:value-type="float">
            <text:p>15,200</text:p>
          </table:table-cell>
          <table:table-cell table:style-name="ce38" office:value-type="float" office:value="8223" calcext:value-type="float">
            <text:p>8,223</text:p>
          </table:table-cell>
          <table:table-cell table:style-name="ce37" office:value-type="float" office:value="6977" calcext:value-type="float">
            <text:p>6,97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烈嶼鄉</text:p>
          </table:table-cell>
          <table:table-cell table:style-name="ce33" office:value-type="float" office:value="2341" calcext:value-type="float">
            <text:p>2,341</text:p>
          </table:table-cell>
          <table:table-cell table:style-name="ce38" table:formula="of:=SUM([.D9:.E9])" office:value-type="float" office:value="7283" calcext:value-type="float">
            <text:p>7,283</text:p>
          </table:table-cell>
          <table:table-cell table:style-name="ce38" office:value-type="float" office:value="3842" calcext:value-type="float">
            <text:p>3,842</text:p>
          </table:table-cell>
          <table:table-cell table:style-name="ce37" office:value-type="float" office:value="3441" calcext:value-type="float">
            <text:p>3,441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烏坵鄉</text:p>
          </table:table-cell>
          <table:table-cell table:style-name="ce47" office:value-type="float" office:value="135" calcext:value-type="float">
            <text:p>135</text:p>
          </table:table-cell>
          <table:table-cell table:style-name="ce39" table:formula="of:=SUM([.D10:.E10])" office:value-type="float" office:value="437" calcext:value-type="float">
            <text:p>437</text:p>
          </table:table-cell>
          <table:table-cell table:style-name="ce39" office:value-type="float" office:value="226" calcext:value-type="float">
            <text:p>226</text:p>
          </table:table-cell>
          <table:table-cell table:style-name="ce52" office:value-type="float" office:value="211" calcext:value-type="float">
            <text:p>21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7"/>
          <table:table-cell table:number-columns-repeated="1020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連江縣" table:style-name="ta26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7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連江縣</text:p>
          </table:table-cell>
          <table:table-cell table:style-name="ce33" table:formula="of:=SUM([.B5:.B8])" office:value-type="float" office:value="1935" calcext:value-type="float">
            <text:p>1,935</text:p>
          </table:table-cell>
          <table:table-cell table:style-name="ce44" table:formula="of:=SUM([.C5:.C8])" office:value-type="float" office:value="9884" calcext:value-type="float">
            <text:p>9,884</text:p>
          </table:table-cell>
          <table:table-cell table:style-name="ce38" table:formula="of:=SUM([.D5:.D8])" office:value-type="float" office:value="5771" calcext:value-type="float">
            <text:p>5,771</text:p>
          </table:table-cell>
          <table:table-cell table:style-name="ce45" table:formula="of:=SUM([.E5:.E8])" office:value-type="float" office:value="4113" calcext:value-type="float">
            <text:p>4,11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南竿鄉</text:p>
          </table:table-cell>
          <table:table-cell table:style-name="ce33" office:value-type="float" office:value="1078" calcext:value-type="float">
            <text:p>1,078</text:p>
          </table:table-cell>
          <table:table-cell table:style-name="ce38" table:formula="of:=SUM([.D5:.E5])" office:value-type="float" office:value="5883" calcext:value-type="float">
            <text:p>5,883</text:p>
          </table:table-cell>
          <table:table-cell table:style-name="ce38" office:value-type="float" office:value="3415" calcext:value-type="float">
            <text:p>3,415</text:p>
          </table:table-cell>
          <table:table-cell table:style-name="ce37" office:value-type="float" office:value="2468" calcext:value-type="float">
            <text:p>2,46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竿鄉</text:p>
          </table:table-cell>
          <table:table-cell table:style-name="ce33" office:value-type="float" office:value="375" calcext:value-type="float">
            <text:p>375</text:p>
          </table:table-cell>
          <table:table-cell table:style-name="ce38" table:formula="of:=SUM([.D6:.E6])" office:value-type="float" office:value="1804" calcext:value-type="float">
            <text:p>1,804</text:p>
          </table:table-cell>
          <table:table-cell table:style-name="ce38" office:value-type="float" office:value="1054" calcext:value-type="float">
            <text:p>1,054</text:p>
          </table:table-cell>
          <table:table-cell table:style-name="ce37" office:value-type="float" office:value="750" calcext:value-type="float">
            <text:p>75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莒光鄉</text:p>
          </table:table-cell>
          <table:table-cell table:style-name="ce33" office:value-type="float" office:value="232" calcext:value-type="float">
            <text:p>232</text:p>
          </table:table-cell>
          <table:table-cell table:style-name="ce38" table:formula="of:=SUM([.D7:.E7])" office:value-type="float" office:value="1184" calcext:value-type="float">
            <text:p>1,184</text:p>
          </table:table-cell>
          <table:table-cell table:style-name="ce38" office:value-type="float" office:value="696" calcext:value-type="float">
            <text:p>696</text:p>
          </table:table-cell>
          <table:table-cell table:style-name="ce37" office:value-type="float" office:value="488" calcext:value-type="float">
            <text:p>488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東引鄉</text:p>
          </table:table-cell>
          <table:table-cell table:style-name="ce47" office:value-type="float" office:value="250" calcext:value-type="float">
            <text:p>250</text:p>
          </table:table-cell>
          <table:table-cell table:style-name="ce39" table:formula="of:=SUM([.D8:.E8])" office:value-type="float" office:value="1013" calcext:value-type="float">
            <text:p>1,013</text:p>
          </table:table-cell>
          <table:table-cell table:style-name="ce39" office:value-type="float" office:value="606" calcext:value-type="float">
            <text:p>606</text:p>
          </table:table-cell>
          <table:table-cell table:style-name="ce52" office:value-type="float" office:value="407" calcext:value-type="float">
            <text:p>407</text:p>
          </table:table-cell>
          <table:table-cell table:number-columns-repeated="1019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縣" style:display-name="PageStyle_臺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縣" style:display-name="PageStyle_桃園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縣" style:display-name="PageStyle_臺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縣" style:display-name="PageStyle_臺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縣" style:display-name="PageStyle_高雄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1998-03-06T12:37:15</meta:creation-date>
    <dc:creator>MOI</dc:creator>
    <dc:date>2008-08-06T14:57:42</dc:date>
    <meta:print-date>2007-12-17T15:55:24</meta:print-date>
    <meta:document-statistic meta:table-count="26" meta:cell-count="2293" meta:object-count="0"/>
    <meta:generator>LibreOffice/5.0.5.2$Windows_x86 LibreOffice_project/55b006a02d247b5f7215fc6ea0fde844b30035b3</meta:generator>
  </office:meta>
</office:document-meta>
</file>